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5.79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shapes>
          <draw:frame draw:z-index="0" draw:style-name="gr1" draw:text-style-name="P1" svg:width="400.34mm" svg:height="160.16mm" svg:x="4.68mm" svg:y="5.58mm">
            <draw:object draw:notify-on-update-of-ranges="'816s+Broadream S9HW (39mm)'.C5:'816s+Broadream S9HW (39mm)'.C20 '816s+Broadream S9HW (39mm)'.F5:'816s+Broadream S9HW (39mm)'.F20 '816s+DJI Tello (78mm)'.C5:'816s+DJI Tello (78mm)'.C20 '816s+DJI Tello (78mm)'.F5:'816s+DJI Tello (78mm)'.F20 '8520+Broadream S9HW (39mm)'.C5:'8520+Broadream S9HW (39mm)'.C20 '8520+Broadream S9HW (39mm)'.F5:'8520+Broadream S9HW (39mm)'.F20 '8520+Syma X21 (46mm)'.C5:'8520+Syma X21 (46mm)'.C20 '8520+Syma X21 (46mm)'.F5:'8520+Syma X21 (46mm)'.F20 '8520+DJI Tello (78mm)'.C5:'8520+DJI Tello (78mm)'.C20 '8520+DJI Tello (78mm)'.F5:'8520+DJI Tello (78mm)'.F20 '8520+Thri-blade 40mm'.C5:'8520+Thri-blade 40mm'.C20 '8520+Thri-blade 40mm'.F5:'8520+Thri-blade 40mm'.F20 '816c+DJI Tello (78mm)'.C5:'816c+DJI Tello (78mm)'.C20 '816c+DJI Tello (78mm)'.F5:'816c+DJI Tello (78mm)'.F20 '8520+S4096'.C5:'8520+S4096'.C20 '8520+S4096'.F5:'8520+S4096'.F20 '8520+Twice_Lift'.C5:'8520+Twice_Lift'.C20 '8520+Twice_Lift'.F5:'8520+Twice_Lift'.F20 '8520+TripleLift'.C5:'8520+TripleLift'.C20 '8520+TripleLift'.F5:'8520+TripleLift'.F20 '8520+Tri-blade 74mm (HCNLF 1.325)'.C5:'8520+Tri-blade 74mm (HCNLF 1.325)'.C20 '8520+Tri-blade 74mm (HCNLF 1.325)'.F5:'8520+Tri-blade 74mm (HCNLF 1.325)'.F2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816s+Broadream S9HW (39mm)" table:style-name="ta1">
        <table:shapes>
          <draw:frame draw:z-index="0" draw:style-name="gr1" draw:text-style-name="P1" svg:width="270.39mm" svg:height="152.19mm" svg:x="135.74mm" svg:y="4.52mm">
            <draw:object draw:notify-on-update-of-ranges="'816s+Broadream S9HW (39mm)'.E5:'816s+Broadream S9HW (39mm)'.E20 '816s+Broadream S9HW (39mm)'.B4:'816s+Broadream S9HW (39mm)'.B27 '8520+TripleLift'.A1:'8520+TripleLift'.A1 '816s+Broadream S9HW (39mm)'.D4:'816s+Broadream S9HW (39mm)'.D27 '816s+Broadream S9HW (39mm)'.B5:'816s+Broadream S9HW (39mm)'.B25 '8520+TripleLift'.A1:'8520+TripleLift'.A1 '816s+Broadream S9HW (39mm)'.F5:'816s+Broadream S9HW (39mm)'.F25 '816s+Broadream S9HW (39mm)'.B5:'816s+Broadream S9HW (39mm)'.B20 '8520+TripleLift'.A1:'8520+TripleLift'.A1 '816s+Broadream S9HW (39mm)'.E5:'816s+Broadream S9HW (39mm)'.E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16s+Broadream S9HW (39mm)'.B4:'816s+Broadream S9HW (39mm)'.B27 '816s+Broadream S9HW (39mm)'.G5:'816s+Broadream S9HW (39mm)'.G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196" calcext:value-type="float">
            <text:p>196</text:p>
          </table:table-cell>
          <table:table-cell office:value-type="float" office:value="1240" calcext:value-type="float">
            <text:p>1240</text:p>
          </table:table-cell>
          <table:table-cell table:formula="of:=ROUND(([.E5]*[.D5])/1000;0)" office:value-type="float" office:value="243" calcext:value-type="float">
            <text:p>243</text:p>
          </table:table-cell>
          <table:table-cell table:formula="of:=ROUND([.E5]/[.D5];2)" office:value-type="float" office:value="6.33" calcext:value-type="float">
            <text:p>6,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260" calcext:value-type="float">
            <text:p>260</text:p>
          </table:table-cell>
          <table:table-cell office:value-type="float" office:value="1540" calcext:value-type="float">
            <text:p>1540</text:p>
          </table:table-cell>
          <table:table-cell table:formula="of:=ROUND(([.E6]*[.D6])/1000;0)" office:value-type="float" office:value="400" calcext:value-type="float">
            <text:p>400</text:p>
          </table:table-cell>
          <table:table-cell table:formula="of:=ROUND([.E6]/[.D6];2)" office:value-type="float" office:value="5.92" calcext:value-type="float">
            <text:p>5,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348" calcext:value-type="float">
            <text:p>348</text:p>
          </table:table-cell>
          <table:table-cell office:value-type="float" office:value="1840" calcext:value-type="float">
            <text:p>1840</text:p>
          </table:table-cell>
          <table:table-cell table:formula="of:=ROUND(([.E7]*[.D7])/1000;0)" office:value-type="float" office:value="640" calcext:value-type="float">
            <text:p>640</text:p>
          </table:table-cell>
          <table:table-cell table:formula="of:=ROUND([.E7]/[.D7];2)" office:value-type="float" office:value="5.29" calcext:value-type="float">
            <text:p>5,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411" calcext:value-type="float">
            <text:p>411</text:p>
          </table:table-cell>
          <table:table-cell office:value-type="float" office:value="2060" calcext:value-type="float">
            <text:p>2060</text:p>
          </table:table-cell>
          <table:table-cell table:formula="of:=ROUND(([.E8]*[.D8])/1000;0)" office:value-type="float" office:value="847" calcext:value-type="float">
            <text:p>847</text:p>
          </table:table-cell>
          <table:table-cell table:formula="of:=ROUND([.E8]/[.D8];2)" office:value-type="float" office:value="5.01" calcext:value-type="float">
            <text:p>5,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496" calcext:value-type="float">
            <text:p>496</text:p>
          </table:table-cell>
          <table:table-cell office:value-type="float" office:value="2300" calcext:value-type="float">
            <text:p>2300</text:p>
          </table:table-cell>
          <table:table-cell table:formula="of:=ROUND(([.E9]*[.D9])/1000;0)" office:value-type="float" office:value="1141" calcext:value-type="float">
            <text:p>1141</text:p>
          </table:table-cell>
          <table:table-cell table:formula="of:=ROUND([.E9]/[.D9];2)" office:value-type="float" office:value="4.64" calcext:value-type="float">
            <text:p>4,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552" calcext:value-type="float">
            <text:p>552</text:p>
          </table:table-cell>
          <table:table-cell office:value-type="float" office:value="2500" calcext:value-type="float">
            <text:p>2500</text:p>
          </table:table-cell>
          <table:table-cell table:formula="of:=ROUND(([.E10]*[.D10])/1000;0)" office:value-type="float" office:value="1380" calcext:value-type="float">
            <text:p>1380</text:p>
          </table:table-cell>
          <table:table-cell table:formula="of:=ROUND([.E10]/[.D10];2)" office:value-type="float" office:value="4.53" calcext:value-type="float">
            <text:p>4,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624" calcext:value-type="float">
            <text:p>624</text:p>
          </table:table-cell>
          <table:table-cell office:value-type="float" office:value="2700" calcext:value-type="float">
            <text:p>2700</text:p>
          </table:table-cell>
          <table:table-cell table:formula="of:=ROUND(([.E11]*[.D11])/1000;0)" office:value-type="float" office:value="1685" calcext:value-type="float">
            <text:p>1685</text:p>
          </table:table-cell>
          <table:table-cell table:formula="of:=ROUND([.E11]/[.D11];2)" office:value-type="float" office:value="4.33" calcext:value-type="float">
            <text:p>4,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682" calcext:value-type="float">
            <text:p>682</text:p>
          </table:table-cell>
          <table:table-cell office:value-type="float" office:value="2860" calcext:value-type="float">
            <text:p>2860</text:p>
          </table:table-cell>
          <table:table-cell table:formula="of:=ROUND(([.E12]*[.D12])/1000;0)" office:value-type="float" office:value="1951" calcext:value-type="float">
            <text:p>1951</text:p>
          </table:table-cell>
          <table:table-cell table:formula="of:=ROUND([.E12]/[.D12];2)" office:value-type="float" office:value="4.19" calcext:value-type="float">
            <text:p>4,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760" calcext:value-type="float">
            <text:p>760</text:p>
          </table:table-cell>
          <table:table-cell office:value-type="float" office:value="3040" calcext:value-type="float">
            <text:p>3040</text:p>
          </table:table-cell>
          <table:table-cell table:formula="of:=ROUND(([.E13]*[.D13])/1000;0)" office:value-type="float" office:value="2310" calcext:value-type="float">
            <text:p>2310</text:p>
          </table:table-cell>
          <table:table-cell table:formula="of:=ROUND([.E13]/[.D13];2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832" calcext:value-type="float">
            <text:p>832</text:p>
          </table:table-cell>
          <table:table-cell office:value-type="float" office:value="3200" calcext:value-type="float">
            <text:p>3200</text:p>
          </table:table-cell>
          <table:table-cell table:formula="of:=ROUND(([.E14]*[.D14])/1000;0)" office:value-type="float" office:value="2662" calcext:value-type="float">
            <text:p>2662</text:p>
          </table:table-cell>
          <table:table-cell table:formula="of:=ROUND([.E14]/[.D14];2)" office:value-type="float" office:value="3.85" calcext:value-type="float">
            <text:p>3,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888" calcext:value-type="float">
            <text:p>888</text:p>
          </table:table-cell>
          <table:table-cell office:value-type="float" office:value="3320" calcext:value-type="float">
            <text:p>3320</text:p>
          </table:table-cell>
          <table:table-cell table:formula="of:=ROUND(([.E15]*[.D15])/1000;0)" office:value-type="float" office:value="2948" calcext:value-type="float">
            <text:p>2948</text:p>
          </table:table-cell>
          <table:table-cell table:formula="of:=ROUND([.E15]/[.D15];2)" office:value-type="float" office:value="3.74" calcext:value-type="float">
            <text:p>3,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948" calcext:value-type="float">
            <text:p>948</text:p>
          </table:table-cell>
          <table:table-cell office:value-type="float" office:value="3440" calcext:value-type="float">
            <text:p>3440</text:p>
          </table:table-cell>
          <table:table-cell table:formula="of:=ROUND(([.E16]*[.D16])/1000;0)" office:value-type="float" office:value="3261" calcext:value-type="float">
            <text:p>3261</text:p>
          </table:table-cell>
          <table:table-cell table:formula="of:=ROUND([.E16]/[.D16];2)" office:value-type="float" office:value="3.63" calcext:value-type="float">
            <text:p>3,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1008" calcext:value-type="float">
            <text:p>1008</text:p>
          </table:table-cell>
          <table:table-cell office:value-type="float" office:value="3600" calcext:value-type="float">
            <text:p>3600</text:p>
          </table:table-cell>
          <table:table-cell table:formula="of:=ROUND(([.E17]*[.D17])/1000;0)" office:value-type="float" office:value="3629" calcext:value-type="float">
            <text:p>3629</text:p>
          </table:table-cell>
          <table:table-cell table:formula="of:=ROUND([.E17]/[.D17];2)" office:value-type="float" office:value="3.57" calcext:value-type="float">
            <text:p>3,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1095" calcext:value-type="float">
            <text:p>1095</text:p>
          </table:table-cell>
          <table:table-cell office:value-type="float" office:value="3760" calcext:value-type="float">
            <text:p>3760</text:p>
          </table:table-cell>
          <table:table-cell table:formula="of:=ROUND(([.E18]*[.D18])/1000;0)" office:value-type="float" office:value="4117" calcext:value-type="float">
            <text:p>4117</text:p>
          </table:table-cell>
          <table:table-cell table:formula="of:=ROUND([.E18]/[.D18];2)" office:value-type="float" office:value="3.43" calcext:value-type="float">
            <text:p>3,4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1153" calcext:value-type="float">
            <text:p>1153</text:p>
          </table:table-cell>
          <table:table-cell office:value-type="float" office:value="3920" calcext:value-type="float">
            <text:p>3920</text:p>
          </table:table-cell>
          <table:table-cell table:formula="of:=ROUND(([.E19]*[.D19])/1000;0)" office:value-type="float" office:value="4520" calcext:value-type="float">
            <text:p>4520</text:p>
          </table:table-cell>
          <table:table-cell table:formula="of:=ROUND([.E19]/[.D19];2)" office:value-type="float" office:value="3.4" calcext:value-type="float">
            <text:p>3,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1233" calcext:value-type="float">
            <text:p>1233</text:p>
          </table:table-cell>
          <table:table-cell office:value-type="float" office:value="4080" calcext:value-type="float">
            <text:p>4080</text:p>
          </table:table-cell>
          <table:table-cell table:formula="of:=ROUND(([.E20]*[.D20])/1000;0)" office:value-type="float" office:value="5031" calcext:value-type="float">
            <text:p>5031</text:p>
          </table:table-cell>
          <table:table-cell table:formula="of:=ROUND([.E20]/[.D20];2)" office:value-type="float" office:value="3.31" calcext:value-type="float">
            <text:p>3,31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16c+Syma X21 (46mm)" table:style-name="ta1">
        <table:shapes>
          <draw:frame draw:z-index="0" draw:style-name="gr1" draw:text-style-name="P1" svg:width="270.39mm" svg:height="152.19mm" svg:x="135.74mm" svg:y="4.52mm">
            <draw:object draw:notify-on-update-of-ranges="'816c+Syma X21 (46mm)'.B4:'816c+Syma X21 (46mm)'.B27 '816c+Syma X21 (46mm)'.A1:'816c+Syma X21 (46mm)'.A1 '816c+Syma X21 (46mm)'.D4:'816c+Syma X21 (46mm)'.D27 '816c+Syma X21 (46mm)'.B5:'816c+Syma X21 (46mm)'.B25 '816c+Syma X21 (46mm)'.A1:'816c+Syma X21 (46mm)'.A1 '816c+Syma X21 (46mm)'.F5:'816c+Syma X21 (46mm)'.F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16c+Syma X21 (46mm)'.B4:'816c+Syma X21 (46mm)'.B27 '816c+Syma X21 (46mm)'.G5:'816c+Syma X21 (46mm)'.G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285" calcext:value-type="float">
            <text:p>285</text:p>
          </table:table-cell>
          <table:table-cell office:value-type="float" office:value="720" calcext:value-type="float">
            <text:p>720</text:p>
          </table:table-cell>
          <table:table-cell table:formula="of:=ROUND(([.E5]*[.D5])/1000;0)" office:value-type="float" office:value="205" calcext:value-type="float">
            <text:p>205</text:p>
          </table:table-cell>
          <table:table-cell table:formula="of:=ROUND([.E5]/[.D5];2)" office:value-type="float" office:value="2.53" calcext:value-type="float">
            <text:p>2,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421" calcext:value-type="float">
            <text:p>421</text:p>
          </table:table-cell>
          <table:table-cell office:value-type="float" office:value="960" calcext:value-type="float">
            <text:p>960</text:p>
          </table:table-cell>
          <table:table-cell table:formula="of:=ROUND(([.E6]*[.D6])/1000;0)" office:value-type="float" office:value="404" calcext:value-type="float">
            <text:p>404</text:p>
          </table:table-cell>
          <table:table-cell table:formula="of:=ROUND([.E6]/[.D6];2)" office:value-type="float" office:value="2.28" calcext:value-type="float">
            <text:p>2,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545" calcext:value-type="float">
            <text:p>545</text:p>
          </table:table-cell>
          <table:table-cell office:value-type="float" office:value="1140" calcext:value-type="float">
            <text:p>1140</text:p>
          </table:table-cell>
          <table:table-cell table:formula="of:=ROUND(([.E7]*[.D7])/1000;0)" office:value-type="float" office:value="621" calcext:value-type="float">
            <text:p>621</text:p>
          </table:table-cell>
          <table:table-cell table:formula="of:=ROUND([.E7]/[.D7];2)" office:value-type="float" office:value="2.09" calcext:value-type="float">
            <text:p>2,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673" calcext:value-type="float">
            <text:p>673</text:p>
          </table:table-cell>
          <table:table-cell office:value-type="float" office:value="1300" calcext:value-type="float">
            <text:p>1300</text:p>
          </table:table-cell>
          <table:table-cell table:formula="of:=ROUND(([.E8]*[.D8])/1000;0)" office:value-type="float" office:value="875" calcext:value-type="float">
            <text:p>875</text:p>
          </table:table-cell>
          <table:table-cell table:formula="of:=ROUND([.E8]/[.D8];2)" office:value-type="float" office:value="1.93" calcext:value-type="float">
            <text:p>1,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794" calcext:value-type="float">
            <text:p>794</text:p>
          </table:table-cell>
          <table:table-cell office:value-type="float" office:value="1470" calcext:value-type="float">
            <text:p>1470</text:p>
          </table:table-cell>
          <table:table-cell table:formula="of:=ROUND(([.E9]*[.D9])/1000;0)" office:value-type="float" office:value="1167" calcext:value-type="float">
            <text:p>1167</text:p>
          </table:table-cell>
          <table:table-cell table:formula="of:=ROUND([.E9]/[.D9];2)" office:value-type="float" office:value="1.85" calcext:value-type="float">
            <text:p>1,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993" calcext:value-type="float">
            <text:p>993</text:p>
          </table:table-cell>
          <table:table-cell office:value-type="float" office:value="1680" calcext:value-type="float">
            <text:p>1680</text:p>
          </table:table-cell>
          <table:table-cell table:formula="of:=ROUND(([.E10]*[.D10])/1000;0)" office:value-type="float" office:value="1668" calcext:value-type="float">
            <text:p>1668</text:p>
          </table:table-cell>
          <table:table-cell table:formula="of:=ROUND([.E10]/[.D10];2)" office:value-type="float" office:value="1.69" calcext:value-type="float">
            <text:p>1,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1110" calcext:value-type="float">
            <text:p>1110</text:p>
          </table:table-cell>
          <table:table-cell office:value-type="float" office:value="1840" calcext:value-type="float">
            <text:p>1840</text:p>
          </table:table-cell>
          <table:table-cell table:formula="of:=ROUND(([.E11]*[.D11])/1000;0)" office:value-type="float" office:value="2042" calcext:value-type="float">
            <text:p>2042</text:p>
          </table:table-cell>
          <table:table-cell table:formula="of:=ROUND([.E11]/[.D11];2)" office:value-type="float" office:value="1.66" calcext:value-type="float">
            <text:p>1,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1281" calcext:value-type="float">
            <text:p>1281</text:p>
          </table:table-cell>
          <table:table-cell office:value-type="float" office:value="2000" calcext:value-type="float">
            <text:p>2000</text:p>
          </table:table-cell>
          <table:table-cell table:formula="of:=ROUND(([.E12]*[.D12])/1000;0)" office:value-type="float" office:value="2562" calcext:value-type="float">
            <text:p>2562</text:p>
          </table:table-cell>
          <table:table-cell table:formula="of:=ROUND([.E12]/[.D12];2)" office:value-type="float" office:value="1.56" calcext:value-type="float">
            <text:p>1,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1418" calcext:value-type="float">
            <text:p>1418</text:p>
          </table:table-cell>
          <table:table-cell office:value-type="float" office:value="2140" calcext:value-type="float">
            <text:p>2140</text:p>
          </table:table-cell>
          <table:table-cell table:formula="of:=ROUND(([.E13]*[.D13])/1000;0)" office:value-type="float" office:value="3035" calcext:value-type="float">
            <text:p>3035</text:p>
          </table:table-cell>
          <table:table-cell table:formula="of:=ROUND([.E13]/[.D13];2)" office:value-type="float" office:value="1.51" calcext:value-type="float">
            <text:p>1,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1575" calcext:value-type="float">
            <text:p>1575</text:p>
          </table:table-cell>
          <table:table-cell office:value-type="float" office:value="2300" calcext:value-type="float">
            <text:p>2300</text:p>
          </table:table-cell>
          <table:table-cell table:formula="of:=ROUND(([.E14]*[.D14])/1000;0)" office:value-type="float" office:value="3623" calcext:value-type="float">
            <text:p>3623</text:p>
          </table:table-cell>
          <table:table-cell table:formula="of:=ROUND([.E14]/[.D14];2)" office:value-type="float" office:value="1.46" calcext:value-type="float">
            <text:p>1,4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1745" calcext:value-type="float">
            <text:p>1745</text:p>
          </table:table-cell>
          <table:table-cell office:value-type="float" office:value="2400" calcext:value-type="float">
            <text:p>2400</text:p>
          </table:table-cell>
          <table:table-cell table:formula="of:=ROUND(([.E15]*[.D15])/1000;0)" office:value-type="float" office:value="4188" calcext:value-type="float">
            <text:p>4188</text:p>
          </table:table-cell>
          <table:table-cell table:formula="of:=ROUND([.E15]/[.D15];2)" office:value-type="float" office:value="1.38" calcext:value-type="float">
            <text:p>1,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1899" calcext:value-type="float">
            <text:p>1899</text:p>
          </table:table-cell>
          <table:table-cell office:value-type="float" office:value="2620" calcext:value-type="float">
            <text:p>2620</text:p>
          </table:table-cell>
          <table:table-cell table:formula="of:=ROUND(([.E16]*[.D16])/1000;0)" office:value-type="float" office:value="4975" calcext:value-type="float">
            <text:p>4975</text:p>
          </table:table-cell>
          <table:table-cell table:formula="of:=ROUND([.E16]/[.D16];2)" office:value-type="float" office:value="1.38" calcext:value-type="float">
            <text:p>1,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2017" calcext:value-type="float">
            <text:p>2017</text:p>
          </table:table-cell>
          <table:table-cell office:value-type="float" office:value="2820" calcext:value-type="float">
            <text:p>2820</text:p>
          </table:table-cell>
          <table:table-cell table:formula="of:=ROUND(([.E17]*[.D17])/1000;0)" office:value-type="float" office:value="5688" calcext:value-type="float">
            <text:p>5688</text:p>
          </table:table-cell>
          <table:table-cell table:formula="of:=ROUND([.E17]/[.D17];2)" office:value-type="float" office:value="1.4" calcext:value-type="float">
            <text:p>1,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2238" calcext:value-type="float">
            <text:p>2238</text:p>
          </table:table-cell>
          <table:table-cell office:value-type="float" office:value="2900" calcext:value-type="float">
            <text:p>2900</text:p>
          </table:table-cell>
          <table:table-cell table:formula="of:=ROUND(([.E18]*[.D18])/1000;0)" office:value-type="float" office:value="6490" calcext:value-type="float">
            <text:p>6490</text:p>
          </table:table-cell>
          <table:table-cell table:formula="of:=ROUND([.E18]/[.D18];2)" office:value-type="float" office:value="1.3" calcext:value-type="float">
            <text:p>1,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2475" calcext:value-type="float">
            <text:p>2475</text:p>
          </table:table-cell>
          <table:table-cell office:value-type="float" office:value="3140" calcext:value-type="float">
            <text:p>3140</text:p>
          </table:table-cell>
          <table:table-cell table:formula="of:=ROUND(([.E19]*[.D19])/1000;0)" office:value-type="float" office:value="7772" calcext:value-type="float">
            <text:p>7772</text:p>
          </table:table-cell>
          <table:table-cell table:formula="of:=ROUND([.E19]/[.D19];2)" office:value-type="float" office:value="1.27" calcext:value-type="float">
            <text:p>1,2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2590" calcext:value-type="float">
            <text:p>2590</text:p>
          </table:table-cell>
          <table:table-cell office:value-type="float" office:value="3440" calcext:value-type="float">
            <text:p>3440</text:p>
          </table:table-cell>
          <table:table-cell table:formula="of:=ROUND(([.E20]*[.D20])/1000;0)" office:value-type="float" office:value="8910" calcext:value-type="float">
            <text:p>8910</text:p>
          </table:table-cell>
          <table:table-cell table:formula="of:=ROUND([.E20]/[.D20];2)" office:value-type="float" office:value="1.33" calcext:value-type="float">
            <text:p>1,33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16c+DJI Tello (78mm)" table:style-name="ta1">
        <table:shapes>
          <draw:frame draw:z-index="0" draw:style-name="gr1" draw:text-style-name="P1" svg:width="270.39mm" svg:height="152.19mm" svg:x="135.74mm" svg:y="4.52mm">
            <draw:object draw:notify-on-update-of-ranges="'816c+DJI Tello (78mm)'.B4:'816c+DJI Tello (78mm)'.B27 '8520+TripleLift'.A1:'8520+TripleLift'.A1 '816c+DJI Tello (78mm)'.D4:'816c+DJI Tello (78mm)'.D27 '816c+DJI Tello (78mm)'.B5:'816c+DJI Tello (78mm)'.B25 '8520+TripleLift'.A1:'8520+TripleLift'.A1 '816c+DJI Tello (78mm)'.F5:'816c+DJI Tello (78mm)'.F25 '816c+DJI Tello (78mm)'.B5:'816c+DJI Tello (78mm)'.B20 '8520+TripleLift'.A1:'8520+TripleLift'.A1 '816c+DJI Tello (78mm)'.E5:'816c+DJI Tello (78mm)'.E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16c+DJI Tello (78mm)'.B4:'816c+DJI Tello (78mm)'.B27 '816c+DJI Tello (78mm)'.G5:'816c+DJI Tello (78mm)'.G2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305" calcext:value-type="float">
            <text:p>305</text:p>
          </table:table-cell>
          <table:table-cell office:value-type="float" office:value="600" calcext:value-type="float">
            <text:p>600</text:p>
          </table:table-cell>
          <table:table-cell table:formula="of:=ROUND(([.E5]*[.D5])/1000;0)" office:value-type="float" office:value="183" calcext:value-type="float">
            <text:p>183</text:p>
          </table:table-cell>
          <table:table-cell table:formula="of:=ROUND([.E5]/[.D5];2)" office:value-type="float" office:value="1.97" calcext:value-type="float">
            <text:p>1,9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445" calcext:value-type="float">
            <text:p>445</text:p>
          </table:table-cell>
          <table:table-cell office:value-type="float" office:value="740" calcext:value-type="float">
            <text:p>740</text:p>
          </table:table-cell>
          <table:table-cell table:formula="of:=ROUND(([.E6]*[.D6])/1000;0)" office:value-type="float" office:value="329" calcext:value-type="float">
            <text:p>329</text:p>
          </table:table-cell>
          <table:table-cell table:formula="of:=ROUND([.E6]/[.D6];2)" office:value-type="float" office:value="1.66" calcext:value-type="float">
            <text:p>1,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567" calcext:value-type="float">
            <text:p>567</text:p>
          </table:table-cell>
          <table:table-cell office:value-type="float" office:value="860" calcext:value-type="float">
            <text:p>860</text:p>
          </table:table-cell>
          <table:table-cell table:formula="of:=ROUND(([.E7]*[.D7])/1000;0)" office:value-type="float" office:value="488" calcext:value-type="float">
            <text:p>488</text:p>
          </table:table-cell>
          <table:table-cell table:formula="of:=ROUND([.E7]/[.D7];2)" office:value-type="float" office:value="1.52" calcext:value-type="float">
            <text:p>1,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table:formula="of:=ROUND(([.E8]*[.D8])/1000;0)" office:value-type="float" office:value="653" calcext:value-type="float">
            <text:p>653</text:p>
          </table:table-cell>
          <table:table-cell table:formula="of:=ROUND([.E8]/[.D8];2)" office:value-type="float" office:value="1.41" calcext:value-type="float">
            <text:p>1,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831" calcext:value-type="float">
            <text:p>831</text:p>
          </table:table-cell>
          <table:table-cell office:value-type="float" office:value="1120" calcext:value-type="float">
            <text:p>1120</text:p>
          </table:table-cell>
          <table:table-cell table:formula="of:=ROUND(([.E9]*[.D9])/1000;0)" office:value-type="float" office:value="931" calcext:value-type="float">
            <text:p>931</text:p>
          </table:table-cell>
          <table:table-cell table:formula="of:=ROUND([.E9]/[.D9];2)" office:value-type="float" office:value="1.35" calcext:value-type="float">
            <text:p>1,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945" calcext:value-type="float">
            <text:p>945</text:p>
          </table:table-cell>
          <table:table-cell office:value-type="float" office:value="1240" calcext:value-type="float">
            <text:p>1240</text:p>
          </table:table-cell>
          <table:table-cell table:formula="of:=ROUND(([.E10]*[.D10])/1000;0)" office:value-type="float" office:value="1172" calcext:value-type="float">
            <text:p>1172</text:p>
          </table:table-cell>
          <table:table-cell table:formula="of:=ROUND([.E10]/[.D10];2)" office:value-type="float" office:value="1.31" calcext:value-type="float">
            <text:p>1,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1057" calcext:value-type="float">
            <text:p>1057</text:p>
          </table:table-cell>
          <table:table-cell office:value-type="float" office:value="1320" calcext:value-type="float">
            <text:p>1320</text:p>
          </table:table-cell>
          <table:table-cell table:formula="of:=ROUND(([.E11]*[.D11])/1000;0)" office:value-type="float" office:value="1395" calcext:value-type="float">
            <text:p>1395</text:p>
          </table:table-cell>
          <table:table-cell table:formula="of:=ROUND([.E11]/[.D11];2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1177" calcext:value-type="float">
            <text:p>1177</text:p>
          </table:table-cell>
          <table:table-cell office:value-type="float" office:value="1440" calcext:value-type="float">
            <text:p>1440</text:p>
          </table:table-cell>
          <table:table-cell table:formula="of:=ROUND(([.E12]*[.D12])/1000;0)" office:value-type="float" office:value="1695" calcext:value-type="float">
            <text:p>1695</text:p>
          </table:table-cell>
          <table:table-cell table:formula="of:=ROUND([.E12]/[.D12];2)" office:value-type="float" office:value="1.22" calcext:value-type="float">
            <text:p>1,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1283" calcext:value-type="float">
            <text:p>1283</text:p>
          </table:table-cell>
          <table:table-cell office:value-type="float" office:value="1520" calcext:value-type="float">
            <text:p>1520</text:p>
          </table:table-cell>
          <table:table-cell table:formula="of:=ROUND(([.E13]*[.D13])/1000;0)" office:value-type="float" office:value="1950" calcext:value-type="float">
            <text:p>1950</text:p>
          </table:table-cell>
          <table:table-cell table:formula="of:=ROUND([.E13]/[.D13];2)" office:value-type="float" office:value="1.18" calcext:value-type="float">
            <text:p>1,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1384" calcext:value-type="float">
            <text:p>1384</text:p>
          </table:table-cell>
          <table:table-cell office:value-type="float" office:value="1600" calcext:value-type="float">
            <text:p>1600</text:p>
          </table:table-cell>
          <table:table-cell table:formula="of:=ROUND(([.E14]*[.D14])/1000;0)" office:value-type="float" office:value="2214" calcext:value-type="float">
            <text:p>2214</text:p>
          </table:table-cell>
          <table:table-cell table:formula="of:=ROUND([.E14]/[.D14];2)" office:value-type="float" office:value="1.16" calcext:value-type="float">
            <text:p>1,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1470" calcext:value-type="float">
            <text:p>1470</text:p>
          </table:table-cell>
          <table:table-cell office:value-type="float" office:value="1680" calcext:value-type="float">
            <text:p>1680</text:p>
          </table:table-cell>
          <table:table-cell table:formula="of:=ROUND(([.E15]*[.D15])/1000;0)" office:value-type="float" office:value="2470" calcext:value-type="float">
            <text:p>2470</text:p>
          </table:table-cell>
          <table:table-cell table:formula="of:=ROUND([.E15]/[.D15];2)" office:value-type="float" office:value="1.14" calcext:value-type="float">
            <text:p>1,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1607" calcext:value-type="float">
            <text:p>1607</text:p>
          </table:table-cell>
          <table:table-cell office:value-type="float" office:value="1800" calcext:value-type="float">
            <text:p>1800</text:p>
          </table:table-cell>
          <table:table-cell table:formula="of:=ROUND(([.E16]*[.D16])/1000;0)" office:value-type="float" office:value="2893" calcext:value-type="float">
            <text:p>2893</text:p>
          </table:table-cell>
          <table:table-cell table:formula="of:=ROUND([.E16]/[.D16];2)" office:value-type="float" office:value="1.12" calcext:value-type="float">
            <text:p>1,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1690" calcext:value-type="float">
            <text:p>1690</text:p>
          </table:table-cell>
          <table:table-cell office:value-type="float" office:value="1860" calcext:value-type="float">
            <text:p>1860</text:p>
          </table:table-cell>
          <table:table-cell table:formula="of:=ROUND(([.E17]*[.D17])/1000;0)" office:value-type="float" office:value="3143" calcext:value-type="float">
            <text:p>3143</text:p>
          </table:table-cell>
          <table:table-cell table:formula="of:=ROUND([.E17]/[.D17];2)" office:value-type="float" office:value="1.1" calcext:value-type="float">
            <text:p>1,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1790" calcext:value-type="float">
            <text:p>1790</text:p>
          </table:table-cell>
          <table:table-cell office:value-type="float" office:value="1920" calcext:value-type="float">
            <text:p>1920</text:p>
          </table:table-cell>
          <table:table-cell table:formula="of:=ROUND(([.E18]*[.D18])/1000;0)" office:value-type="float" office:value="3437" calcext:value-type="float">
            <text:p>3437</text:p>
          </table:table-cell>
          <table:table-cell table:formula="of:=ROUND([.E18]/[.D18];2)" office:value-type="float" office:value="1.07" calcext:value-type="float">
            <text:p>1,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1855" calcext:value-type="float">
            <text:p>1855</text:p>
          </table:table-cell>
          <table:table-cell office:value-type="float" office:value="1980" calcext:value-type="float">
            <text:p>1980</text:p>
          </table:table-cell>
          <table:table-cell table:formula="of:=ROUND(([.E19]*[.D19])/1000;0)" office:value-type="float" office:value="3673" calcext:value-type="float">
            <text:p>3673</text:p>
          </table:table-cell>
          <table:table-cell table:formula="of:=ROUND([.E19]/[.D19];2)" office:value-type="float" office:value="1.07" calcext:value-type="float">
            <text:p>1,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1961" calcext:value-type="float">
            <text:p>1961</text:p>
          </table:table-cell>
          <table:table-cell office:value-type="float" office:value="2060" calcext:value-type="float">
            <text:p>2060</text:p>
          </table:table-cell>
          <table:table-cell table:formula="of:=ROUND(([.E20]*[.D20])/1000;0)" office:value-type="float" office:value="4040" calcext:value-type="float">
            <text:p>4040</text:p>
          </table:table-cell>
          <table:table-cell table:formula="of:=ROUND([.E20]/[.D20];2)" office:value-type="float" office:value="1.05" calcext:value-type="float">
            <text:p>1,05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16s+DJI Tello (78mm)" table:style-name="ta1">
        <table:shapes>
          <draw:frame draw:z-index="0" draw:style-name="gr1" draw:text-style-name="P1" svg:width="270.39mm" svg:height="152.19mm" svg:x="135.74mm" svg:y="4.52mm">
            <draw:object draw:notify-on-update-of-ranges="'816s+DJI Tello (78mm)'.E5:'816s+DJI Tello (78mm)'.E20 '816s+DJI Tello (78mm)'.B4:'816s+DJI Tello (78mm)'.B27 Power.A1:Power.A1 '816s+DJI Tello (78mm)'.D4:'816s+DJI Tello (78mm)'.D27 '816s+DJI Tello (78mm)'.B5:'816s+DJI Tello (78mm)'.B25 Power.A1:Power.A1 '816s+DJI Tello (78mm)'.F5:'816s+DJI Tello (78mm)'.F25 '816s+DJI Tello (78mm)'.B5:'816s+DJI Tello (78mm)'.B20 Power.A1:Power.A1 '816s+DJI Tello (78mm)'.E5:'816s+DJI Tello (78mm)'.E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16s+DJI Tello (78mm)'.B4:'816s+DJI Tello (78mm)'.B27 '816s+DJI Tello (78mm)'.G5:'816s+DJI Tello (78mm)'.G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227" calcext:value-type="float">
            <text:p>227</text:p>
          </table:table-cell>
          <table:table-cell office:value-type="float" office:value="560" calcext:value-type="float">
            <text:p>560</text:p>
          </table:table-cell>
          <table:table-cell table:formula="of:=ROUND(([.E5]*[.D5])/1000;0)" office:value-type="float" office:value="127" calcext:value-type="float">
            <text:p>127</text:p>
          </table:table-cell>
          <table:table-cell table:formula="of:=ROUND([.E5]/[.D5];2)" office:value-type="float" office:value="2.47" calcext:value-type="float">
            <text:p>2,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331" calcext:value-type="float">
            <text:p>331</text:p>
          </table:table-cell>
          <table:table-cell office:value-type="float" office:value="740" calcext:value-type="float">
            <text:p>740</text:p>
          </table:table-cell>
          <table:table-cell table:formula="of:=ROUND(([.E6]*[.D6])/1000;0)" office:value-type="float" office:value="245" calcext:value-type="float">
            <text:p>245</text:p>
          </table:table-cell>
          <table:table-cell table:formula="of:=ROUND([.E6]/[.D6];2)" office:value-type="float" office:value="2.24" calcext:value-type="float">
            <text:p>2,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430" calcext:value-type="float">
            <text:p>430</text:p>
          </table:table-cell>
          <table:table-cell office:value-type="float" office:value="880" calcext:value-type="float">
            <text:p>880</text:p>
          </table:table-cell>
          <table:table-cell table:formula="of:=ROUND(([.E7]*[.D7])/1000;0)" office:value-type="float" office:value="378" calcext:value-type="float">
            <text:p>378</text:p>
          </table:table-cell>
          <table:table-cell table:formula="of:=ROUND([.E7]/[.D7];2)" office:value-type="float" office:value="2.05" calcext:value-type="float">
            <text:p>2,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495" calcext:value-type="float">
            <text:p>495</text:p>
          </table:table-cell>
          <table:table-cell office:value-type="float" office:value="980" calcext:value-type="float">
            <text:p>980</text:p>
          </table:table-cell>
          <table:table-cell table:formula="of:=ROUND(([.E8]*[.D8])/1000;0)" office:value-type="float" office:value="485" calcext:value-type="float">
            <text:p>485</text:p>
          </table:table-cell>
          <table:table-cell table:formula="of:=ROUND([.E8]/[.D8];2)" office:value-type="float" office:value="1.98" calcext:value-type="float">
            <text:p>1,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590" calcext:value-type="float">
            <text:p>590</text:p>
          </table:table-cell>
          <table:table-cell office:value-type="float" office:value="1120" calcext:value-type="float">
            <text:p>1120</text:p>
          </table:table-cell>
          <table:table-cell table:formula="of:=ROUND(([.E9]*[.D9])/1000;0)" office:value-type="float" office:value="661" calcext:value-type="float">
            <text:p>661</text:p>
          </table:table-cell>
          <table:table-cell table:formula="of:=ROUND([.E9]/[.D9];2)" office:value-type="float" office:value="1.9" calcext:value-type="float">
            <text:p>1,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684" calcext:value-type="float">
            <text:p>684</text:p>
          </table:table-cell>
          <table:table-cell office:value-type="float" office:value="1240" calcext:value-type="float">
            <text:p>1240</text:p>
          </table:table-cell>
          <table:table-cell table:formula="of:=ROUND(([.E10]*[.D10])/1000;0)" office:value-type="float" office:value="848" calcext:value-type="float">
            <text:p>848</text:p>
          </table:table-cell>
          <table:table-cell table:formula="of:=ROUND([.E10]/[.D10];2)" office:value-type="float" office:value="1.81" calcext:value-type="float">
            <text:p>1,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769" calcext:value-type="float">
            <text:p>769</text:p>
          </table:table-cell>
          <table:table-cell office:value-type="float" office:value="1360" calcext:value-type="float">
            <text:p>1360</text:p>
          </table:table-cell>
          <table:table-cell table:formula="of:=ROUND(([.E11]*[.D11])/1000;0)" office:value-type="float" office:value="1046" calcext:value-type="float">
            <text:p>1046</text:p>
          </table:table-cell>
          <table:table-cell table:formula="of:=ROUND([.E11]/[.D11];2)" office:value-type="float" office:value="1.77" calcext:value-type="float">
            <text:p>1,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839" calcext:value-type="float">
            <text:p>839</text:p>
          </table:table-cell>
          <table:table-cell office:value-type="float" office:value="1440" calcext:value-type="float">
            <text:p>1440</text:p>
          </table:table-cell>
          <table:table-cell table:formula="of:=ROUND(([.E12]*[.D12])/1000;0)" office:value-type="float" office:value="1208" calcext:value-type="float">
            <text:p>1208</text:p>
          </table:table-cell>
          <table:table-cell table:formula="of:=ROUND([.E12]/[.D12];2)" office:value-type="float" office:value="1.72" calcext:value-type="float">
            <text:p>1,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917" calcext:value-type="float">
            <text:p>917</text:p>
          </table:table-cell>
          <table:table-cell office:value-type="float" office:value="1540" calcext:value-type="float">
            <text:p>1540</text:p>
          </table:table-cell>
          <table:table-cell table:formula="of:=ROUND(([.E13]*[.D13])/1000;0)" office:value-type="float" office:value="1412" calcext:value-type="float">
            <text:p>1412</text:p>
          </table:table-cell>
          <table:table-cell table:formula="of:=ROUND([.E13]/[.D13];2)" office:value-type="float" office:value="1.68" calcext:value-type="float">
            <text:p>1,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992" calcext:value-type="float">
            <text:p>992</text:p>
          </table:table-cell>
          <table:table-cell office:value-type="float" office:value="1640" calcext:value-type="float">
            <text:p>1640</text:p>
          </table:table-cell>
          <table:table-cell table:formula="of:=ROUND(([.E14]*[.D14])/1000;0)" office:value-type="float" office:value="1627" calcext:value-type="float">
            <text:p>1627</text:p>
          </table:table-cell>
          <table:table-cell table:formula="of:=ROUND([.E14]/[.D14];2)" office:value-type="float" office:value="1.65" calcext:value-type="float">
            <text:p>1,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1069" calcext:value-type="float">
            <text:p>1069</text:p>
          </table:table-cell>
          <table:table-cell office:value-type="float" office:value="1720" calcext:value-type="float">
            <text:p>1720</text:p>
          </table:table-cell>
          <table:table-cell table:formula="of:=ROUND(([.E15]*[.D15])/1000;0)" office:value-type="float" office:value="1839" calcext:value-type="float">
            <text:p>1839</text:p>
          </table:table-cell>
          <table:table-cell table:formula="of:=ROUND([.E15]/[.D15];2)" office:value-type="float" office:value="1.61" calcext:value-type="float">
            <text:p>1,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1160" calcext:value-type="float">
            <text:p>1160</text:p>
          </table:table-cell>
          <table:table-cell office:value-type="float" office:value="1860" calcext:value-type="float">
            <text:p>1860</text:p>
          </table:table-cell>
          <table:table-cell table:formula="of:=ROUND(([.E16]*[.D16])/1000;0)" office:value-type="float" office:value="2158" calcext:value-type="float">
            <text:p>2158</text:p>
          </table:table-cell>
          <table:table-cell table:formula="of:=ROUND([.E16]/[.D16];2)" office:value-type="float" office:value="1.6" calcext:value-type="float">
            <text:p>1,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1232" calcext:value-type="float">
            <text:p>1232</text:p>
          </table:table-cell>
          <table:table-cell office:value-type="float" office:value="1940" calcext:value-type="float">
            <text:p>1940</text:p>
          </table:table-cell>
          <table:table-cell table:formula="of:=ROUND(([.E17]*[.D17])/1000;0)" office:value-type="float" office:value="2390" calcext:value-type="float">
            <text:p>2390</text:p>
          </table:table-cell>
          <table:table-cell table:formula="of:=ROUND([.E17]/[.D17];2)" office:value-type="float" office:value="1.57" calcext:value-type="float">
            <text:p>1,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1313" calcext:value-type="float">
            <text:p>1313</text:p>
          </table:table-cell>
          <table:table-cell office:value-type="float" office:value="2040" calcext:value-type="float">
            <text:p>2040</text:p>
          </table:table-cell>
          <table:table-cell table:formula="of:=ROUND(([.E18]*[.D18])/1000;0)" office:value-type="float" office:value="2679" calcext:value-type="float">
            <text:p>2679</text:p>
          </table:table-cell>
          <table:table-cell table:formula="of:=ROUND([.E18]/[.D18];2)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1390" calcext:value-type="float">
            <text:p>1390</text:p>
          </table:table-cell>
          <table:table-cell office:value-type="float" office:value="2140" calcext:value-type="float">
            <text:p>2140</text:p>
          </table:table-cell>
          <table:table-cell table:formula="of:=ROUND(([.E19]*[.D19])/1000;0)" office:value-type="float" office:value="2975" calcext:value-type="float">
            <text:p>2975</text:p>
          </table:table-cell>
          <table:table-cell table:formula="of:=ROUND([.E19]/[.D19];2)" office:value-type="float" office:value="1.54" calcext:value-type="float">
            <text:p>1,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1469" calcext:value-type="float">
            <text:p>1469</text:p>
          </table:table-cell>
          <table:table-cell office:value-type="float" office:value="2240" calcext:value-type="float">
            <text:p>2240</text:p>
          </table:table-cell>
          <table:table-cell table:formula="of:=ROUND(([.E20]*[.D20])/1000;0)" office:value-type="float" office:value="3291" calcext:value-type="float">
            <text:p>3291</text:p>
          </table:table-cell>
          <table:table-cell table:formula="of:=ROUND([.E20]/[.D20];2)" office:value-type="float" office:value="1.52" calcext:value-type="float">
            <text:p>1,52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-blade 54mm (BCNLF 1.0)" table:style-name="ta1">
        <table:shapes>
          <draw:frame draw:z-index="0" draw:style-name="gr1" draw:text-style-name="P1" svg:width="270.39mm" svg:height="152.19mm" svg:x="135.74mm" svg:y="4.52mm">
            <draw:object draw:notify-on-update-of-ranges="'Tri-blade 54mm (BCNLF 1.0)'.B4:'Tri-blade 54mm (BCNLF 1.0)'.B27 'Tri-blade 54mm (BCNLF 1.0)'.D4:'Tri-blade 54mm (BCNLF 1.0)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379" calcext:value-type="float">
            <text:p>379</text:p>
          </table:table-cell>
          <table:table-cell office:value-type="float" office:value="900" calcext:value-type="float">
            <text:p>900</text:p>
          </table:table-cell>
          <table:table-cell table:style-name="ce2" table:formula="of:=ROUND(([.E5]*[.D5])/1000;0)" office:value-type="float" office:value="341" calcext:value-type="float">
            <text:p>341</text:p>
          </table:table-cell>
          <table:table-cell table:formula="of:=ROUND([.E5]/[.D5];2)" office:value-type="float" office:value="2.37" calcext:value-type="float">
            <text:p>2,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505" calcext:value-type="float">
            <text:p>505</text:p>
          </table:table-cell>
          <table:table-cell office:value-type="float" office:value="1000" calcext:value-type="float">
            <text:p>1000</text:p>
          </table:table-cell>
          <table:table-cell table:style-name="ce2" table:formula="of:=ROUND(([.E6]*[.D6])/1000;0)" office:value-type="float" office:value="505" calcext:value-type="float">
            <text:p>505</text:p>
          </table:table-cell>
          <table:table-cell table:formula="of:=ROUND([.E6]/[.D6];2)" office:value-type="float" office:value="1.98" calcext:value-type="float">
            <text:p>1,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673" calcext:value-type="float">
            <text:p>673</text:p>
          </table:table-cell>
          <table:table-cell office:value-type="float" office:value="1300" calcext:value-type="float">
            <text:p>1300</text:p>
          </table:table-cell>
          <table:table-cell table:style-name="ce2" table:formula="of:=ROUND(([.E7]*[.D7])/1000;0)" office:value-type="float" office:value="875" calcext:value-type="float">
            <text:p>875</text:p>
          </table:table-cell>
          <table:table-cell table:formula="of:=ROUND([.E7]/[.D7];2)" office:value-type="float" office:value="1.93" calcext:value-type="float">
            <text:p>1,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819" calcext:value-type="float">
            <text:p>819</text:p>
          </table:table-cell>
          <table:table-cell office:value-type="float" office:value="1600" calcext:value-type="float">
            <text:p>1600</text:p>
          </table:table-cell>
          <table:table-cell table:style-name="ce2" table:formula="of:=ROUND(([.E8]*[.D8])/1000;0)" office:value-type="float" office:value="1310" calcext:value-type="float">
            <text:p>1310</text:p>
          </table:table-cell>
          <table:table-cell table:formula="of:=ROUND([.E8]/[.D8];2)" office:value-type="float" office:value="1.95" calcext:value-type="float">
            <text:p>1,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931" calcext:value-type="float">
            <text:p>931</text:p>
          </table:table-cell>
          <table:table-cell office:value-type="float" office:value="1800" calcext:value-type="float">
            <text:p>1800</text:p>
          </table:table-cell>
          <table:table-cell table:style-name="ce2" table:formula="of:=ROUND(([.E9]*[.D9])/1000;0)" office:value-type="float" office:value="1676" calcext:value-type="float">
            <text:p>1676</text:p>
          </table:table-cell>
          <table:table-cell table:formula="of:=ROUND([.E9]/[.D9];2)" office:value-type="float" office:value="1.93" calcext:value-type="float">
            <text:p>1,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1090" calcext:value-type="float">
            <text:p>1090</text:p>
          </table:table-cell>
          <table:table-cell office:value-type="float" office:value="2100" calcext:value-type="float">
            <text:p>2100</text:p>
          </table:table-cell>
          <table:table-cell table:style-name="ce2" table:formula="of:=ROUND(([.E10]*[.D10])/1000;0)" office:value-type="float" office:value="2289" calcext:value-type="float">
            <text:p>2289</text:p>
          </table:table-cell>
          <table:table-cell table:formula="of:=ROUND([.E10]/[.D10];2)" office:value-type="float" office:value="1.93" calcext:value-type="float">
            <text:p>1,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1215" calcext:value-type="float">
            <text:p>1215</text:p>
          </table:table-cell>
          <table:table-cell office:value-type="float" office:value="2300" calcext:value-type="float">
            <text:p>2300</text:p>
          </table:table-cell>
          <table:table-cell table:style-name="ce2" table:formula="of:=ROUND(([.E11]*[.D11])/1000;0)" office:value-type="float" office:value="2795" calcext:value-type="float">
            <text:p>2795</text:p>
          </table:table-cell>
          <table:table-cell table:formula="of:=ROUND([.E11]/[.D11];2)" office:value-type="float" office:value="1.89" calcext:value-type="float">
            <text:p>1,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1360" calcext:value-type="float">
            <text:p>1360</text:p>
          </table:table-cell>
          <table:table-cell office:value-type="float" office:value="2400" calcext:value-type="float">
            <text:p>2400</text:p>
          </table:table-cell>
          <table:table-cell table:style-name="ce2" table:formula="of:=ROUND(([.E12]*[.D12])/1000;0)" office:value-type="float" office:value="3264" calcext:value-type="float">
            <text:p>3264</text:p>
          </table:table-cell>
          <table:table-cell table:formula="of:=ROUND([.E12]/[.D12];2)" office:value-type="float" office:value="1.76" calcext:value-type="float">
            <text:p>1,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1476" calcext:value-type="float">
            <text:p>1476</text:p>
          </table:table-cell>
          <table:table-cell office:value-type="float" office:value="2500" calcext:value-type="float">
            <text:p>2500</text:p>
          </table:table-cell>
          <table:table-cell table:style-name="ce2" table:formula="of:=ROUND(([.E13]*[.D13])/1000;0)" office:value-type="float" office:value="3690" calcext:value-type="float">
            <text:p>3690</text:p>
          </table:table-cell>
          <table:table-cell table:formula="of:=ROUND([.E13]/[.D13];2)" office:value-type="float" office:value="1.69" calcext:value-type="float">
            <text:p>1,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1610" calcext:value-type="float">
            <text:p>1610</text:p>
          </table:table-cell>
          <table:table-cell office:value-type="float" office:value="2600" calcext:value-type="float">
            <text:p>2600</text:p>
          </table:table-cell>
          <table:table-cell table:style-name="ce2" table:formula="of:=ROUND(([.E14]*[.D14])/1000;0)" office:value-type="float" office:value="4186" calcext:value-type="float">
            <text:p>4186</text:p>
          </table:table-cell>
          <table:table-cell table:formula="of:=ROUND([.E14]/[.D14];2)" office:value-type="float" office:value="1.61" calcext:value-type="float">
            <text:p>1,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1748" calcext:value-type="float">
            <text:p>1748</text:p>
          </table:table-cell>
          <table:table-cell office:value-type="float" office:value="2700" calcext:value-type="float">
            <text:p>2700</text:p>
          </table:table-cell>
          <table:table-cell table:style-name="ce2" table:formula="of:=ROUND(([.E15]*[.D15])/1000;0)" office:value-type="float" office:value="4720" calcext:value-type="float">
            <text:p>4720</text:p>
          </table:table-cell>
          <table:table-cell table:formula="of:=ROUND([.E15]/[.D15];2)" office:value-type="float" office:value="1.54" calcext:value-type="float">
            <text:p>1,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1922" calcext:value-type="float">
            <text:p>1922</text:p>
          </table:table-cell>
          <table:table-cell office:value-type="float" office:value="2900" calcext:value-type="float">
            <text:p>2900</text:p>
          </table:table-cell>
          <table:table-cell table:style-name="ce2" table:formula="of:=ROUND(([.E16]*[.D16])/1000;0)" office:value-type="float" office:value="5574" calcext:value-type="float">
            <text:p>5574</text:p>
          </table:table-cell>
          <table:table-cell table:formula="of:=ROUND([.E16]/[.D16];2)" office:value-type="float" office:value="1.51" calcext:value-type="float">
            <text:p>1,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17]*[.B2]" office:value-type="float" office:value="13.32" calcext:value-type="float">
            <text:p>13,32</text:p>
          </table:table-cell>
          <table:table-cell office:value-type="float" office:value="1990" calcext:value-type="float">
            <text:p>1990</text:p>
          </table:table-cell>
          <table:table-cell office:value-type="float" office:value="3000" calcext:value-type="float">
            <text:p>3000</text:p>
          </table:table-cell>
          <table:table-cell table:style-name="ce2" table:formula="of:=ROUND(([.E17]*[.D17])/1000;0)" office:value-type="float" office:value="5970" calcext:value-type="float">
            <text:p>5970</text:p>
          </table:table-cell>
          <table:table-cell table:formula="of:=ROUND([.E17]/[.D17];2)" office:value-type="float" office:value="1.51" calcext:value-type="float">
            <text:p>1,51</text:p>
          </table:table-cell>
          <table:table-cell table:number-columns-repeated="1017"/>
        </table:table-row>
        <table:table-row table:style-name="ro1" table:number-rows-repeated="8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Tri-blade 74mm (HCNLF 1.325)" table:style-name="ta1">
        <table:shapes>
          <draw:frame draw:z-index="0" draw:style-name="gr1" draw:text-style-name="P1" svg:width="270.39mm" svg:height="152.19mm" svg:x="135.74mm" svg:y="4.52mm">
            <draw:object draw:notify-on-update-of-ranges="'8520+Tri-blade 74mm (HCNLF 1.325)'.B4:'8520+Tri-blade 74mm (HCNLF 1.325)'.B27 '816c+Syma X21 (46mm)'.A1:'816c+Syma X21 (46mm)'.A1 '8520+Tri-blade 74mm (HCNLF 1.325)'.D4:'8520+Tri-blade 74mm (HCNLF 1.325)'.D27 '8520+Tri-blade 74mm (HCNLF 1.325)'.B5:'8520+Tri-blade 74mm (HCNLF 1.325)'.B25 '816c+Syma X21 (46mm)'.A1:'816c+Syma X21 (46mm)'.A1 '8520+Tri-blade 74mm (HCNLF 1.325)'.F5:'8520+Tri-blade 74mm (HCNLF 1.325)'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default-cell-style-name="ce1"/>
        <table:table-column table:style-name="co14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217" calcext:value-type="float">
            <text:p>217</text:p>
          </table:table-cell>
          <table:table-cell office:value-type="float" office:value="1040" calcext:value-type="float">
            <text:p>1040</text:p>
          </table:table-cell>
          <table:table-cell table:style-name="ce2" table:formula="of:=ROUND(([.E5]*[.D5])/1000;0)" office:value-type="float" office:value="226" calcext:value-type="float">
            <text:p>226</text:p>
          </table:table-cell>
          <table:table-cell table:formula="of:=ROUND([.E5]/[.D5];2)" office:value-type="float" office:value="4.79" calcext:value-type="float">
            <text:p>4,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287" calcext:value-type="float">
            <text:p>287</text:p>
          </table:table-cell>
          <table:table-cell office:value-type="float" office:value="1320" calcext:value-type="float">
            <text:p>1320</text:p>
          </table:table-cell>
          <table:table-cell table:style-name="ce2" table:formula="of:=ROUND(([.E6]*[.D6])/1000;0)" office:value-type="float" office:value="379" calcext:value-type="float">
            <text:p>379</text:p>
          </table:table-cell>
          <table:table-cell table:formula="of:=ROUND([.E6]/[.D6];2)" office:value-type="float" office:value="4.6" calcext:value-type="float">
            <text:p>4,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347" calcext:value-type="float">
            <text:p>347</text:p>
          </table:table-cell>
          <table:table-cell office:value-type="float" office:value="1480" calcext:value-type="float">
            <text:p>1480</text:p>
          </table:table-cell>
          <table:table-cell table:style-name="ce2" table:formula="of:=ROUND(([.E7]*[.D7])/1000;0)" office:value-type="float" office:value="514" calcext:value-type="float">
            <text:p>514</text:p>
          </table:table-cell>
          <table:table-cell table:formula="of:=ROUND([.E7]/[.D7];2)" office:value-type="float" office:value="4.27" calcext:value-type="float">
            <text:p>4,2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410" calcext:value-type="float">
            <text:p>410</text:p>
          </table:table-cell>
          <table:table-cell office:value-type="float" office:value="1680" calcext:value-type="float">
            <text:p>1680</text:p>
          </table:table-cell>
          <table:table-cell table:style-name="ce2" table:formula="of:=ROUND(([.E8]*[.D8])/1000;0)" office:value-type="float" office:value="689" calcext:value-type="float">
            <text:p>689</text:p>
          </table:table-cell>
          <table:table-cell table:formula="of:=ROUND([.E8]/[.D8];2)" office:value-type="float" office:value="4.1" calcext:value-type="float">
            <text:p>4,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474" calcext:value-type="float">
            <text:p>474</text:p>
          </table:table-cell>
          <table:table-cell office:value-type="float" office:value="1840" calcext:value-type="float">
            <text:p>1840</text:p>
          </table:table-cell>
          <table:table-cell table:style-name="ce2" table:formula="of:=ROUND(([.E9]*[.D9])/1000;0)" office:value-type="float" office:value="872" calcext:value-type="float">
            <text:p>872</text:p>
          </table:table-cell>
          <table:table-cell table:formula="of:=ROUND([.E9]/[.D9];2)" office:value-type="float" office:value="3.88" calcext:value-type="float">
            <text:p>3,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533" calcext:value-type="float">
            <text:p>533</text:p>
          </table:table-cell>
          <table:table-cell office:value-type="float" office:value="2080" calcext:value-type="float">
            <text:p>2080</text:p>
          </table:table-cell>
          <table:table-cell table:style-name="ce2" table:formula="of:=ROUND(([.E10]*[.D10])/1000;0)" office:value-type="float" office:value="1109" calcext:value-type="float">
            <text:p>1109</text:p>
          </table:table-cell>
          <table:table-cell table:formula="of:=ROUND([.E10]/[.D10];2)" office:value-type="float" office:value="3.9" calcext:value-type="float">
            <text:p>3,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578" calcext:value-type="float">
            <text:p>578</text:p>
          </table:table-cell>
          <table:table-cell office:value-type="float" office:value="2200" calcext:value-type="float">
            <text:p>2200</text:p>
          </table:table-cell>
          <table:table-cell table:style-name="ce2" table:formula="of:=ROUND(([.E11]*[.D11])/1000;0)" office:value-type="float" office:value="1272" calcext:value-type="float">
            <text:p>1272</text:p>
          </table:table-cell>
          <table:table-cell table:formula="of:=ROUND([.E11]/[.D11];2)" office:value-type="float" office:value="3.81" calcext:value-type="float">
            <text:p>3,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644" calcext:value-type="float">
            <text:p>644</text:p>
          </table:table-cell>
          <table:table-cell office:value-type="float" office:value="2360" calcext:value-type="float">
            <text:p>2360</text:p>
          </table:table-cell>
          <table:table-cell table:style-name="ce2" table:formula="of:=ROUND(([.E12]*[.D12])/1000;0)" office:value-type="float" office:value="1520" calcext:value-type="float">
            <text:p>1520</text:p>
          </table:table-cell>
          <table:table-cell table:formula="of:=ROUND([.E12]/[.D12];2)" office:value-type="float" office:value="3.66" calcext:value-type="float">
            <text:p>3,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702" calcext:value-type="float">
            <text:p>702</text:p>
          </table:table-cell>
          <table:table-cell office:value-type="float" office:value="2520" calcext:value-type="float">
            <text:p>2520</text:p>
          </table:table-cell>
          <table:table-cell table:style-name="ce2" table:formula="of:=ROUND(([.E13]*[.D13])/1000;0)" office:value-type="float" office:value="1769" calcext:value-type="float">
            <text:p>1769</text:p>
          </table:table-cell>
          <table:table-cell table:formula="of:=ROUND([.E13]/[.D13];2)" office:value-type="float" office:value="3.59" calcext:value-type="float">
            <text:p>3,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778" calcext:value-type="float">
            <text:p>778</text:p>
          </table:table-cell>
          <table:table-cell office:value-type="float" office:value="2760" calcext:value-type="float">
            <text:p>2760</text:p>
          </table:table-cell>
          <table:table-cell table:style-name="ce2" table:formula="of:=ROUND(([.E14]*[.D14])/1000;0)" office:value-type="float" office:value="2147" calcext:value-type="float">
            <text:p>2147</text:p>
          </table:table-cell>
          <table:table-cell table:formula="of:=ROUND([.E14]/[.D14];2)" office:value-type="float" office:value="3.55" calcext:value-type="float">
            <text:p>3,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833" calcext:value-type="float">
            <text:p>833</text:p>
          </table:table-cell>
          <table:table-cell office:value-type="float" office:value="2880" calcext:value-type="float">
            <text:p>2880</text:p>
          </table:table-cell>
          <table:table-cell table:style-name="ce2" table:formula="of:=ROUND(([.E15]*[.D15])/1000;0)" office:value-type="float" office:value="2399" calcext:value-type="float">
            <text:p>2399</text:p>
          </table:table-cell>
          <table:table-cell table:formula="of:=ROUND([.E15]/[.D15];2)" office:value-type="float" office:value="3.46" calcext:value-type="float">
            <text:p>3,4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866" calcext:value-type="float">
            <text:p>866</text:p>
          </table:table-cell>
          <table:table-cell office:value-type="float" office:value="2960" calcext:value-type="float">
            <text:p>2960</text:p>
          </table:table-cell>
          <table:table-cell table:style-name="ce2" table:formula="of:=ROUND(([.E16]*[.D16])/1000;0)" office:value-type="float" office:value="2563" calcext:value-type="float">
            <text:p>2563</text:p>
          </table:table-cell>
          <table:table-cell table:formula="of:=ROUND([.E16]/[.D16];2)" office:value-type="float" office:value="3.42" calcext:value-type="float">
            <text:p>3,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930" calcext:value-type="float">
            <text:p>930</text:p>
          </table:table-cell>
          <table:table-cell office:value-type="float" office:value="3120" calcext:value-type="float">
            <text:p>3120</text:p>
          </table:table-cell>
          <table:table-cell table:style-name="ce2" table:formula="of:=ROUND(([.E17]*[.D17])/1000;0)" office:value-type="float" office:value="2902" calcext:value-type="float">
            <text:p>2902</text:p>
          </table:table-cell>
          <table:table-cell table:formula="of:=ROUND([.E17]/[.D17];2)" office:value-type="float" office:value="3.35" calcext:value-type="float">
            <text:p>3,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988" calcext:value-type="float">
            <text:p>988</text:p>
          </table:table-cell>
          <table:table-cell office:value-type="float" office:value="3280" calcext:value-type="float">
            <text:p>3280</text:p>
          </table:table-cell>
          <table:table-cell table:style-name="ce2" table:formula="of:=ROUND(([.E18]*[.D18])/1000;0)" office:value-type="float" office:value="3241" calcext:value-type="float">
            <text:p>3241</text:p>
          </table:table-cell>
          <table:table-cell table:formula="of:=ROUND([.E18]/[.D18];2)" office:value-type="float" office:value="3.32" calcext:value-type="float">
            <text:p>3,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1035" calcext:value-type="float">
            <text:p>1035</text:p>
          </table:table-cell>
          <table:table-cell office:value-type="float" office:value="3400" calcext:value-type="float">
            <text:p>3400</text:p>
          </table:table-cell>
          <table:table-cell table:style-name="ce2" table:formula="of:=ROUND(([.E19]*[.D19])/1000;0)" office:value-type="float" office:value="3519" calcext:value-type="float">
            <text:p>3519</text:p>
          </table:table-cell>
          <table:table-cell table:formula="of:=ROUND([.E19]/[.D19];2)" office:value-type="float" office:value="3.29" calcext:value-type="float">
            <text:p>3,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1082" calcext:value-type="float">
            <text:p>1082</text:p>
          </table:table-cell>
          <table:table-cell office:value-type="float" office:value="3520" calcext:value-type="float">
            <text:p>3520</text:p>
          </table:table-cell>
          <table:table-cell table:style-name="ce2" table:formula="of:=ROUND(([.E20]*[.D20])/1000;0)" office:value-type="float" office:value="3809" calcext:value-type="float">
            <text:p>3809</text:p>
          </table:table-cell>
          <table:table-cell table:formula="of:=ROUND([.E20]/[.D20];2)" office:value-type="float" office:value="3.25" calcext:value-type="float">
            <text:p>3,25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Broadream S9HW (39mm)" table:style-name="ta1">
        <table:shapes>
          <draw:frame draw:z-index="0" draw:style-name="gr1" draw:text-style-name="P1" svg:width="270.39mm" svg:height="152.19mm" svg:x="135.74mm" svg:y="4.52mm">
            <draw:object draw:notify-on-update-of-ranges="'8520+Broadream S9HW (39mm)'.B4:'8520+Broadream S9HW (39mm)'.B27 '8520+Broadream S9HW (39mm)'.A1:'8520+Broadream S9HW (39mm)'.A1 '8520+Broadream S9HW (39mm)'.D4:'8520+Broadream S9HW (39mm)'.D27 '8520+Broadream S9HW (39mm)'.B5:'8520+Broadream S9HW (39mm)'.B25 '8520+Broadream S9HW (39mm)'.A1:'8520+Broadream S9HW (39mm)'.A1 '8520+Broadream S9HW (39mm)'.F5:'8520+Broadream S9HW (39mm)'.F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520+Broadream S9HW (39mm)'.B4:'8520+Broadream S9HW (39mm)'.B27 '8520+Broadream S9HW (39mm)'.G5:'8520+Broadream S9HW (39mm)'.G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143" calcext:value-type="float">
            <text:p>143</text:p>
          </table:table-cell>
          <table:table-cell office:value-type="float" office:value="2680" calcext:value-type="float">
            <text:p>2680</text:p>
          </table:table-cell>
          <table:table-cell table:formula="of:=ROUND(([.E5]*[.D5])/1000;0)" office:value-type="float" office:value="383" calcext:value-type="float">
            <text:p>383</text:p>
          </table:table-cell>
          <table:table-cell table:formula="of:=ROUND([.E5]/[.D5];2)" office:value-type="float" office:value="18.74" calcext:value-type="float">
            <text:p>18,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175" calcext:value-type="float">
            <text:p>175</text:p>
          </table:table-cell>
          <table:table-cell office:value-type="float" office:value="3060" calcext:value-type="float">
            <text:p>3060</text:p>
          </table:table-cell>
          <table:table-cell table:formula="of:=ROUND(([.E6]*[.D6])/1000;0)" office:value-type="float" office:value="536" calcext:value-type="float">
            <text:p>536</text:p>
          </table:table-cell>
          <table:table-cell table:formula="of:=ROUND([.E6]/[.D6];2)" office:value-type="float" office:value="17.49" calcext:value-type="float">
            <text:p>17,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218" calcext:value-type="float">
            <text:p>218</text:p>
          </table:table-cell>
          <table:table-cell office:value-type="float" office:value="3440" calcext:value-type="float">
            <text:p>3440</text:p>
          </table:table-cell>
          <table:table-cell table:formula="of:=ROUND(([.E7]*[.D7])/1000;0)" office:value-type="float" office:value="750" calcext:value-type="float">
            <text:p>750</text:p>
          </table:table-cell>
          <table:table-cell table:formula="of:=ROUND([.E7]/[.D7];2)" office:value-type="float" office:value="15.78" calcext:value-type="float">
            <text:p>15,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253" calcext:value-type="float">
            <text:p>253</text:p>
          </table:table-cell>
          <table:table-cell office:value-type="float" office:value="3840" calcext:value-type="float">
            <text:p>3840</text:p>
          </table:table-cell>
          <table:table-cell table:formula="of:=ROUND(([.E8]*[.D8])/1000;0)" office:value-type="float" office:value="972" calcext:value-type="float">
            <text:p>972</text:p>
          </table:table-cell>
          <table:table-cell table:formula="of:=ROUND([.E8]/[.D8];2)" office:value-type="float" office:value="15.18" calcext:value-type="float">
            <text:p>15,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276" calcext:value-type="float">
            <text:p>276</text:p>
          </table:table-cell>
          <table:table-cell office:value-type="float" office:value="4120" calcext:value-type="float">
            <text:p>4120</text:p>
          </table:table-cell>
          <table:table-cell table:formula="of:=ROUND(([.E9]*[.D9])/1000;0)" office:value-type="float" office:value="1137" calcext:value-type="float">
            <text:p>1137</text:p>
          </table:table-cell>
          <table:table-cell table:formula="of:=ROUND([.E9]/[.D9];2)" office:value-type="float" office:value="14.93" calcext:value-type="float">
            <text:p>14,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327" calcext:value-type="float">
            <text:p>327</text:p>
          </table:table-cell>
          <table:table-cell office:value-type="float" office:value="4560" calcext:value-type="float">
            <text:p>4560</text:p>
          </table:table-cell>
          <table:table-cell table:formula="of:=ROUND(([.E10]*[.D10])/1000;0)" office:value-type="float" office:value="1491" calcext:value-type="float">
            <text:p>1491</text:p>
          </table:table-cell>
          <table:table-cell table:formula="of:=ROUND([.E10]/[.D10];2)" office:value-type="float" office:value="13.94" calcext:value-type="float">
            <text:p>13,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360" calcext:value-type="float">
            <text:p>360</text:p>
          </table:table-cell>
          <table:table-cell office:value-type="float" office:value="4800" calcext:value-type="float">
            <text:p>4800</text:p>
          </table:table-cell>
          <table:table-cell table:formula="of:=ROUND(([.E11]*[.D11])/1000;0)" office:value-type="float" office:value="1728" calcext:value-type="float">
            <text:p>1728</text:p>
          </table:table-cell>
          <table:table-cell table:formula="of:=ROUND([.E11]/[.D11];2)" office:value-type="float" office:value="13.33" calcext:value-type="float">
            <text:p>13,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409" calcext:value-type="float">
            <text:p>409</text:p>
          </table:table-cell>
          <table:table-cell office:value-type="float" office:value="5200" calcext:value-type="float">
            <text:p>5200</text:p>
          </table:table-cell>
          <table:table-cell table:formula="of:=ROUND(([.E12]*[.D12])/1000;0)" office:value-type="float" office:value="2127" calcext:value-type="float">
            <text:p>2127</text:p>
          </table:table-cell>
          <table:table-cell table:formula="of:=ROUND([.E12]/[.D12];2)" office:value-type="float" office:value="12.71" calcext:value-type="float">
            <text:p>12,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433" calcext:value-type="float">
            <text:p>433</text:p>
          </table:table-cell>
          <table:table-cell office:value-type="float" office:value="5400" calcext:value-type="float">
            <text:p>5400</text:p>
          </table:table-cell>
          <table:table-cell table:formula="of:=ROUND(([.E13]*[.D13])/1000;0)" office:value-type="float" office:value="2338" calcext:value-type="float">
            <text:p>2338</text:p>
          </table:table-cell>
          <table:table-cell table:formula="of:=ROUND([.E13]/[.D13];2)" office:value-type="float" office:value="12.47" calcext:value-type="float">
            <text:p>12,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476" calcext:value-type="float">
            <text:p>476</text:p>
          </table:table-cell>
          <table:table-cell office:value-type="float" office:value="5680" calcext:value-type="float">
            <text:p>5680</text:p>
          </table:table-cell>
          <table:table-cell table:formula="of:=ROUND(([.E14]*[.D14])/1000;0)" office:value-type="float" office:value="2704" calcext:value-type="float">
            <text:p>2704</text:p>
          </table:table-cell>
          <table:table-cell table:formula="of:=ROUND([.E14]/[.D14];2)" office:value-type="float" office:value="11.93" calcext:value-type="float">
            <text:p>11,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511" calcext:value-type="float">
            <text:p>511</text:p>
          </table:table-cell>
          <table:table-cell office:value-type="float" office:value="6000" calcext:value-type="float">
            <text:p>6000</text:p>
          </table:table-cell>
          <table:table-cell table:formula="of:=ROUND(([.E15]*[.D15])/1000;0)" office:value-type="float" office:value="3066" calcext:value-type="float">
            <text:p>3066</text:p>
          </table:table-cell>
          <table:table-cell table:formula="of:=ROUND([.E15]/[.D15];2)" office:value-type="float" office:value="11.74" calcext:value-type="float">
            <text:p>11,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550" calcext:value-type="float">
            <text:p>550</text:p>
          </table:table-cell>
          <table:table-cell office:value-type="float" office:value="6240" calcext:value-type="float">
            <text:p>6240</text:p>
          </table:table-cell>
          <table:table-cell table:formula="of:=ROUND(([.E16]*[.D16])/1000;0)" office:value-type="float" office:value="3432" calcext:value-type="float">
            <text:p>3432</text:p>
          </table:table-cell>
          <table:table-cell table:formula="of:=ROUND([.E16]/[.D16];2)" office:value-type="float" office:value="11.35" calcext:value-type="float">
            <text:p>11,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584" calcext:value-type="float">
            <text:p>584</text:p>
          </table:table-cell>
          <table:table-cell office:value-type="float" office:value="6480" calcext:value-type="float">
            <text:p>6480</text:p>
          </table:table-cell>
          <table:table-cell table:formula="of:=ROUND(([.E17]*[.D17])/1000;0)" office:value-type="float" office:value="3784" calcext:value-type="float">
            <text:p>3784</text:p>
          </table:table-cell>
          <table:table-cell table:formula="of:=ROUND([.E17]/[.D17];2)" office:value-type="float" office:value="11.1" calcext:value-type="float">
            <text:p>11,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627" calcext:value-type="float">
            <text:p>627</text:p>
          </table:table-cell>
          <table:table-cell office:value-type="float" office:value="6720" calcext:value-type="float">
            <text:p>6720</text:p>
          </table:table-cell>
          <table:table-cell table:formula="of:=ROUND(([.E18]*[.D18])/1000;0)" office:value-type="float" office:value="4213" calcext:value-type="float">
            <text:p>4213</text:p>
          </table:table-cell>
          <table:table-cell table:formula="of:=ROUND([.E18]/[.D18];2)" office:value-type="float" office:value="10.72" calcext:value-type="float">
            <text:p>10,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674" calcext:value-type="float">
            <text:p>674</text:p>
          </table:table-cell>
          <table:table-cell office:value-type="float" office:value="6960" calcext:value-type="float">
            <text:p>6960</text:p>
          </table:table-cell>
          <table:table-cell table:formula="of:=ROUND(([.E19]*[.D19])/1000;0)" office:value-type="float" office:value="4691" calcext:value-type="float">
            <text:p>4691</text:p>
          </table:table-cell>
          <table:table-cell table:formula="of:=ROUND([.E19]/[.D19];2)" office:value-type="float" office:value="10.33" calcext:value-type="float">
            <text:p>10,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728" calcext:value-type="float">
            <text:p>728</text:p>
          </table:table-cell>
          <table:table-cell office:value-type="float" office:value="7280" calcext:value-type="float">
            <text:p>7280</text:p>
          </table:table-cell>
          <table:table-cell table:formula="of:=ROUND(([.E20]*[.D20])/1000;0)" office:value-type="float" office:value="5300" calcext:value-type="float">
            <text:p>5300</text:p>
          </table:table-cell>
          <table:table-cell table:formula="of:=ROUND([.E20]/[.D20];2)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Syma X21 (46mm)" table:style-name="ta1">
        <table:shapes>
          <draw:frame draw:z-index="0" draw:style-name="gr1" draw:text-style-name="P1" svg:width="270.39mm" svg:height="152.19mm" svg:x="135.74mm" svg:y="4.52mm">
            <draw:object draw:notify-on-update-of-ranges="'8520+Syma X21 (46mm)'.B4:'8520+Syma X21 (46mm)'.B27 '8520+Syma X21 (46mm)'.A1:'8520+Syma X21 (46mm)'.A1 '8520+Syma X21 (46mm)'.D4:'8520+Syma X21 (46mm)'.D27 '8520+Syma X21 (46mm)'.B5:'8520+Syma X21 (46mm)'.B25 '8520+Syma X21 (46mm)'.A1:'8520+Syma X21 (46mm)'.A1 '8520+Syma X21 (46mm)'.F5:'8520+Syma X21 (46mm)'.F2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520+Syma X21 (46mm)'.B4:'8520+Syma X21 (46mm)'.B27 '8520+Syma X21 (46mm)'.G5:'8520+Syma X21 (46mm)'.G2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141" calcext:value-type="float">
            <text:p>141</text:p>
          </table:table-cell>
          <table:table-cell office:value-type="float" office:value="1660" calcext:value-type="float">
            <text:p>1660</text:p>
          </table:table-cell>
          <table:table-cell table:formula="of:=ROUND(([.E5]*[.D5])/1000;0)" office:value-type="float" office:value="234" calcext:value-type="float">
            <text:p>234</text:p>
          </table:table-cell>
          <table:table-cell table:formula="of:=ROUND([.E5]/[.D5];2)" office:value-type="float" office:value="11.77" calcext:value-type="float">
            <text:p>11,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185" calcext:value-type="float">
            <text:p>185</text:p>
          </table:table-cell>
          <table:table-cell office:value-type="float" office:value="2040" calcext:value-type="float">
            <text:p>2040</text:p>
          </table:table-cell>
          <table:table-cell table:formula="of:=ROUND(([.E6]*[.D6])/1000;0)" office:value-type="float" office:value="377" calcext:value-type="float">
            <text:p>377</text:p>
          </table:table-cell>
          <table:table-cell table:formula="of:=ROUND([.E6]/[.D6];2)" office:value-type="float" office:value="11.03" calcext:value-type="float">
            <text:p>11,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232" calcext:value-type="float">
            <text:p>232</text:p>
          </table:table-cell>
          <table:table-cell office:value-type="float" office:value="2360" calcext:value-type="float">
            <text:p>2360</text:p>
          </table:table-cell>
          <table:table-cell table:formula="of:=ROUND(([.E7]*[.D7])/1000;0)" office:value-type="float" office:value="548" calcext:value-type="float">
            <text:p>548</text:p>
          </table:table-cell>
          <table:table-cell table:formula="of:=ROUND([.E7]/[.D7];2)" office:value-type="float" office:value="10.17" calcext:value-type="float">
            <text:p>10,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277" calcext:value-type="float">
            <text:p>277</text:p>
          </table:table-cell>
          <table:table-cell office:value-type="float" office:value="2660" calcext:value-type="float">
            <text:p>2660</text:p>
          </table:table-cell>
          <table:table-cell table:formula="of:=ROUND(([.E8]*[.D8])/1000;0)" office:value-type="float" office:value="737" calcext:value-type="float">
            <text:p>737</text:p>
          </table:table-cell>
          <table:table-cell table:formula="of:=ROUND([.E8]/[.D8];2)" office:value-type="float" office:value="9.6" calcext:value-type="float">
            <text:p>9,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320" calcext:value-type="float">
            <text:p>320</text:p>
          </table:table-cell>
          <table:table-cell office:value-type="float" office:value="2920" calcext:value-type="float">
            <text:p>2920</text:p>
          </table:table-cell>
          <table:table-cell table:formula="of:=ROUND(([.E9]*[.D9])/1000;0)" office:value-type="float" office:value="934" calcext:value-type="float">
            <text:p>934</text:p>
          </table:table-cell>
          <table:table-cell table:formula="of:=ROUND([.E9]/[.D9];2)" office:value-type="float" office:value="9.13" calcext:value-type="float">
            <text:p>9,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370" calcext:value-type="float">
            <text:p>370</text:p>
          </table:table-cell>
          <table:table-cell office:value-type="float" office:value="3220" calcext:value-type="float">
            <text:p>3220</text:p>
          </table:table-cell>
          <table:table-cell table:formula="of:=ROUND(([.E10]*[.D10])/1000;0)" office:value-type="float" office:value="1191" calcext:value-type="float">
            <text:p>1191</text:p>
          </table:table-cell>
          <table:table-cell table:formula="of:=ROUND([.E10]/[.D10];2)" office:value-type="float" office:value="8.7" calcext:value-type="float">
            <text:p>8,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399" calcext:value-type="float">
            <text:p>399</text:p>
          </table:table-cell>
          <table:table-cell office:value-type="float" office:value="3380" calcext:value-type="float">
            <text:p>3380</text:p>
          </table:table-cell>
          <table:table-cell table:formula="of:=ROUND(([.E11]*[.D11])/1000;0)" office:value-type="float" office:value="1349" calcext:value-type="float">
            <text:p>1349</text:p>
          </table:table-cell>
          <table:table-cell table:formula="of:=ROUND([.E11]/[.D11];2)" office:value-type="float" office:value="8.47" calcext:value-type="float">
            <text:p>8,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446" calcext:value-type="float">
            <text:p>446</text:p>
          </table:table-cell>
          <table:table-cell office:value-type="float" office:value="3440" calcext:value-type="float">
            <text:p>3440</text:p>
          </table:table-cell>
          <table:table-cell table:formula="of:=ROUND(([.E12]*[.D12])/1000;0)" office:value-type="float" office:value="1534" calcext:value-type="float">
            <text:p>1534</text:p>
          </table:table-cell>
          <table:table-cell table:formula="of:=ROUND([.E12]/[.D12];2)" office:value-type="float" office:value="7.71" calcext:value-type="float">
            <text:p>7,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495" calcext:value-type="float">
            <text:p>495</text:p>
          </table:table-cell>
          <table:table-cell office:value-type="float" office:value="3880" calcext:value-type="float">
            <text:p>3880</text:p>
          </table:table-cell>
          <table:table-cell table:formula="of:=ROUND(([.E13]*[.D13])/1000;0)" office:value-type="float" office:value="1921" calcext:value-type="float">
            <text:p>1921</text:p>
          </table:table-cell>
          <table:table-cell table:formula="of:=ROUND([.E13]/[.D13];2)" office:value-type="float" office:value="7.84" calcext:value-type="float">
            <text:p>7,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535" calcext:value-type="float">
            <text:p>535</text:p>
          </table:table-cell>
          <table:table-cell office:value-type="float" office:value="4080" calcext:value-type="float">
            <text:p>4080</text:p>
          </table:table-cell>
          <table:table-cell table:formula="of:=ROUND(([.E14]*[.D14])/1000;0)" office:value-type="float" office:value="2183" calcext:value-type="float">
            <text:p>2183</text:p>
          </table:table-cell>
          <table:table-cell table:formula="of:=ROUND([.E14]/[.D14];2)" office:value-type="float" office:value="7.63" calcext:value-type="float">
            <text:p>7,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578" calcext:value-type="float">
            <text:p>578</text:p>
          </table:table-cell>
          <table:table-cell office:value-type="float" office:value="4320" calcext:value-type="float">
            <text:p>4320</text:p>
          </table:table-cell>
          <table:table-cell table:formula="of:=ROUND(([.E15]*[.D15])/1000;0)" office:value-type="float" office:value="2497" calcext:value-type="float">
            <text:p>2497</text:p>
          </table:table-cell>
          <table:table-cell table:formula="of:=ROUND([.E15]/[.D15];2)" office:value-type="float" office:value="7.47" calcext:value-type="float">
            <text:p>7,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624" calcext:value-type="float">
            <text:p>624</text:p>
          </table:table-cell>
          <table:table-cell office:value-type="float" office:value="4520" calcext:value-type="float">
            <text:p>4520</text:p>
          </table:table-cell>
          <table:table-cell table:formula="of:=ROUND(([.E16]*[.D16])/1000;0)" office:value-type="float" office:value="2820" calcext:value-type="float">
            <text:p>2820</text:p>
          </table:table-cell>
          <table:table-cell table:formula="of:=ROUND([.E16]/[.D16];2)" office:value-type="float" office:value="7.24" calcext:value-type="float">
            <text:p>7,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656" calcext:value-type="float">
            <text:p>656</text:p>
          </table:table-cell>
          <table:table-cell office:value-type="float" office:value="4640" calcext:value-type="float">
            <text:p>4640</text:p>
          </table:table-cell>
          <table:table-cell table:formula="of:=ROUND(([.E17]*[.D17])/1000;0)" office:value-type="float" office:value="3044" calcext:value-type="float">
            <text:p>3044</text:p>
          </table:table-cell>
          <table:table-cell table:formula="of:=ROUND([.E17]/[.D17];2)" office:value-type="float" office:value="7.07" calcext:value-type="float">
            <text:p>7,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686" calcext:value-type="float">
            <text:p>686</text:p>
          </table:table-cell>
          <table:table-cell office:value-type="float" office:value="4800" calcext:value-type="float">
            <text:p>4800</text:p>
          </table:table-cell>
          <table:table-cell table:formula="of:=ROUND(([.E18]*[.D18])/1000;0)" office:value-type="float" office:value="3293" calcext:value-type="float">
            <text:p>3293</text:p>
          </table:table-cell>
          <table:table-cell table:formula="of:=ROUND([.E18]/[.D18];2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748" calcext:value-type="float">
            <text:p>748</text:p>
          </table:table-cell>
          <table:table-cell office:value-type="float" office:value="5120" calcext:value-type="float">
            <text:p>5120</text:p>
          </table:table-cell>
          <table:table-cell table:formula="of:=ROUND(([.E19]*[.D19])/1000;0)" office:value-type="float" office:value="3830" calcext:value-type="float">
            <text:p>3830</text:p>
          </table:table-cell>
          <table:table-cell table:formula="of:=ROUND([.E19]/[.D19];2)" office:value-type="float" office:value="6.84" calcext:value-type="float">
            <text:p>6,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809" calcext:value-type="float">
            <text:p>809</text:p>
          </table:table-cell>
          <table:table-cell office:value-type="float" office:value="5320" calcext:value-type="float">
            <text:p>5320</text:p>
          </table:table-cell>
          <table:table-cell table:formula="of:=ROUND(([.E20]*[.D20])/1000;0)" office:value-type="float" office:value="4304" calcext:value-type="float">
            <text:p>4304</text:p>
          </table:table-cell>
          <table:table-cell table:formula="of:=ROUND([.E20]/[.D20];2)" office:value-type="float" office:value="6.58" calcext:value-type="float">
            <text:p>6,58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DJI Tello (78mm)" table:style-name="ta1">
        <table:shapes>
          <draw:frame draw:z-index="0" draw:style-name="gr1" draw:text-style-name="P1" svg:width="270.39mm" svg:height="152.19mm" svg:x="135.74mm" svg:y="4.52mm">
            <draw:object draw:notify-on-update-of-ranges="'8520+DJI Tello (78mm)'.E5:'8520+DJI Tello (78mm)'.E20 '8520+DJI Tello (78mm)'.B4:'8520+DJI Tello (78mm)'.B27 '8520+TripleLift'.A1:'8520+TripleLift'.A1 '8520+DJI Tello (78mm)'.D4:'8520+DJI Tello (78mm)'.D27 '8520+DJI Tello (78mm)'.B5:'8520+DJI Tello (78mm)'.B25 '8520+TripleLift'.A1:'8520+TripleLift'.A1 '8520+DJI Tello (78mm)'.F5:'8520+DJI Tello (78mm)'.F25 '8520+DJI Tello (78mm)'.B5:'8520+DJI Tello (78mm)'.B23 '8520+TripleLift'.A1:'8520+TripleLift'.A1 '8520+DJI Tello (78mm)'.E5:'8520+DJI Tello (78mm)'.E2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520+DJI Tello (78mm)'.B4:'8520+DJI Tello (78mm)'.B27 '8520+DJI Tello (78mm)'.G5:'8520+DJI Tello (78mm)'.G2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143" calcext:value-type="float">
            <text:p>143</text:p>
          </table:table-cell>
          <table:table-cell office:value-type="float" office:value="960" calcext:value-type="float">
            <text:p>960</text:p>
          </table:table-cell>
          <table:table-cell table:formula="of:=ROUND(([.E5]*[.D5])/1000;0)" office:value-type="float" office:value="137" calcext:value-type="float">
            <text:p>137</text:p>
          </table:table-cell>
          <table:table-cell table:formula="of:=ROUND([.E5]/[.D5];2)" office:value-type="float" office:value="6.71" calcext:value-type="float">
            <text:p>6,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188" calcext:value-type="float">
            <text:p>188</text:p>
          </table:table-cell>
          <table:table-cell office:value-type="float" office:value="1200" calcext:value-type="float">
            <text:p>1200</text:p>
          </table:table-cell>
          <table:table-cell table:formula="of:=ROUND(([.E6]*[.D6])/1000;0)" office:value-type="float" office:value="226" calcext:value-type="float">
            <text:p>226</text:p>
          </table:table-cell>
          <table:table-cell table:formula="of:=ROUND([.E6]/[.D6];2)" office:value-type="float" office:value="6.38" calcext:value-type="float">
            <text:p>6,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242" calcext:value-type="float">
            <text:p>242</text:p>
          </table:table-cell>
          <table:table-cell office:value-type="float" office:value="1440" calcext:value-type="float">
            <text:p>1440</text:p>
          </table:table-cell>
          <table:table-cell table:formula="of:=ROUND(([.E7]*[.D7])/1000;0)" office:value-type="float" office:value="348" calcext:value-type="float">
            <text:p>348</text:p>
          </table:table-cell>
          <table:table-cell table:formula="of:=ROUND([.E7]/[.D7];2)" office:value-type="float" office:value="5.95" calcext:value-type="float">
            <text:p>5,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292" calcext:value-type="float">
            <text:p>292</text:p>
          </table:table-cell>
          <table:table-cell office:value-type="float" office:value="1640" calcext:value-type="float">
            <text:p>1640</text:p>
          </table:table-cell>
          <table:table-cell table:formula="of:=ROUND(([.E8]*[.D8])/1000;0)" office:value-type="float" office:value="479" calcext:value-type="float">
            <text:p>479</text:p>
          </table:table-cell>
          <table:table-cell table:formula="of:=ROUND([.E8]/[.D8];2)" office:value-type="float" office:value="5.62" calcext:value-type="float">
            <text:p>5,6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330" calcext:value-type="float">
            <text:p>330</text:p>
          </table:table-cell>
          <table:table-cell office:value-type="float" office:value="1800" calcext:value-type="float">
            <text:p>1800</text:p>
          </table:table-cell>
          <table:table-cell table:formula="of:=ROUND(([.E9]*[.D9])/1000;0)" office:value-type="float" office:value="594" calcext:value-type="float">
            <text:p>594</text:p>
          </table:table-cell>
          <table:table-cell table:formula="of:=ROUND([.E9]/[.D9];2)" office:value-type="float" office:value="5.45" calcext:value-type="float">
            <text:p>5,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370" calcext:value-type="float">
            <text:p>370</text:p>
          </table:table-cell>
          <table:table-cell office:value-type="float" office:value="1920" calcext:value-type="float">
            <text:p>1920</text:p>
          </table:table-cell>
          <table:table-cell table:formula="of:=ROUND(([.E10]*[.D10])/1000;0)" office:value-type="float" office:value="710" calcext:value-type="float">
            <text:p>710</text:p>
          </table:table-cell>
          <table:table-cell table:formula="of:=ROUND([.E10]/[.D10];2)" office:value-type="float" office:value="5.19" calcext:value-type="float">
            <text:p>5,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409" calcext:value-type="float">
            <text:p>409</text:p>
          </table:table-cell>
          <table:table-cell office:value-type="float" office:value="2060" calcext:value-type="float">
            <text:p>2060</text:p>
          </table:table-cell>
          <table:table-cell table:formula="of:=ROUND(([.E11]*[.D11])/1000;0)" office:value-type="float" office:value="843" calcext:value-type="float">
            <text:p>843</text:p>
          </table:table-cell>
          <table:table-cell table:formula="of:=ROUND([.E11]/[.D11];2)" office:value-type="float" office:value="5.04" calcext:value-type="float">
            <text:p>5,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441" calcext:value-type="float">
            <text:p>441</text:p>
          </table:table-cell>
          <table:table-cell office:value-type="float" office:value="2180" calcext:value-type="float">
            <text:p>2180</text:p>
          </table:table-cell>
          <table:table-cell table:formula="of:=ROUND(([.E12]*[.D12])/1000;0)" office:value-type="float" office:value="961" calcext:value-type="float">
            <text:p>961</text:p>
          </table:table-cell>
          <table:table-cell table:formula="of:=ROUND([.E12]/[.D12];2)" office:value-type="float" office:value="4.94" calcext:value-type="float">
            <text:p>4,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492" calcext:value-type="float">
            <text:p>492</text:p>
          </table:table-cell>
          <table:table-cell office:value-type="float" office:value="2340" calcext:value-type="float">
            <text:p>2340</text:p>
          </table:table-cell>
          <table:table-cell table:formula="of:=ROUND(([.E13]*[.D13])/1000;0)" office:value-type="float" office:value="1151" calcext:value-type="float">
            <text:p>1151</text:p>
          </table:table-cell>
          <table:table-cell table:formula="of:=ROUND([.E13]/[.D13];2)" office:value-type="float" office:value="4.76" calcext:value-type="float">
            <text:p>4,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532" calcext:value-type="float">
            <text:p>532</text:p>
          </table:table-cell>
          <table:table-cell office:value-type="float" office:value="2500" calcext:value-type="float">
            <text:p>2500</text:p>
          </table:table-cell>
          <table:table-cell table:formula="of:=ROUND(([.E14]*[.D14])/1000;0)" office:value-type="float" office:value="1330" calcext:value-type="float">
            <text:p>1330</text:p>
          </table:table-cell>
          <table:table-cell table:formula="of:=ROUND([.E14]/[.D14];2)" office:value-type="float" office:value="4.7" calcext:value-type="float">
            <text:p>4,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581" calcext:value-type="float">
            <text:p>581</text:p>
          </table:table-cell>
          <table:table-cell office:value-type="float" office:value="2640" calcext:value-type="float">
            <text:p>2640</text:p>
          </table:table-cell>
          <table:table-cell table:formula="of:=ROUND(([.E15]*[.D15])/1000;0)" office:value-type="float" office:value="1534" calcext:value-type="float">
            <text:p>1534</text:p>
          </table:table-cell>
          <table:table-cell table:formula="of:=ROUND([.E15]/[.D15];2)" office:value-type="float" office:value="4.54" calcext:value-type="float">
            <text:p>4,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618" calcext:value-type="float">
            <text:p>618</text:p>
          </table:table-cell>
          <table:table-cell office:value-type="float" office:value="2760" calcext:value-type="float">
            <text:p>2760</text:p>
          </table:table-cell>
          <table:table-cell table:formula="of:=ROUND(([.E16]*[.D16])/1000;0)" office:value-type="float" office:value="1706" calcext:value-type="float">
            <text:p>1706</text:p>
          </table:table-cell>
          <table:table-cell table:formula="of:=ROUND([.E16]/[.D16];2)" office:value-type="float" office:value="4.47" calcext:value-type="float">
            <text:p>4,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654" calcext:value-type="float">
            <text:p>654</text:p>
          </table:table-cell>
          <table:table-cell office:value-type="float" office:value="2860" calcext:value-type="float">
            <text:p>2860</text:p>
          </table:table-cell>
          <table:table-cell table:formula="of:=ROUND(([.E17]*[.D17])/1000;0)" office:value-type="float" office:value="1870" calcext:value-type="float">
            <text:p>1870</text:p>
          </table:table-cell>
          <table:table-cell table:formula="of:=ROUND([.E17]/[.D17];2)" office:value-type="float" office:value="4.37" calcext:value-type="float">
            <text:p>4,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694" calcext:value-type="float">
            <text:p>694</text:p>
          </table:table-cell>
          <table:table-cell office:value-type="float" office:value="2980" calcext:value-type="float">
            <text:p>2980</text:p>
          </table:table-cell>
          <table:table-cell table:formula="of:=ROUND(([.E18]*[.D18])/1000;0)" office:value-type="float" office:value="2068" calcext:value-type="float">
            <text:p>2068</text:p>
          </table:table-cell>
          <table:table-cell table:formula="of:=ROUND([.E18]/[.D18];2)" office:value-type="float" office:value="4.29" calcext:value-type="float">
            <text:p>4,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737" calcext:value-type="float">
            <text:p>737</text:p>
          </table:table-cell>
          <table:table-cell office:value-type="float" office:value="3100" calcext:value-type="float">
            <text:p>3100</text:p>
          </table:table-cell>
          <table:table-cell table:formula="of:=ROUND(([.E19]*[.D19])/1000;0)" office:value-type="float" office:value="2285" calcext:value-type="float">
            <text:p>2285</text:p>
          </table:table-cell>
          <table:table-cell table:formula="of:=ROUND([.E19]/[.D19];2)" office:value-type="float" office:value="4.21" calcext:value-type="float">
            <text:p>4,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773" calcext:value-type="float">
            <text:p>773</text:p>
          </table:table-cell>
          <table:table-cell office:value-type="float" office:value="3200" calcext:value-type="float">
            <text:p>3200</text:p>
          </table:table-cell>
          <table:table-cell table:formula="of:=ROUND(([.E20]*[.D20])/1000;0)" office:value-type="float" office:value="2474" calcext:value-type="float">
            <text:p>2474</text:p>
          </table:table-cell>
          <table:table-cell table:formula="of:=ROUND([.E20]/[.D20];2)" office:value-type="float" office:value="4.14" calcext:value-type="float">
            <text:p>4,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21]*[.B2]" office:value-type="float" office:value="19.98" calcext:value-type="float">
            <text:p>19,98</text:p>
          </table:table-cell>
          <table:table-cell office:value-type="float" office:value="964" calcext:value-type="float">
            <text:p>964</text:p>
          </table:table-cell>
          <table:table-cell office:value-type="float" office:value="3800" calcext:value-type="float">
            <text:p>3800</text:p>
          </table:table-cell>
          <table:table-cell table:formula="of:=ROUND(([.E21]*[.D21])/1000;0)" office:value-type="float" office:value="3663" calcext:value-type="float">
            <text:p>3663</text:p>
          </table:table-cell>
          <table:table-cell table:formula="of:=ROUND([.E21]/[.D21];2)" office:value-type="float" office:value="3.94" calcext:value-type="float">
            <text:p>3,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22]*[.B2]" office:value-type="float" office:value="23.31" calcext:value-type="float">
            <text:p>23,31</text:p>
          </table:table-cell>
          <table:table-cell office:value-type="float" office:value="1040" calcext:value-type="float">
            <text:p>1040</text:p>
          </table:table-cell>
          <table:table-cell office:value-type="float" office:value="4040" calcext:value-type="float">
            <text:p>4040</text:p>
          </table:table-cell>
          <table:table-cell table:formula="of:=ROUND(([.E22]*[.D22])/1000;0)" office:value-type="float" office:value="4202" calcext:value-type="float">
            <text:p>4202</text:p>
          </table:table-cell>
          <table:table-cell table:formula="of:=ROUND([.E22]/[.D22];2)" office:value-type="float" office:value="3.88" calcext:value-type="float">
            <text:p>3,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23]*[.B2]" office:value-type="float" office:value="26.64" calcext:value-type="float">
            <text:p>26,64</text:p>
          </table:table-cell>
          <table:table-cell office:value-type="float" office:value="1403" calcext:value-type="float">
            <text:p>1403</text:p>
          </table:table-cell>
          <table:table-cell office:value-type="float" office:value="5120" calcext:value-type="float">
            <text:p>5120</text:p>
          </table:table-cell>
          <table:table-cell table:formula="of:=ROUND(([.E23]*[.D23])/1000;0)" office:value-type="float" office:value="7183" calcext:value-type="float">
            <text:p>7183</text:p>
          </table:table-cell>
          <table:table-cell table:formula="of:=ROUND([.E23]/[.D23];2)" office:value-type="float" office:value="3.65" calcext:value-type="float">
            <text:p>3,65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Twice_Lift" table:style-name="ta1">
        <table:shapes>
          <draw:frame draw:z-index="0" draw:style-name="gr1" draw:text-style-name="P1" svg:width="270.39mm" svg:height="152.19mm" svg:x="135.74mm" svg:y="4.52mm">
            <draw:object draw:notify-on-update-of-ranges="'8520+Twice_Lift'.E5:'8520+Twice_Lift'.E20 '8520+Twice_Lift'.B4:'8520+Twice_Lift'.B27 '8520+Twice_Lift'.D4:'8520+Twice_Lift'.D27 '8520+Twice_Lift'.B5:'8520+Twice_Lift'.B25 '8520+Twice_Lift'.F5:'8520+Twice_Lift'.F25 '8520+Twice_Lift'.B5:'8520+Twice_Lift'.B20 '8520+Twice_Lift'.E5:'8520+Twice_Lift'.E2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520+Twice_Lift'.B4:'8520+Twice_Lift'.B27 '8520+Twice_Lift'.G5:'8520+Twice_Lift'.G2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141" calcext:value-type="float">
            <text:p>141</text:p>
          </table:table-cell>
          <table:table-cell office:value-type="float" office:value="640" calcext:value-type="float">
            <text:p>640</text:p>
          </table:table-cell>
          <table:table-cell table:formula="of:=ROUND(([.E5]*[.D5])/1000;0)" office:value-type="float" office:value="90" calcext:value-type="float">
            <text:p>90</text:p>
          </table:table-cell>
          <table:table-cell table:formula="of:=ROUND([.E5]/[.D5];2)" office:value-type="float" office:value="4.54" calcext:value-type="float">
            <text:p>4,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218" calcext:value-type="float">
            <text:p>218</text:p>
          </table:table-cell>
          <table:table-cell office:value-type="float" office:value="880" calcext:value-type="float">
            <text:p>880</text:p>
          </table:table-cell>
          <table:table-cell table:formula="of:=ROUND(([.E6]*[.D6])/1000;0)" office:value-type="float" office:value="192" calcext:value-type="float">
            <text:p>192</text:p>
          </table:table-cell>
          <table:table-cell table:formula="of:=ROUND([.E6]/[.D6];2)" office:value-type="float" office:value="4.04" calcext:value-type="float">
            <text:p>4,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282" calcext:value-type="float">
            <text:p>282</text:p>
          </table:table-cell>
          <table:table-cell office:value-type="float" office:value="1100" calcext:value-type="float">
            <text:p>1100</text:p>
          </table:table-cell>
          <table:table-cell table:formula="of:=ROUND(([.E7]*[.D7])/1000;0)" office:value-type="float" office:value="310" calcext:value-type="float">
            <text:p>310</text:p>
          </table:table-cell>
          <table:table-cell table:formula="of:=ROUND([.E7]/[.D7];2)" office:value-type="float" office:value="3.9" calcext:value-type="float">
            <text:p>3,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331" calcext:value-type="float">
            <text:p>331</text:p>
          </table:table-cell>
          <table:table-cell office:value-type="float" office:value="1240" calcext:value-type="float">
            <text:p>1240</text:p>
          </table:table-cell>
          <table:table-cell table:formula="of:=ROUND(([.E8]*[.D8])/1000;0)" office:value-type="float" office:value="410" calcext:value-type="float">
            <text:p>410</text:p>
          </table:table-cell>
          <table:table-cell table:formula="of:=ROUND([.E8]/[.D8];2)" office:value-type="float" office:value="3.75" calcext:value-type="float">
            <text:p>3,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405" calcext:value-type="float">
            <text:p>405</text:p>
          </table:table-cell>
          <table:table-cell office:value-type="float" office:value="1420" calcext:value-type="float">
            <text:p>1420</text:p>
          </table:table-cell>
          <table:table-cell table:formula="of:=ROUND(([.E9]*[.D9])/1000;0)" office:value-type="float" office:value="575" calcext:value-type="float">
            <text:p>575</text:p>
          </table:table-cell>
          <table:table-cell table:formula="of:=ROUND([.E9]/[.D9];2)" office:value-type="float" office:value="3.51" calcext:value-type="float">
            <text:p>3,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1600" calcext:value-type="float">
            <text:p>1600</text:p>
          </table:table-cell>
          <table:table-cell table:formula="of:=ROUND(([.E10]*[.D10])/1000;0)" office:value-type="float" office:value="755" calcext:value-type="float">
            <text:p>755</text:p>
          </table:table-cell>
          <table:table-cell table:formula="of:=ROUND([.E10]/[.D10];2)" office:value-type="float" office:value="3.39" calcext:value-type="float">
            <text:p>3,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542" calcext:value-type="float">
            <text:p>542</text:p>
          </table:table-cell>
          <table:table-cell office:value-type="float" office:value="1780" calcext:value-type="float">
            <text:p>1780</text:p>
          </table:table-cell>
          <table:table-cell table:formula="of:=ROUND(([.E11]*[.D11])/1000;0)" office:value-type="float" office:value="965" calcext:value-type="float">
            <text:p>965</text:p>
          </table:table-cell>
          <table:table-cell table:formula="of:=ROUND([.E11]/[.D11];2)" office:value-type="float" office:value="3.28" calcext:value-type="float">
            <text:p>3,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615" calcext:value-type="float">
            <text:p>615</text:p>
          </table:table-cell>
          <table:table-cell office:value-type="float" office:value="1960" calcext:value-type="float">
            <text:p>1960</text:p>
          </table:table-cell>
          <table:table-cell table:formula="of:=ROUND(([.E12]*[.D12])/1000;0)" office:value-type="float" office:value="1205" calcext:value-type="float">
            <text:p>1205</text:p>
          </table:table-cell>
          <table:table-cell table:formula="of:=ROUND([.E12]/[.D12];2)" office:value-type="float" office:value="3.19" calcext:value-type="float">
            <text:p>3,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656" calcext:value-type="float">
            <text:p>656</text:p>
          </table:table-cell>
          <table:table-cell office:value-type="float" office:value="2060" calcext:value-type="float">
            <text:p>2060</text:p>
          </table:table-cell>
          <table:table-cell table:formula="of:=ROUND(([.E13]*[.D13])/1000;0)" office:value-type="float" office:value="1351" calcext:value-type="float">
            <text:p>1351</text:p>
          </table:table-cell>
          <table:table-cell table:formula="of:=ROUND([.E13]/[.D13];2)" office:value-type="float" office:value="3.14" calcext:value-type="float">
            <text:p>3,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748" calcext:value-type="float">
            <text:p>748</text:p>
          </table:table-cell>
          <table:table-cell office:value-type="float" office:value="2280" calcext:value-type="float">
            <text:p>2280</text:p>
          </table:table-cell>
          <table:table-cell table:formula="of:=ROUND(([.E14]*[.D14])/1000;0)" office:value-type="float" office:value="1705" calcext:value-type="float">
            <text:p>1705</text:p>
          </table:table-cell>
          <table:table-cell table:formula="of:=ROUND([.E14]/[.D14];2)" office:value-type="float" office:value="3.05" calcext:value-type="float">
            <text:p>3,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797" calcext:value-type="float">
            <text:p>797</text:p>
          </table:table-cell>
          <table:table-cell office:value-type="float" office:value="2400" calcext:value-type="float">
            <text:p>2400</text:p>
          </table:table-cell>
          <table:table-cell table:formula="of:=ROUND(([.E15]*[.D15])/1000;0)" office:value-type="float" office:value="1913" calcext:value-type="float">
            <text:p>1913</text:p>
          </table:table-cell>
          <table:table-cell table:formula="of:=ROUND([.E15]/[.D15];2)" office:value-type="float" office:value="3.01" calcext:value-type="float">
            <text:p>3,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887" calcext:value-type="float">
            <text:p>887</text:p>
          </table:table-cell>
          <table:table-cell office:value-type="float" office:value="2640" calcext:value-type="float">
            <text:p>2640</text:p>
          </table:table-cell>
          <table:table-cell table:formula="of:=ROUND(([.E16]*[.D16])/1000;0)" office:value-type="float" office:value="2342" calcext:value-type="float">
            <text:p>2342</text:p>
          </table:table-cell>
          <table:table-cell table:formula="of:=ROUND([.E16]/[.D16];2)" office:value-type="float" office:value="2.98" calcext:value-type="float">
            <text:p>2,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933" calcext:value-type="float">
            <text:p>933</text:p>
          </table:table-cell>
          <table:table-cell office:value-type="float" office:value="2740" calcext:value-type="float">
            <text:p>2740</text:p>
          </table:table-cell>
          <table:table-cell table:formula="of:=ROUND(([.E17]*[.D17])/1000;0)" office:value-type="float" office:value="2556" calcext:value-type="float">
            <text:p>2556</text:p>
          </table:table-cell>
          <table:table-cell table:formula="of:=ROUND([.E17]/[.D17];2)" office:value-type="float" office:value="2.94" calcext:value-type="float">
            <text:p>2,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1007" calcext:value-type="float">
            <text:p>1007</text:p>
          </table:table-cell>
          <table:table-cell office:value-type="float" office:value="2920" calcext:value-type="float">
            <text:p>2920</text:p>
          </table:table-cell>
          <table:table-cell table:formula="of:=ROUND(([.E18]*[.D18])/1000;0)" office:value-type="float" office:value="2940" calcext:value-type="float">
            <text:p>2940</text:p>
          </table:table-cell>
          <table:table-cell table:formula="of:=ROUND([.E18]/[.D18];2)" office:value-type="float" office:value="2.9" calcext:value-type="float">
            <text:p>2,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1062" calcext:value-type="float">
            <text:p>1062</text:p>
          </table:table-cell>
          <table:table-cell office:value-type="float" office:value="3040" calcext:value-type="float">
            <text:p>3040</text:p>
          </table:table-cell>
          <table:table-cell table:formula="of:=ROUND(([.E19]*[.D19])/1000;0)" office:value-type="float" office:value="3228" calcext:value-type="float">
            <text:p>3228</text:p>
          </table:table-cell>
          <table:table-cell table:formula="of:=ROUND([.E19]/[.D19];2)" office:value-type="float" office:value="2.86" calcext:value-type="float">
            <text:p>2,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1116" calcext:value-type="float">
            <text:p>1116</text:p>
          </table:table-cell>
          <table:table-cell office:value-type="float" office:value="3200" calcext:value-type="float">
            <text:p>3200</text:p>
          </table:table-cell>
          <table:table-cell table:formula="of:=ROUND(([.E20]*[.D20])/1000;0)" office:value-type="float" office:value="3571" calcext:value-type="float">
            <text:p>3571</text:p>
          </table:table-cell>
          <table:table-cell table:formula="of:=ROUND([.E20]/[.D20];2)" office:value-type="float" office:value="2.87" calcext:value-type="float">
            <text:p>2,87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S4096" table:style-name="ta1">
        <table:shapes>
          <draw:frame draw:z-index="0" draw:style-name="gr1" draw:text-style-name="P1" svg:width="270.39mm" svg:height="152.19mm" svg:x="135.74mm" svg:y="4.52mm">
            <draw:object draw:notify-on-update-of-ranges="'8520+S4096'.E5:'8520+S4096'.E20 '8520+S4096'.B4:'8520+S4096'.B27 '8520+S4096'.D4:'8520+S4096'.D27 '8520+S4096'.B5:'8520+S4096'.B25 '8520+S4096'.F5:'8520+S4096'.F25 '8520+S4096'.B5:'8520+S4096'.B20 '8520+S4096'.E5:'8520+S4096'.E2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520+S4096'.B4:'8520+S4096'.B27 '8520+S4096'.G5:'8520+S4096'.G2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166" calcext:value-type="float">
            <text:p>166</text:p>
          </table:table-cell>
          <table:table-cell office:value-type="float" office:value="1300" calcext:value-type="float">
            <text:p>1300</text:p>
          </table:table-cell>
          <table:table-cell table:formula="of:=ROUND(([.E5]*[.D5])/1000;0)" office:value-type="float" office:value="216" calcext:value-type="float">
            <text:p>216</text:p>
          </table:table-cell>
          <table:table-cell table:formula="of:=ROUND([.E5]/[.D5];2)" office:value-type="float" office:value="7.83" calcext:value-type="float">
            <text:p>7,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215" calcext:value-type="float">
            <text:p>215</text:p>
          </table:table-cell>
          <table:table-cell office:value-type="float" office:value="1600" calcext:value-type="float">
            <text:p>1600</text:p>
          </table:table-cell>
          <table:table-cell table:formula="of:=ROUND(([.E6]*[.D6])/1000;0)" office:value-type="float" office:value="344" calcext:value-type="float">
            <text:p>344</text:p>
          </table:table-cell>
          <table:table-cell table:formula="of:=ROUND([.E6]/[.D6];2)" office:value-type="float" office:value="7.44" calcext:value-type="float">
            <text:p>7,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259" calcext:value-type="float">
            <text:p>259</text:p>
          </table:table-cell>
          <table:table-cell office:value-type="float" office:value="1840" calcext:value-type="float">
            <text:p>1840</text:p>
          </table:table-cell>
          <table:table-cell table:formula="of:=ROUND(([.E7]*[.D7])/1000;0)" office:value-type="float" office:value="477" calcext:value-type="float">
            <text:p>477</text:p>
          </table:table-cell>
          <table:table-cell table:formula="of:=ROUND([.E7]/[.D7];2)" office:value-type="float" office:value="7.1" calcext:value-type="float">
            <text:p>7,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303" calcext:value-type="float">
            <text:p>303</text:p>
          </table:table-cell>
          <table:table-cell office:value-type="float" office:value="2060" calcext:value-type="float">
            <text:p>2060</text:p>
          </table:table-cell>
          <table:table-cell table:formula="of:=ROUND(([.E8]*[.D8])/1000;0)" office:value-type="float" office:value="624" calcext:value-type="float">
            <text:p>624</text:p>
          </table:table-cell>
          <table:table-cell table:formula="of:=ROUND([.E8]/[.D8];2)" office:value-type="float" office:value="6.8" calcext:value-type="float">
            <text:p>6,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334" calcext:value-type="float">
            <text:p>334</text:p>
          </table:table-cell>
          <table:table-cell office:value-type="float" office:value="2200" calcext:value-type="float">
            <text:p>2200</text:p>
          </table:table-cell>
          <table:table-cell table:formula="of:=ROUND(([.E9]*[.D9])/1000;0)" office:value-type="float" office:value="735" calcext:value-type="float">
            <text:p>735</text:p>
          </table:table-cell>
          <table:table-cell table:formula="of:=ROUND([.E9]/[.D9];2)" office:value-type="float" office:value="6.59" calcext:value-type="float">
            <text:p>6,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395" calcext:value-type="float">
            <text:p>395</text:p>
          </table:table-cell>
          <table:table-cell table:style-name="ce5" office:value-type="float" office:value="2500" calcext:value-type="float">
            <text:p>2500</text:p>
          </table:table-cell>
          <table:table-cell table:formula="of:=ROUND(([.E10]*[.D10])/1000;0)" office:value-type="float" office:value="988" calcext:value-type="float">
            <text:p>988</text:p>
          </table:table-cell>
          <table:table-cell table:formula="of:=ROUND([.E10]/[.D10];2)" office:value-type="float" office:value="6.33" calcext:value-type="float">
            <text:p>6,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433" calcext:value-type="float">
            <text:p>433</text:p>
          </table:table-cell>
          <table:table-cell office:value-type="float" office:value="2660" calcext:value-type="float">
            <text:p>2660</text:p>
          </table:table-cell>
          <table:table-cell table:formula="of:=ROUND(([.E11]*[.D11])/1000;0)" office:value-type="float" office:value="1152" calcext:value-type="float">
            <text:p>1152</text:p>
          </table:table-cell>
          <table:table-cell table:formula="of:=ROUND([.E11]/[.D11];2)" office:value-type="float" office:value="6.14" calcext:value-type="float">
            <text:p>6,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493" calcext:value-type="float">
            <text:p>493</text:p>
          </table:table-cell>
          <table:table-cell office:value-type="float" office:value="2900" calcext:value-type="float">
            <text:p>2900</text:p>
          </table:table-cell>
          <table:table-cell table:formula="of:=ROUND(([.E12]*[.D12])/1000;0)" office:value-type="float" office:value="1430" calcext:value-type="float">
            <text:p>1430</text:p>
          </table:table-cell>
          <table:table-cell table:formula="of:=ROUND([.E12]/[.D12];2)" office:value-type="float" office:value="5.88" calcext:value-type="float">
            <text:p>5,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534" calcext:value-type="float">
            <text:p>534</text:p>
          </table:table-cell>
          <table:table-cell office:value-type="float" office:value="3020" calcext:value-type="float">
            <text:p>3020</text:p>
          </table:table-cell>
          <table:table-cell table:formula="of:=ROUND(([.E13]*[.D13])/1000;0)" office:value-type="float" office:value="1613" calcext:value-type="float">
            <text:p>1613</text:p>
          </table:table-cell>
          <table:table-cell table:formula="of:=ROUND([.E13]/[.D13];2)" office:value-type="float" office:value="5.66" calcext:value-type="float">
            <text:p>5,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582" calcext:value-type="float">
            <text:p>582</text:p>
          </table:table-cell>
          <table:table-cell office:value-type="float" office:value="3200" calcext:value-type="float">
            <text:p>3200</text:p>
          </table:table-cell>
          <table:table-cell table:formula="of:=ROUND(([.E14]*[.D14])/1000;0)" office:value-type="float" office:value="1862" calcext:value-type="float">
            <text:p>1862</text:p>
          </table:table-cell>
          <table:table-cell table:formula="of:=ROUND([.E14]/[.D14];2)" office:value-type="float" office:value="5.5" calcext:value-type="float">
            <text:p>5,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633" calcext:value-type="float">
            <text:p>633</text:p>
          </table:table-cell>
          <table:table-cell office:value-type="float" office:value="3400" calcext:value-type="float">
            <text:p>3400</text:p>
          </table:table-cell>
          <table:table-cell table:formula="of:=ROUND(([.E15]*[.D15])/1000;0)" office:value-type="float" office:value="2152" calcext:value-type="float">
            <text:p>2152</text:p>
          </table:table-cell>
          <table:table-cell table:formula="of:=ROUND([.E15]/[.D15];2)" office:value-type="float" office:value="5.37" calcext:value-type="float">
            <text:p>5,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658" calcext:value-type="float">
            <text:p>658</text:p>
          </table:table-cell>
          <table:table-cell office:value-type="float" office:value="3540" calcext:value-type="float">
            <text:p>3540</text:p>
          </table:table-cell>
          <table:table-cell table:formula="of:=ROUND(([.E16]*[.D16])/1000;0)" office:value-type="float" office:value="2329" calcext:value-type="float">
            <text:p>2329</text:p>
          </table:table-cell>
          <table:table-cell table:formula="of:=ROUND([.E16]/[.D16];2)" office:value-type="float" office:value="5.38" calcext:value-type="float">
            <text:p>5,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710" calcext:value-type="float">
            <text:p>710</text:p>
          </table:table-cell>
          <table:table-cell office:value-type="float" office:value="3720" calcext:value-type="float">
            <text:p>3720</text:p>
          </table:table-cell>
          <table:table-cell table:formula="of:=ROUND(([.E17]*[.D17])/1000;0)" office:value-type="float" office:value="2641" calcext:value-type="float">
            <text:p>2641</text:p>
          </table:table-cell>
          <table:table-cell table:formula="of:=ROUND([.E17]/[.D17];2)" office:value-type="float" office:value="5.24" calcext:value-type="float">
            <text:p>5,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759" calcext:value-type="float">
            <text:p>759</text:p>
          </table:table-cell>
          <table:table-cell office:value-type="float" office:value="3880" calcext:value-type="float">
            <text:p>3880</text:p>
          </table:table-cell>
          <table:table-cell table:formula="of:=ROUND(([.E18]*[.D18])/1000;0)" office:value-type="float" office:value="2945" calcext:value-type="float">
            <text:p>2945</text:p>
          </table:table-cell>
          <table:table-cell table:formula="of:=ROUND([.E18]/[.D18];2)" office:value-type="float" office:value="5.11" calcext:value-type="float">
            <text:p>5,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807" calcext:value-type="float">
            <text:p>807</text:p>
          </table:table-cell>
          <table:table-cell office:value-type="float" office:value="4040" calcext:value-type="float">
            <text:p>4040</text:p>
          </table:table-cell>
          <table:table-cell table:formula="of:=ROUND(([.E19]*[.D19])/1000;0)" office:value-type="float" office:value="3260" calcext:value-type="float">
            <text:p>3260</text:p>
          </table:table-cell>
          <table:table-cell table:formula="of:=ROUND([.E19]/[.D19];2)" office:value-type="float" office:value="5.01" calcext:value-type="float">
            <text:p>5,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858" calcext:value-type="float">
            <text:p>858</text:p>
          </table:table-cell>
          <table:table-cell office:value-type="float" office:value="4200" calcext:value-type="float">
            <text:p>4200</text:p>
          </table:table-cell>
          <table:table-cell table:formula="of:=ROUND(([.E20]*[.D20])/1000;0)" office:value-type="float" office:value="3604" calcext:value-type="float">
            <text:p>3604</text:p>
          </table:table-cell>
          <table:table-cell table:formula="of:=ROUND([.E20]/[.D20];2)" office:value-type="float" office:value="4.9" calcext:value-type="float">
            <text:p>4,9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S4096_82mm" table:style-name="ta1">
        <table:shapes>
          <draw:frame draw:z-index="0" draw:style-name="gr1" draw:text-style-name="P1" svg:width="270.39mm" svg:height="152.19mm" svg:x="135.74mm" svg:y="4.52mm">
            <draw:object draw:notify-on-update-of-ranges="'8520+S4096_82mm'.B4:'8520+S4096_82mm'.B27 '816c+Syma X21 (46mm)'.A1:'816c+Syma X21 (46mm)'.A1 '8520+S4096_82mm'.D4:'8520+S4096_82mm'.D27 '8520+S4096_82mm'.B5:'8520+S4096_82mm'.B25 '816c+Syma X21 (46mm)'.A1:'816c+Syma X21 (46mm)'.A1 '8520+S4096_82mm'.F5:'8520+S4096_82mm'.F21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default-cell-style-name="ce1"/>
        <table:table-column table:style-name="co14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263" calcext:value-type="float">
            <text:p>263</text:p>
          </table:table-cell>
          <table:table-cell office:value-type="float" office:value="880" calcext:value-type="float">
            <text:p>880</text:p>
          </table:table-cell>
          <table:table-cell table:style-name="ce2" table:formula="of:=ROUND(([.E5]*[.D5])/1000;0)" office:value-type="float" office:value="231" calcext:value-type="float">
            <text:p>231</text:p>
          </table:table-cell>
          <table:table-cell table:formula="of:=ROUND([.E5]/[.D5];2)" office:value-type="float" office:value="3.35" calcext:value-type="float">
            <text:p>3,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table:number-columns-repeated="2"/>
          <table:table-cell table:style-name="ce2" table:formula="of:=ROUND(([.E6]*[.D6])/1000;0)" office:value-type="float" office:value="0" calcext:value-type="float">
            <text:p>0</text:p>
          </table:table-cell>
          <table:table-cell table:formula="of:=ROUND([.E6]/[.D6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table:number-columns-repeated="2"/>
          <table:table-cell table:style-name="ce2" table:formula="of:=ROUND(([.E7]*[.D7])/1000;0)" office:value-type="float" office:value="0" calcext:value-type="float">
            <text:p>0</text:p>
          </table:table-cell>
          <table:table-cell table:formula="of:=ROUND([.E7]/[.D7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table:number-columns-repeated="2"/>
          <table:table-cell table:style-name="ce2" table:formula="of:=ROUND(([.E8]*[.D8])/1000;0)" office:value-type="float" office:value="0" calcext:value-type="float">
            <text:p>0</text:p>
          </table:table-cell>
          <table:table-cell table:formula="of:=ROUND([.E8]/[.D8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table:number-columns-repeated="2"/>
          <table:table-cell table:style-name="ce2" table:formula="of:=ROUND(([.E9]*[.D9])/1000;0)" office:value-type="float" office:value="0" calcext:value-type="float">
            <text:p>0</text:p>
          </table:table-cell>
          <table:table-cell table:formula="of:=ROUND([.E9]/[.D9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table:number-columns-repeated="2"/>
          <table:table-cell table:style-name="ce2" table:formula="of:=ROUND(([.E10]*[.D10])/1000;0)" office:value-type="float" office:value="0" calcext:value-type="float">
            <text:p>0</text:p>
          </table:table-cell>
          <table:table-cell table:formula="of:=ROUND([.E10]/[.D10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table:number-columns-repeated="2"/>
          <table:table-cell table:style-name="ce2" table:formula="of:=ROUND(([.E11]*[.D11])/1000;0)" office:value-type="float" office:value="0" calcext:value-type="float">
            <text:p>0</text:p>
          </table:table-cell>
          <table:table-cell table:formula="of:=ROUND([.E11]/[.D11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688" calcext:value-type="float">
            <text:p>688</text:p>
          </table:table-cell>
          <table:table-cell office:value-type="float" office:value="2000" calcext:value-type="float">
            <text:p>2000</text:p>
          </table:table-cell>
          <table:table-cell table:style-name="ce2" table:formula="of:=ROUND(([.E12]*[.D12])/1000;0)" office:value-type="float" office:value="1376" calcext:value-type="float">
            <text:p>1376</text:p>
          </table:table-cell>
          <table:table-cell table:formula="of:=ROUND([.E12]/[.D12];2)" office:value-type="float" office:value="2.91" calcext:value-type="float">
            <text:p>2,9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table:number-columns-repeated="2"/>
          <table:table-cell table:style-name="ce2" table:formula="of:=ROUND(([.E13]*[.D13])/1000;0)" office:value-type="float" office:value="0" calcext:value-type="float">
            <text:p>0</text:p>
          </table:table-cell>
          <table:table-cell table:formula="of:=ROUND([.E13]/[.D13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table:number-columns-repeated="2"/>
          <table:table-cell table:style-name="ce2" table:formula="of:=ROUND(([.E14]*[.D14])/1000;0)" office:value-type="float" office:value="0" calcext:value-type="float">
            <text:p>0</text:p>
          </table:table-cell>
          <table:table-cell table:formula="of:=ROUND([.E14]/[.D14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table:number-columns-repeated="2"/>
          <table:table-cell table:style-name="ce2" table:formula="of:=ROUND(([.E15]*[.D15])/1000;0)" office:value-type="float" office:value="0" calcext:value-type="float">
            <text:p>0</text:p>
          </table:table-cell>
          <table:table-cell table:formula="of:=ROUND([.E15]/[.D15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table:number-columns-repeated="2"/>
          <table:table-cell table:style-name="ce2" table:formula="of:=ROUND(([.E16]*[.D16])/1000;0)" office:value-type="float" office:value="0" calcext:value-type="float">
            <text:p>0</text:p>
          </table:table-cell>
          <table:table-cell table:formula="of:=ROUND([.E16]/[.D16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table:number-columns-repeated="2"/>
          <table:table-cell table:style-name="ce2" table:formula="of:=ROUND(([.E17]*[.D17])/1000;0)" office:value-type="float" office:value="0" calcext:value-type="float">
            <text:p>0</text:p>
          </table:table-cell>
          <table:table-cell table:formula="of:=ROUND([.E17]/[.D17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table:number-columns-repeated="2"/>
          <table:table-cell table:style-name="ce2" table:formula="of:=ROUND(([.E18]*[.D18])/1000;0)" office:value-type="float" office:value="0" calcext:value-type="float">
            <text:p>0</text:p>
          </table:table-cell>
          <table:table-cell table:formula="of:=ROUND([.E18]/[.D18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table:number-columns-repeated="2"/>
          <table:table-cell table:style-name="ce2" table:formula="of:=ROUND(([.E19]*[.D19])/1000;0)" office:value-type="float" office:value="0" calcext:value-type="float">
            <text:p>0</text:p>
          </table:table-cell>
          <table:table-cell table:formula="of:=ROUND([.E19]/[.D19];2)" office:value-type="string" office:string-value="" calcext:value-type="error">
            <text:p>#ДЕЛ/0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1189" calcext:value-type="float">
            <text:p>1189</text:p>
          </table:table-cell>
          <table:table-cell office:value-type="float" office:value="3200" calcext:value-type="float">
            <text:p>3200</text:p>
          </table:table-cell>
          <table:table-cell table:style-name="ce2" table:formula="of:=ROUND(([.E20]*[.D20])/1000;0)" office:value-type="float" office:value="3805" calcext:value-type="float">
            <text:p>3805</text:p>
          </table:table-cell>
          <table:table-cell table:formula="of:=ROUND([.E20]/[.D20];2)" office:value-type="float" office:value="2.69" calcext:value-type="float">
            <text:p>2,69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TripleLift" table:style-name="ta1">
        <table:shapes>
          <draw:frame draw:z-index="0" draw:style-name="gr1" draw:text-style-name="P1" svg:width="270.39mm" svg:height="152.19mm" svg:x="135.74mm" svg:y="4.52mm">
            <draw:object draw:notify-on-update-of-ranges="'8520+TripleLift'.E5:'8520+TripleLift'.E20 '8520+TripleLift'.B4:'8520+TripleLift'.B27 '8520+TripleLift'.D4:'8520+TripleLift'.D27 '8520+TripleLift'.B5:'8520+TripleLift'.B25 '8520+TripleLift'.F5:'8520+TripleLift'.F25 '8520+TripleLift'.B5:'8520+TripleLift'.B20 '8520+TripleLift'.E5:'8520+TripleLift'.E2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520+TripleLift'.B4:'8520+TripleLift'.B27 '8520+TripleLift'.G5:'8520+TripleLift'.G2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151" calcext:value-type="float">
            <text:p>151</text:p>
          </table:table-cell>
          <table:table-cell office:value-type="float" office:value="1080" calcext:value-type="float">
            <text:p>1080</text:p>
          </table:table-cell>
          <table:table-cell table:formula="of:=ROUND(([.E5]*[.D5])/1000;0)" office:value-type="float" office:value="163" calcext:value-type="float">
            <text:p>163</text:p>
          </table:table-cell>
          <table:table-cell table:formula="of:=ROUND([.E5]/[.D5];2)" office:value-type="float" office:value="7.15" calcext:value-type="float">
            <text:p>7,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214" calcext:value-type="float">
            <text:p>214</text:p>
          </table:table-cell>
          <table:table-cell office:value-type="float" office:value="1380" calcext:value-type="float">
            <text:p>1380</text:p>
          </table:table-cell>
          <table:table-cell table:formula="of:=ROUND(([.E6]*[.D6])/1000;0)" office:value-type="float" office:value="295" calcext:value-type="float">
            <text:p>295</text:p>
          </table:table-cell>
          <table:table-cell table:formula="of:=ROUND([.E6]/[.D6];2)" office:value-type="float" office:value="6.45" calcext:value-type="float">
            <text:p>6,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280" calcext:value-type="float">
            <text:p>280</text:p>
          </table:table-cell>
          <table:table-cell office:value-type="float" office:value="1680" calcext:value-type="float">
            <text:p>1680</text:p>
          </table:table-cell>
          <table:table-cell table:formula="of:=ROUND(([.E7]*[.D7])/1000;0)" office:value-type="float" office:value="470" calcext:value-type="float">
            <text:p>470</text:p>
          </table:table-cell>
          <table:table-cell table:formula="of:=ROUND([.E7]/[.D7];2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364" calcext:value-type="float">
            <text:p>364</text:p>
          </table:table-cell>
          <table:table-cell office:value-type="float" office:value="2020" calcext:value-type="float">
            <text:p>2020</text:p>
          </table:table-cell>
          <table:table-cell table:formula="of:=ROUND(([.E8]*[.D8])/1000;0)" office:value-type="float" office:value="735" calcext:value-type="float">
            <text:p>735</text:p>
          </table:table-cell>
          <table:table-cell table:formula="of:=ROUND([.E8]/[.D8];2)" office:value-type="float" office:value="5.55" calcext:value-type="float">
            <text:p>5,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426" calcext:value-type="float">
            <text:p>426</text:p>
          </table:table-cell>
          <table:table-cell office:value-type="float" office:value="2260" calcext:value-type="float">
            <text:p>2260</text:p>
          </table:table-cell>
          <table:table-cell table:formula="of:=ROUND(([.E9]*[.D9])/1000;0)" office:value-type="float" office:value="963" calcext:value-type="float">
            <text:p>963</text:p>
          </table:table-cell>
          <table:table-cell table:formula="of:=ROUND([.E9]/[.D9];2)" office:value-type="float" office:value="5.31" calcext:value-type="float">
            <text:p>5,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476" calcext:value-type="float">
            <text:p>476</text:p>
          </table:table-cell>
          <table:table-cell table:style-name="ce5" office:value-type="float" office:value="2440" calcext:value-type="float">
            <text:p>2440</text:p>
          </table:table-cell>
          <table:table-cell table:formula="of:=ROUND(([.E10]*[.D10])/1000;0)" office:value-type="float" office:value="1161" calcext:value-type="float">
            <text:p>1161</text:p>
          </table:table-cell>
          <table:table-cell table:formula="of:=ROUND([.E10]/[.D10];2)" office:value-type="float" office:value="5.13" calcext:value-type="float">
            <text:p>5,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530" calcext:value-type="float">
            <text:p>530</text:p>
          </table:table-cell>
          <table:table-cell office:value-type="float" office:value="2660" calcext:value-type="float">
            <text:p>2660</text:p>
          </table:table-cell>
          <table:table-cell table:formula="of:=ROUND(([.E11]*[.D11])/1000;0)" office:value-type="float" office:value="1410" calcext:value-type="float">
            <text:p>1410</text:p>
          </table:table-cell>
          <table:table-cell table:formula="of:=ROUND([.E11]/[.D11];2)" office:value-type="float" office:value="5.02" calcext:value-type="float">
            <text:p>5,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561" calcext:value-type="float">
            <text:p>561</text:p>
          </table:table-cell>
          <table:table-cell office:value-type="float" office:value="2760" calcext:value-type="float">
            <text:p>2760</text:p>
          </table:table-cell>
          <table:table-cell table:formula="of:=ROUND(([.E12]*[.D12])/1000;0)" office:value-type="float" office:value="1548" calcext:value-type="float">
            <text:p>1548</text:p>
          </table:table-cell>
          <table:table-cell table:formula="of:=ROUND([.E12]/[.D12];2)" office:value-type="float" office:value="4.92" calcext:value-type="float">
            <text:p>4,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623" calcext:value-type="float">
            <text:p>623</text:p>
          </table:table-cell>
          <table:table-cell office:value-type="float" office:value="2960" calcext:value-type="float">
            <text:p>2960</text:p>
          </table:table-cell>
          <table:table-cell table:formula="of:=ROUND(([.E13]*[.D13])/1000;0)" office:value-type="float" office:value="1844" calcext:value-type="float">
            <text:p>1844</text:p>
          </table:table-cell>
          <table:table-cell table:formula="of:=ROUND([.E13]/[.D13];2)" office:value-type="float" office:value="4.75" calcext:value-type="float">
            <text:p>4,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691" calcext:value-type="float">
            <text:p>691</text:p>
          </table:table-cell>
          <table:table-cell office:value-type="float" office:value="3200" calcext:value-type="float">
            <text:p>3200</text:p>
          </table:table-cell>
          <table:table-cell table:formula="of:=ROUND(([.E14]*[.D14])/1000;0)" office:value-type="float" office:value="2211" calcext:value-type="float">
            <text:p>2211</text:p>
          </table:table-cell>
          <table:table-cell table:formula="of:=ROUND([.E14]/[.D14];2)" office:value-type="float" office:value="4.63" calcext:value-type="float">
            <text:p>4,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765" calcext:value-type="float">
            <text:p>765</text:p>
          </table:table-cell>
          <table:table-cell office:value-type="float" office:value="3400" calcext:value-type="float">
            <text:p>3400</text:p>
          </table:table-cell>
          <table:table-cell table:formula="of:=ROUND(([.E15]*[.D15])/1000;0)" office:value-type="float" office:value="2601" calcext:value-type="float">
            <text:p>2601</text:p>
          </table:table-cell>
          <table:table-cell table:formula="of:=ROUND([.E15]/[.D15];2)" office:value-type="float" office:value="4.44" calcext:value-type="float">
            <text:p>4,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820" calcext:value-type="float">
            <text:p>820</text:p>
          </table:table-cell>
          <table:table-cell office:value-type="float" office:value="3640" calcext:value-type="float">
            <text:p>3640</text:p>
          </table:table-cell>
          <table:table-cell table:formula="of:=ROUND(([.E16]*[.D16])/1000;0)" office:value-type="float" office:value="2985" calcext:value-type="float">
            <text:p>2985</text:p>
          </table:table-cell>
          <table:table-cell table:formula="of:=ROUND([.E16]/[.D16];2)" office:value-type="float" office:value="4.44" calcext:value-type="float">
            <text:p>4,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882" calcext:value-type="float">
            <text:p>882</text:p>
          </table:table-cell>
          <table:table-cell office:value-type="float" office:value="3800" calcext:value-type="float">
            <text:p>3800</text:p>
          </table:table-cell>
          <table:table-cell table:formula="of:=ROUND(([.E17]*[.D17])/1000;0)" office:value-type="float" office:value="3352" calcext:value-type="float">
            <text:p>3352</text:p>
          </table:table-cell>
          <table:table-cell table:formula="of:=ROUND([.E17]/[.D17];2)" office:value-type="float" office:value="4.31" calcext:value-type="float">
            <text:p>4,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920" calcext:value-type="float">
            <text:p>920</text:p>
          </table:table-cell>
          <table:table-cell office:value-type="float" office:value="3920" calcext:value-type="float">
            <text:p>3920</text:p>
          </table:table-cell>
          <table:table-cell table:formula="of:=ROUND(([.E18]*[.D18])/1000;0)" office:value-type="float" office:value="3606" calcext:value-type="float">
            <text:p>3606</text:p>
          </table:table-cell>
          <table:table-cell table:formula="of:=ROUND([.E18]/[.D18];2)" office:value-type="float" office:value="4.26" calcext:value-type="float">
            <text:p>4,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994" calcext:value-type="float">
            <text:p>994</text:p>
          </table:table-cell>
          <table:table-cell office:value-type="float" office:value="4160" calcext:value-type="float">
            <text:p>4160</text:p>
          </table:table-cell>
          <table:table-cell table:formula="of:=ROUND(([.E19]*[.D19])/1000;0)" office:value-type="float" office:value="4135" calcext:value-type="float">
            <text:p>4135</text:p>
          </table:table-cell>
          <table:table-cell table:formula="of:=ROUND([.E19]/[.D19];2)" office:value-type="float" office:value="4.19" calcext:value-type="float">
            <text:p>4,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1031" calcext:value-type="float">
            <text:p>1031</text:p>
          </table:table-cell>
          <table:table-cell office:value-type="float" office:value="4320" calcext:value-type="float">
            <text:p>4320</text:p>
          </table:table-cell>
          <table:table-cell table:formula="of:=ROUND(([.E20]*[.D20])/1000;0)" office:value-type="float" office:value="4454" calcext:value-type="float">
            <text:p>4454</text:p>
          </table:table-cell>
          <table:table-cell table:formula="of:=ROUND([.E20]/[.D20];2)" office:value-type="float" office:value="4.19" calcext:value-type="float">
            <text:p>4,19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Thri-blade 40mm" table:style-name="ta1">
        <table:shapes>
          <draw:frame draw:z-index="0" draw:style-name="gr1" draw:text-style-name="P1" svg:width="270.39mm" svg:height="152.19mm" svg:x="135.74mm" svg:y="4.52mm">
            <draw:object draw:notify-on-update-of-ranges="'8520+Thri-blade 40mm'.E5:'8520+Thri-blade 40mm'.E20 '8520+Thri-blade 40mm'.B4:'8520+Thri-blade 40mm'.B27 '8520+TripleLift'.A1:'8520+TripleLift'.A1 '8520+Thri-blade 40mm'.D4:'8520+Thri-blade 40mm'.D27 '8520+Thri-blade 40mm'.B5:'8520+Thri-blade 40mm'.B25 '8520+TripleLift'.A1:'8520+TripleLift'.A1 '8520+Thri-blade 40mm'.F5:'8520+Thri-blade 40mm'.F25 '8520+Thri-blade 40mm'.B5:'8520+Thri-blade 40mm'.B20 '8520+TripleLift'.A1:'8520+TripleLift'.A1 '8520+Thri-blade 40mm'.E5:'8520+Thri-blade 40mm'.E2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520+Thri-blade 40mm'.B4:'8520+Thri-blade 40mm'.B27 '8520+Thri-blade 40mm'.G5:'8520+Thri-blade 40mm'.G2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147" calcext:value-type="float">
            <text:p>147</text:p>
          </table:table-cell>
          <table:table-cell office:value-type="float" office:value="1840" calcext:value-type="float">
            <text:p>1840</text:p>
          </table:table-cell>
          <table:table-cell table:formula="of:=ROUND(([.E5]*[.D5])/1000;0)" office:value-type="float" office:value="270" calcext:value-type="float">
            <text:p>270</text:p>
          </table:table-cell>
          <table:table-cell table:formula="of:=ROUND([.E5]/[.D5];2)" office:value-type="float" office:value="12.52" calcext:value-type="float">
            <text:p>12,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200" calcext:value-type="float">
            <text:p>200</text:p>
          </table:table-cell>
          <table:table-cell office:value-type="float" office:value="2280" calcext:value-type="float">
            <text:p>2280</text:p>
          </table:table-cell>
          <table:table-cell table:formula="of:=ROUND(([.E6]*[.D6])/1000;0)" office:value-type="float" office:value="456" calcext:value-type="float">
            <text:p>456</text:p>
          </table:table-cell>
          <table:table-cell table:formula="of:=ROUND([.E6]/[.D6];2)" office:value-type="float" office:value="11.4" calcext:value-type="float">
            <text:p>11,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244" calcext:value-type="float">
            <text:p>244</text:p>
          </table:table-cell>
          <table:table-cell office:value-type="float" office:value="2620" calcext:value-type="float">
            <text:p>2620</text:p>
          </table:table-cell>
          <table:table-cell table:formula="of:=ROUND(([.E7]*[.D7])/1000;0)" office:value-type="float" office:value="639" calcext:value-type="float">
            <text:p>639</text:p>
          </table:table-cell>
          <table:table-cell table:formula="of:=ROUND([.E7]/[.D7];2)" office:value-type="float" office:value="10.74" calcext:value-type="float">
            <text:p>10,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300" calcext:value-type="float">
            <text:p>300</text:p>
          </table:table-cell>
          <table:table-cell office:value-type="float" office:value="3020" calcext:value-type="float">
            <text:p>3020</text:p>
          </table:table-cell>
          <table:table-cell table:formula="of:=ROUND(([.E8]*[.D8])/1000;0)" office:value-type="float" office:value="906" calcext:value-type="float">
            <text:p>906</text:p>
          </table:table-cell>
          <table:table-cell table:formula="of:=ROUND([.E8]/[.D8];2)" office:value-type="float" office:value="10.07" calcext:value-type="float">
            <text:p>10,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349" calcext:value-type="float">
            <text:p>349</text:p>
          </table:table-cell>
          <table:table-cell office:value-type="float" office:value="3280" calcext:value-type="float">
            <text:p>3280</text:p>
          </table:table-cell>
          <table:table-cell table:formula="of:=ROUND(([.E9]*[.D9])/1000;0)" office:value-type="float" office:value="1145" calcext:value-type="float">
            <text:p>1145</text:p>
          </table:table-cell>
          <table:table-cell table:formula="of:=ROUND([.E9]/[.D9];2)" office:value-type="float" office:value="9.4" calcext:value-type="float">
            <text:p>9,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405" calcext:value-type="float">
            <text:p>405</text:p>
          </table:table-cell>
          <table:table-cell table:style-name="ce5" office:value-type="float" office:value="3540" calcext:value-type="float">
            <text:p>3540</text:p>
          </table:table-cell>
          <table:table-cell table:formula="of:=ROUND(([.E10]*[.D10])/1000;0)" office:value-type="float" office:value="1434" calcext:value-type="float">
            <text:p>1434</text:p>
          </table:table-cell>
          <table:table-cell table:formula="of:=ROUND([.E10]/[.D10];2)" office:value-type="float" office:value="8.74" calcext:value-type="float">
            <text:p>8,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447" calcext:value-type="float">
            <text:p>447</text:p>
          </table:table-cell>
          <table:table-cell office:value-type="float" office:value="3800" calcext:value-type="float">
            <text:p>3800</text:p>
          </table:table-cell>
          <table:table-cell table:formula="of:=ROUND(([.E11]*[.D11])/1000;0)" office:value-type="float" office:value="1699" calcext:value-type="float">
            <text:p>1699</text:p>
          </table:table-cell>
          <table:table-cell table:formula="of:=ROUND([.E11]/[.D11];2)" office:value-type="float" office:value="8.5" calcext:value-type="float">
            <text:p>8,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505" calcext:value-type="float">
            <text:p>505</text:p>
          </table:table-cell>
          <table:table-cell office:value-type="float" office:value="4120" calcext:value-type="float">
            <text:p>4120</text:p>
          </table:table-cell>
          <table:table-cell table:formula="of:=ROUND(([.E12]*[.D12])/1000;0)" office:value-type="float" office:value="2081" calcext:value-type="float">
            <text:p>2081</text:p>
          </table:table-cell>
          <table:table-cell table:formula="of:=ROUND([.E12]/[.D12];2)" office:value-type="float" office:value="8.16" calcext:value-type="float">
            <text:p>8,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548" calcext:value-type="float">
            <text:p>548</text:p>
          </table:table-cell>
          <table:table-cell office:value-type="float" office:value="4360" calcext:value-type="float">
            <text:p>4360</text:p>
          </table:table-cell>
          <table:table-cell table:formula="of:=ROUND(([.E13]*[.D13])/1000;0)" office:value-type="float" office:value="2389" calcext:value-type="float">
            <text:p>2389</text:p>
          </table:table-cell>
          <table:table-cell table:formula="of:=ROUND([.E13]/[.D13];2)" office:value-type="float" office:value="7.96" calcext:value-type="float">
            <text:p>7,9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608" calcext:value-type="float">
            <text:p>608</text:p>
          </table:table-cell>
          <table:table-cell office:value-type="float" office:value="4640" calcext:value-type="float">
            <text:p>4640</text:p>
          </table:table-cell>
          <table:table-cell table:formula="of:=ROUND(([.E14]*[.D14])/1000;0)" office:value-type="float" office:value="2821" calcext:value-type="float">
            <text:p>2821</text:p>
          </table:table-cell>
          <table:table-cell table:formula="of:=ROUND([.E14]/[.D14];2)" office:value-type="float" office:value="7.63" calcext:value-type="float">
            <text:p>7,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645" calcext:value-type="float">
            <text:p>645</text:p>
          </table:table-cell>
          <table:table-cell office:value-type="float" office:value="4860" calcext:value-type="float">
            <text:p>4860</text:p>
          </table:table-cell>
          <table:table-cell table:formula="of:=ROUND(([.E15]*[.D15])/1000;0)" office:value-type="float" office:value="3135" calcext:value-type="float">
            <text:p>3135</text:p>
          </table:table-cell>
          <table:table-cell table:formula="of:=ROUND([.E15]/[.D15];2)" office:value-type="float" office:value="7.53" calcext:value-type="float">
            <text:p>7,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708" calcext:value-type="float">
            <text:p>708</text:p>
          </table:table-cell>
          <table:table-cell office:value-type="float" office:value="5100" calcext:value-type="float">
            <text:p>5100</text:p>
          </table:table-cell>
          <table:table-cell table:formula="of:=ROUND(([.E16]*[.D16])/1000;0)" office:value-type="float" office:value="3611" calcext:value-type="float">
            <text:p>3611</text:p>
          </table:table-cell>
          <table:table-cell table:formula="of:=ROUND([.E16]/[.D16];2)" office:value-type="float" office:value="7.2" calcext:value-type="float">
            <text:p>7,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764" calcext:value-type="float">
            <text:p>764</text:p>
          </table:table-cell>
          <table:table-cell office:value-type="float" office:value="5320" calcext:value-type="float">
            <text:p>5320</text:p>
          </table:table-cell>
          <table:table-cell table:formula="of:=ROUND(([.E17]*[.D17])/1000;0)" office:value-type="float" office:value="4064" calcext:value-type="float">
            <text:p>4064</text:p>
          </table:table-cell>
          <table:table-cell table:formula="of:=ROUND([.E17]/[.D17];2)" office:value-type="float" office:value="6.96" calcext:value-type="float">
            <text:p>6,9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829" calcext:value-type="float">
            <text:p>829</text:p>
          </table:table-cell>
          <table:table-cell office:value-type="float" office:value="5600" calcext:value-type="float">
            <text:p>5600</text:p>
          </table:table-cell>
          <table:table-cell table:formula="of:=ROUND(([.E18]*[.D18])/1000;0)" office:value-type="float" office:value="4642" calcext:value-type="float">
            <text:p>4642</text:p>
          </table:table-cell>
          <table:table-cell table:formula="of:=ROUND([.E18]/[.D18];2)" office:value-type="float" office:value="6.76" calcext:value-type="float">
            <text:p>6,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881" calcext:value-type="float">
            <text:p>881</text:p>
          </table:table-cell>
          <table:table-cell office:value-type="float" office:value="5760" calcext:value-type="float">
            <text:p>5760</text:p>
          </table:table-cell>
          <table:table-cell table:formula="of:=ROUND(([.E19]*[.D19])/1000;0)" office:value-type="float" office:value="5075" calcext:value-type="float">
            <text:p>5075</text:p>
          </table:table-cell>
          <table:table-cell table:formula="of:=ROUND([.E19]/[.D19];2)" office:value-type="float" office:value="6.54" calcext:value-type="float">
            <text:p>6,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921" calcext:value-type="float">
            <text:p>921</text:p>
          </table:table-cell>
          <table:table-cell office:value-type="float" office:value="6000" calcext:value-type="float">
            <text:p>6000</text:p>
          </table:table-cell>
          <table:table-cell table:formula="of:=ROUND(([.E20]*[.D20])/1000;0)" office:value-type="float" office:value="5526" calcext:value-type="float">
            <text:p>5526</text:p>
          </table:table-cell>
          <table:table-cell table:formula="of:=ROUND([.E20]/[.D20];2)" office:value-type="float" office:value="6.51" calcext:value-type="float">
            <text:p>6,51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Xiaomi Mitu" table:style-name="ta1">
        <table:shapes>
          <draw:frame draw:z-index="0" draw:style-name="gr1" draw:text-style-name="P1" svg:width="270.39mm" svg:height="152.19mm" svg:x="135.74mm" svg:y="4.52mm">
            <draw:object draw:notify-on-update-of-ranges="'8520+Xiaomi Mitu'.E5:'8520+Xiaomi Mitu'.E20 '8520+Xiaomi Mitu'.B4:'8520+Xiaomi Mitu'.B27 '8520+TripleLift'.A1:'8520+TripleLift'.A1 '8520+Xiaomi Mitu'.D4:'8520+Xiaomi Mitu'.D27 '8520+Xiaomi Mitu'.B5:'8520+Xiaomi Mitu'.B25 '8520+TripleLift'.A1:'8520+TripleLift'.A1 '8520+Xiaomi Mitu'.F5:'8520+Xiaomi Mitu'.F25 '8520+Xiaomi Mitu'.B5:'8520+Xiaomi Mitu'.B20 '8520+TripleLift'.A1:'8520+TripleLift'.A1 '8520+Xiaomi Mitu'.E5:'8520+Xiaomi Mitu'.E20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520+Xiaomi Mitu'.B4:'8520+Xiaomi Mitu'.B27 '8520+Xiaomi Mitu'.G5:'8520+Xiaomi Mitu'.G26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153" calcext:value-type="float">
            <text:p>153</text:p>
          </table:table-cell>
          <table:table-cell office:value-type="float" office:value="820" calcext:value-type="float">
            <text:p>820</text:p>
          </table:table-cell>
          <table:table-cell table:formula="of:=ROUND(([.E5]*[.D5])/1000;0)" office:value-type="float" office:value="125" calcext:value-type="float">
            <text:p>125</text:p>
          </table:table-cell>
          <table:table-cell table:formula="of:=ROUND([.E5]/[.D5];2)" office:value-type="float" office:value="5.36" calcext:value-type="float">
            <text:p>5,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214" calcext:value-type="float">
            <text:p>214</text:p>
          </table:table-cell>
          <table:table-cell office:value-type="float" office:value="1100" calcext:value-type="float">
            <text:p>1100</text:p>
          </table:table-cell>
          <table:table-cell table:formula="of:=ROUND(([.E6]*[.D6])/1000;0)" office:value-type="float" office:value="235" calcext:value-type="float">
            <text:p>235</text:p>
          </table:table-cell>
          <table:table-cell table:formula="of:=ROUND([.E6]/[.D6];2)" office:value-type="float" office:value="5.14" calcext:value-type="float">
            <text:p>5,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282" calcext:value-type="float">
            <text:p>282</text:p>
          </table:table-cell>
          <table:table-cell office:value-type="float" office:value="1360" calcext:value-type="float">
            <text:p>1360</text:p>
          </table:table-cell>
          <table:table-cell table:formula="of:=ROUND(([.E7]*[.D7])/1000;0)" office:value-type="float" office:value="384" calcext:value-type="float">
            <text:p>384</text:p>
          </table:table-cell>
          <table:table-cell table:formula="of:=ROUND([.E7]/[.D7];2)" office:value-type="float" office:value="4.82" calcext:value-type="float">
            <text:p>4,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formula="of:=ROUND(([.E8]*[.D8])/1000;0)" office:value-type="float" office:value="499" calcext:value-type="float">
            <text:p>499</text:p>
          </table:table-cell>
          <table:table-cell table:formula="of:=ROUND([.E8]/[.D8];2)" office:value-type="float" office:value="4.63" calcext:value-type="float">
            <text:p>4,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393" calcext:value-type="float">
            <text:p>393</text:p>
          </table:table-cell>
          <table:table-cell office:value-type="float" office:value="1720" calcext:value-type="float">
            <text:p>1720</text:p>
          </table:table-cell>
          <table:table-cell table:formula="of:=ROUND(([.E9]*[.D9])/1000;0)" office:value-type="float" office:value="676" calcext:value-type="float">
            <text:p>676</text:p>
          </table:table-cell>
          <table:table-cell table:formula="of:=ROUND([.E9]/[.D9];2)" office:value-type="float" office:value="4.38" calcext:value-type="float">
            <text:p>4,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432" calcext:value-type="float">
            <text:p>432</text:p>
          </table:table-cell>
          <table:table-cell table:style-name="ce5" office:value-type="float" office:value="1840" calcext:value-type="float">
            <text:p>1840</text:p>
          </table:table-cell>
          <table:table-cell table:formula="of:=ROUND(([.E10]*[.D10])/1000;0)" office:value-type="float" office:value="795" calcext:value-type="float">
            <text:p>795</text:p>
          </table:table-cell>
          <table:table-cell table:formula="of:=ROUND([.E10]/[.D10];2)" office:value-type="float" office:value="4.26" calcext:value-type="float">
            <text:p>4,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498" calcext:value-type="float">
            <text:p>498</text:p>
          </table:table-cell>
          <table:table-cell office:value-type="float" office:value="1960" calcext:value-type="float">
            <text:p>1960</text:p>
          </table:table-cell>
          <table:table-cell table:formula="of:=ROUND(([.E11]*[.D11])/1000;0)" office:value-type="float" office:value="976" calcext:value-type="float">
            <text:p>976</text:p>
          </table:table-cell>
          <table:table-cell table:formula="of:=ROUND([.E11]/[.D11];2)" office:value-type="float" office:value="3.94" calcext:value-type="float">
            <text:p>3,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547" calcext:value-type="float">
            <text:p>547</text:p>
          </table:table-cell>
          <table:table-cell office:value-type="float" office:value="2100" calcext:value-type="float">
            <text:p>2100</text:p>
          </table:table-cell>
          <table:table-cell table:formula="of:=ROUND(([.E12]*[.D12])/1000;0)" office:value-type="float" office:value="1149" calcext:value-type="float">
            <text:p>1149</text:p>
          </table:table-cell>
          <table:table-cell table:formula="of:=ROUND([.E12]/[.D12];2)" office:value-type="float" office:value="3.84" calcext:value-type="float">
            <text:p>3,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587" calcext:value-type="float">
            <text:p>587</text:p>
          </table:table-cell>
          <table:table-cell office:value-type="float" office:value="2200" calcext:value-type="float">
            <text:p>2200</text:p>
          </table:table-cell>
          <table:table-cell table:formula="of:=ROUND(([.E13]*[.D13])/1000;0)" office:value-type="float" office:value="1291" calcext:value-type="float">
            <text:p>1291</text:p>
          </table:table-cell>
          <table:table-cell table:formula="of:=ROUND([.E13]/[.D13];2)" office:value-type="float" office:value="3.75" calcext:value-type="float">
            <text:p>3,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654" calcext:value-type="float">
            <text:p>654</text:p>
          </table:table-cell>
          <table:table-cell office:value-type="float" office:value="2420" calcext:value-type="float">
            <text:p>2420</text:p>
          </table:table-cell>
          <table:table-cell table:formula="of:=ROUND(([.E14]*[.D14])/1000;0)" office:value-type="float" office:value="1583" calcext:value-type="float">
            <text:p>1583</text:p>
          </table:table-cell>
          <table:table-cell table:formula="of:=ROUND([.E14]/[.D14];2)" office:value-type="float" office:value="3.7" calcext:value-type="float">
            <text:p>3,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709" calcext:value-type="float">
            <text:p>709</text:p>
          </table:table-cell>
          <table:table-cell office:value-type="float" office:value="2600" calcext:value-type="float">
            <text:p>2600</text:p>
          </table:table-cell>
          <table:table-cell table:formula="of:=ROUND(([.E15]*[.D15])/1000;0)" office:value-type="float" office:value="1843" calcext:value-type="float">
            <text:p>1843</text:p>
          </table:table-cell>
          <table:table-cell table:formula="of:=ROUND([.E15]/[.D15];2)" office:value-type="float" office:value="3.67" calcext:value-type="float">
            <text:p>3,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753" calcext:value-type="float">
            <text:p>753</text:p>
          </table:table-cell>
          <table:table-cell office:value-type="float" office:value="2720" calcext:value-type="float">
            <text:p>2720</text:p>
          </table:table-cell>
          <table:table-cell table:formula="of:=ROUND(([.E16]*[.D16])/1000;0)" office:value-type="float" office:value="2048" calcext:value-type="float">
            <text:p>2048</text:p>
          </table:table-cell>
          <table:table-cell table:formula="of:=ROUND([.E16]/[.D16];2)" office:value-type="float" office:value="3.61" calcext:value-type="float">
            <text:p>3,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815" calcext:value-type="float">
            <text:p>815</text:p>
          </table:table-cell>
          <table:table-cell office:value-type="float" office:value="2900" calcext:value-type="float">
            <text:p>2900</text:p>
          </table:table-cell>
          <table:table-cell table:formula="of:=ROUND(([.E17]*[.D17])/1000;0)" office:value-type="float" office:value="2364" calcext:value-type="float">
            <text:p>2364</text:p>
          </table:table-cell>
          <table:table-cell table:formula="of:=ROUND([.E17]/[.D17];2)" office:value-type="float" office:value="3.56" calcext:value-type="float">
            <text:p>3,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856" calcext:value-type="float">
            <text:p>856</text:p>
          </table:table-cell>
          <table:table-cell office:value-type="float" office:value="3040" calcext:value-type="float">
            <text:p>3040</text:p>
          </table:table-cell>
          <table:table-cell table:formula="of:=ROUND(([.E18]*[.D18])/1000;0)" office:value-type="float" office:value="2602" calcext:value-type="float">
            <text:p>2602</text:p>
          </table:table-cell>
          <table:table-cell table:formula="of:=ROUND([.E18]/[.D18];2)" office:value-type="float" office:value="3.55" calcext:value-type="float">
            <text:p>3,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895" calcext:value-type="float">
            <text:p>895</text:p>
          </table:table-cell>
          <table:table-cell office:value-type="float" office:value="3160" calcext:value-type="float">
            <text:p>3160</text:p>
          </table:table-cell>
          <table:table-cell table:formula="of:=ROUND(([.E19]*[.D19])/1000;0)" office:value-type="float" office:value="2828" calcext:value-type="float">
            <text:p>2828</text:p>
          </table:table-cell>
          <table:table-cell table:formula="of:=ROUND([.E19]/[.D19];2)" office:value-type="float" office:value="3.53" calcext:value-type="float">
            <text:p>3,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951" calcext:value-type="float">
            <text:p>951</text:p>
          </table:table-cell>
          <table:table-cell office:value-type="float" office:value="3400" calcext:value-type="float">
            <text:p>3400</text:p>
          </table:table-cell>
          <table:table-cell table:formula="of:=ROUND(([.E20]*[.D20])/1000;0)" office:value-type="float" office:value="3233" calcext:value-type="float">
            <text:p>3233</text:p>
          </table:table-cell>
          <table:table-cell table:formula="of:=ROUND([.E20]/[.D20];2)" office:value-type="float" office:value="3.58" calcext:value-type="float">
            <text:p>3,58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520+56mm" table:style-name="ta1">
        <table:shapes>
          <draw:frame draw:z-index="0" draw:style-name="gr1" draw:text-style-name="P1" svg:width="270.39mm" svg:height="152.19mm" svg:x="135.74mm" svg:y="4.52mm">
            <draw:object draw:notify-on-update-of-ranges="'8520+56mm'.E5:'8520+56mm'.E20 '8520+56mm'.B4:'8520+56mm'.B27 '8520+TripleLift'.A1:'8520+TripleLift'.A1 '8520+56mm'.D4:'8520+56mm'.D27 '8520+56mm'.B5:'8520+56mm'.B25 '8520+TripleLift'.A1:'8520+TripleLift'.A1 '8520+56mm'.F5:'8520+56mm'.F25 '8520+56mm'.B5:'8520+56mm'.B20 '8520+TripleLift'.A1:'8520+TripleLift'.A1 '8520+56mm'.E5:'8520+56mm'.E2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520+56mm'.B4:'8520+56mm'.B27 '8520+56mm'.G5:'8520+56mm'.G2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140" calcext:value-type="float">
            <text:p>140</text:p>
          </table:table-cell>
          <table:table-cell office:value-type="float" office:value="1280" calcext:value-type="float">
            <text:p>1280</text:p>
          </table:table-cell>
          <table:table-cell table:formula="of:=ROUND(([.E5]*[.D5])/1000;0)" office:value-type="float" office:value="179" calcext:value-type="float">
            <text:p>179</text:p>
          </table:table-cell>
          <table:table-cell table:formula="of:=ROUND([.E5]/[.D5];2)" office:value-type="float" office:value="9.14" calcext:value-type="float">
            <text:p>9,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194" calcext:value-type="float">
            <text:p>194</text:p>
          </table:table-cell>
          <table:table-cell office:value-type="float" office:value="1620" calcext:value-type="float">
            <text:p>1620</text:p>
          </table:table-cell>
          <table:table-cell table:formula="of:=ROUND(([.E6]*[.D6])/1000;0)" office:value-type="float" office:value="314" calcext:value-type="float">
            <text:p>314</text:p>
          </table:table-cell>
          <table:table-cell table:formula="of:=ROUND([.E6]/[.D6];2)" office:value-type="float" office:value="8.35" calcext:value-type="float">
            <text:p>8,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244" calcext:value-type="float">
            <text:p>244</text:p>
          </table:table-cell>
          <table:table-cell office:value-type="float" office:value="1920" calcext:value-type="float">
            <text:p>1920</text:p>
          </table:table-cell>
          <table:table-cell table:formula="of:=ROUND(([.E7]*[.D7])/1000;0)" office:value-type="float" office:value="468" calcext:value-type="float">
            <text:p>468</text:p>
          </table:table-cell>
          <table:table-cell table:formula="of:=ROUND([.E7]/[.D7];2)" office:value-type="float" office:value="7.87" calcext:value-type="float">
            <text:p>7,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283" calcext:value-type="float">
            <text:p>283</text:p>
          </table:table-cell>
          <table:table-cell office:value-type="float" office:value="2120" calcext:value-type="float">
            <text:p>2120</text:p>
          </table:table-cell>
          <table:table-cell table:formula="of:=ROUND(([.E8]*[.D8])/1000;0)" office:value-type="float" office:value="600" calcext:value-type="float">
            <text:p>600</text:p>
          </table:table-cell>
          <table:table-cell table:formula="of:=ROUND([.E8]/[.D8];2)" office:value-type="float" office:value="7.49" calcext:value-type="float">
            <text:p>7,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335" calcext:value-type="float">
            <text:p>335</text:p>
          </table:table-cell>
          <table:table-cell office:value-type="float" office:value="2380" calcext:value-type="float">
            <text:p>2380</text:p>
          </table:table-cell>
          <table:table-cell table:formula="of:=ROUND(([.E9]*[.D9])/1000;0)" office:value-type="float" office:value="797" calcext:value-type="float">
            <text:p>797</text:p>
          </table:table-cell>
          <table:table-cell table:formula="of:=ROUND([.E9]/[.D9];2)" office:value-type="float" office:value="7.1" calcext:value-type="float">
            <text:p>7,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381" calcext:value-type="float">
            <text:p>381</text:p>
          </table:table-cell>
          <table:table-cell table:style-name="ce5" office:value-type="float" office:value="2600" calcext:value-type="float">
            <text:p>2600</text:p>
          </table:table-cell>
          <table:table-cell table:formula="of:=ROUND(([.E10]*[.D10])/1000;0)" office:value-type="float" office:value="991" calcext:value-type="float">
            <text:p>991</text:p>
          </table:table-cell>
          <table:table-cell table:formula="of:=ROUND([.E10]/[.D10];2)" office:value-type="float" office:value="6.82" calcext:value-type="float">
            <text:p>6,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461" calcext:value-type="float">
            <text:p>461</text:p>
          </table:table-cell>
          <table:table-cell office:value-type="float" office:value="3000" calcext:value-type="float">
            <text:p>3000</text:p>
          </table:table-cell>
          <table:table-cell table:formula="of:=ROUND(([.E11]*[.D11])/1000;0)" office:value-type="float" office:value="1383" calcext:value-type="float">
            <text:p>1383</text:p>
          </table:table-cell>
          <table:table-cell table:formula="of:=ROUND([.E11]/[.D11];2)" office:value-type="float" office:value="6.51" calcext:value-type="float">
            <text:p>6,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495" calcext:value-type="float">
            <text:p>495</text:p>
          </table:table-cell>
          <table:table-cell office:value-type="float" office:value="3120" calcext:value-type="float">
            <text:p>3120</text:p>
          </table:table-cell>
          <table:table-cell table:formula="of:=ROUND(([.E12]*[.D12])/1000;0)" office:value-type="float" office:value="1544" calcext:value-type="float">
            <text:p>1544</text:p>
          </table:table-cell>
          <table:table-cell table:formula="of:=ROUND([.E12]/[.D12];2)" office:value-type="float" office:value="6.3" calcext:value-type="float">
            <text:p>6,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542" calcext:value-type="float">
            <text:p>542</text:p>
          </table:table-cell>
          <table:table-cell office:value-type="float" office:value="3320" calcext:value-type="float">
            <text:p>3320</text:p>
          </table:table-cell>
          <table:table-cell table:formula="of:=ROUND(([.E13]*[.D13])/1000;0)" office:value-type="float" office:value="1799" calcext:value-type="float">
            <text:p>1799</text:p>
          </table:table-cell>
          <table:table-cell table:formula="of:=ROUND([.E13]/[.D13];2)" office:value-type="float" office:value="6.13" calcext:value-type="float">
            <text:p>6,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573" calcext:value-type="float">
            <text:p>573</text:p>
          </table:table-cell>
          <table:table-cell office:value-type="float" office:value="3520" calcext:value-type="float">
            <text:p>3520</text:p>
          </table:table-cell>
          <table:table-cell table:formula="of:=ROUND(([.E14]*[.D14])/1000;0)" office:value-type="float" office:value="2017" calcext:value-type="float">
            <text:p>2017</text:p>
          </table:table-cell>
          <table:table-cell table:formula="of:=ROUND([.E14]/[.D14];2)" office:value-type="float" office:value="6.14" calcext:value-type="float">
            <text:p>6,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654" calcext:value-type="float">
            <text:p>654</text:p>
          </table:table-cell>
          <table:table-cell office:value-type="float" office:value="3800" calcext:value-type="float">
            <text:p>3800</text:p>
          </table:table-cell>
          <table:table-cell table:formula="of:=ROUND(([.E15]*[.D15])/1000;0)" office:value-type="float" office:value="2485" calcext:value-type="float">
            <text:p>2485</text:p>
          </table:table-cell>
          <table:table-cell table:formula="of:=ROUND([.E15]/[.D15];2)" office:value-type="float" office:value="5.81" calcext:value-type="float">
            <text:p>5,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691" calcext:value-type="float">
            <text:p>691</text:p>
          </table:table-cell>
          <table:table-cell office:value-type="float" office:value="3960" calcext:value-type="float">
            <text:p>3960</text:p>
          </table:table-cell>
          <table:table-cell table:formula="of:=ROUND(([.E16]*[.D16])/1000;0)" office:value-type="float" office:value="2736" calcext:value-type="float">
            <text:p>2736</text:p>
          </table:table-cell>
          <table:table-cell table:formula="of:=ROUND([.E16]/[.D16];2)" office:value-type="float" office:value="5.73" calcext:value-type="float">
            <text:p>5,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722" calcext:value-type="float">
            <text:p>722</text:p>
          </table:table-cell>
          <table:table-cell office:value-type="float" office:value="4080" calcext:value-type="float">
            <text:p>4080</text:p>
          </table:table-cell>
          <table:table-cell table:formula="of:=ROUND(([.E17]*[.D17])/1000;0)" office:value-type="float" office:value="2946" calcext:value-type="float">
            <text:p>2946</text:p>
          </table:table-cell>
          <table:table-cell table:formula="of:=ROUND([.E17]/[.D17];2)" office:value-type="float" office:value="5.65" calcext:value-type="float">
            <text:p>5,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784" calcext:value-type="float">
            <text:p>784</text:p>
          </table:table-cell>
          <table:table-cell office:value-type="float" office:value="4360" calcext:value-type="float">
            <text:p>4360</text:p>
          </table:table-cell>
          <table:table-cell table:formula="of:=ROUND(([.E18]*[.D18])/1000;0)" office:value-type="float" office:value="3418" calcext:value-type="float">
            <text:p>3418</text:p>
          </table:table-cell>
          <table:table-cell table:formula="of:=ROUND([.E18]/[.D18];2)" office:value-type="float" office:value="5.56" calcext:value-type="float">
            <text:p>5,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798" calcext:value-type="float">
            <text:p>798</text:p>
          </table:table-cell>
          <table:table-cell office:value-type="float" office:value="4440" calcext:value-type="float">
            <text:p>4440</text:p>
          </table:table-cell>
          <table:table-cell table:formula="of:=ROUND(([.E19]*[.D19])/1000;0)" office:value-type="float" office:value="3543" calcext:value-type="float">
            <text:p>3543</text:p>
          </table:table-cell>
          <table:table-cell table:formula="of:=ROUND([.E19]/[.D19];2)" office:value-type="float" office:value="5.56" calcext:value-type="float">
            <text:p>5,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863" calcext:value-type="float">
            <text:p>863</text:p>
          </table:table-cell>
          <table:table-cell office:value-type="float" office:value="4680" calcext:value-type="float">
            <text:p>4680</text:p>
          </table:table-cell>
          <table:table-cell table:formula="of:=ROUND(([.E20]*[.D20])/1000;0)" office:value-type="float" office:value="4039" calcext:value-type="float">
            <text:p>4039</text:p>
          </table:table-cell>
          <table:table-cell table:formula="of:=ROUND([.E20]/[.D20];2)" office:value-type="float" office:value="5.42" calcext:value-type="float">
            <text:p>5,42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0703+DJI_Tello" table:style-name="ta1">
        <table:shapes>
          <draw:frame draw:z-index="0" draw:style-name="gr1" draw:text-style-name="P1" svg:width="270.39mm" svg:height="152.19mm" svg:x="135.74mm" svg:y="4.52mm">
            <draw:object draw:notify-on-update-of-ranges="'8520+56mm'.E5:'8520+56mm'.E20 'SE0703+DJI_Tello'.B5:'SE0703+DJI_Tello'.B23 'SE0703+DJI_Tello'.D5:'SE0703+DJI_Tello'.D23 'SE0703+DJI_Tello'.B5:'SE0703+DJI_Tello'.B23 'SE0703+DJI_Tello'.F5:'SE0703+DJI_Tello'.F23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style-name="gr1" draw:text-style-name="P1" svg:width="270.39mm" svg:height="152.19mm" svg:x="135.3mm" svg:y="162.84mm">
            <draw:object draw:notify-on-update-of-ranges="'8520+56mm'.B4:'8520+56mm'.B27 '8520+56mm'.G5:'8520+56mm'.G26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t Weight</text:p>
          </table:table-cell>
          <table:table-cell office:value-type="float" office:value="0.333" calcext:value-type="float">
            <text:p>0,333</text:p>
          </table:table-cell>
          <table:table-cell table:number-columns-repeated="102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Wt</text:p>
          </table:table-cell>
          <table:table-cell table:style-name="ce1" office:value-type="string" calcext:value-type="string">
            <text:p>Om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Nut Cou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*[.B2]" office:value-type="float" office:value="1.665" calcext:value-type="float">
            <text:p>1,665</text:p>
          </table:table-cell>
          <table:table-cell office:value-type="float" office:value="202" calcext:value-type="float">
            <text:p>202</text:p>
          </table:table-cell>
          <table:table-cell office:value-type="float" office:value="4160" calcext:value-type="float">
            <text:p>4160</text:p>
          </table:table-cell>
          <table:table-cell table:formula="of:=ROUND(([.E5]*[.D5])/1000;0)" office:value-type="float" office:value="840" calcext:value-type="float">
            <text:p>840</text:p>
          </table:table-cell>
          <table:table-cell table:formula="of:=ROUND([.E5]/[.D5];2)" office:value-type="float" office:value="20.59" calcext:value-type="float">
            <text:p>20,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6]*[.B2]" office:value-type="float" office:value="2.664" calcext:value-type="float">
            <text:p>2,664</text:p>
          </table:table-cell>
          <table:table-cell office:value-type="float" office:value="308" calcext:value-type="float">
            <text:p>308</text:p>
          </table:table-cell>
          <table:table-cell office:value-type="float" office:value="4120" calcext:value-type="float">
            <text:p>4120</text:p>
          </table:table-cell>
          <table:table-cell table:formula="of:=ROUND(([.E6]*[.D6])/1000;0)" office:value-type="float" office:value="1269" calcext:value-type="float">
            <text:p>1269</text:p>
          </table:table-cell>
          <table:table-cell table:formula="of:=ROUND([.E6]/[.D6];2)" office:value-type="float" office:value="13.38" calcext:value-type="float">
            <text:p>13,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7]*[.B2]" office:value-type="float" office:value="3.663" calcext:value-type="float">
            <text:p>3,663</text:p>
          </table:table-cell>
          <table:table-cell office:value-type="float" office:value="409" calcext:value-type="float">
            <text:p>409</text:p>
          </table:table-cell>
          <table:table-cell office:value-type="float" office:value="4120" calcext:value-type="float">
            <text:p>4120</text:p>
          </table:table-cell>
          <table:table-cell table:formula="of:=ROUND(([.E7]*[.D7])/1000;0)" office:value-type="float" office:value="1685" calcext:value-type="float">
            <text:p>1685</text:p>
          </table:table-cell>
          <table:table-cell table:formula="of:=ROUND([.E7]/[.D7];2)" office:value-type="float" office:value="10.07" calcext:value-type="float">
            <text:p>10,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8]*[.B2]" office:value-type="float" office:value="4.662" calcext:value-type="float">
            <text:p>4,662</text:p>
          </table:table-cell>
          <table:table-cell office:value-type="float" office:value="525" calcext:value-type="float">
            <text:p>525</text:p>
          </table:table-cell>
          <table:table-cell office:value-type="float" office:value="4120" calcext:value-type="float">
            <text:p>4120</text:p>
          </table:table-cell>
          <table:table-cell table:formula="of:=ROUND(([.E8]*[.D8])/1000;0)" office:value-type="float" office:value="2163" calcext:value-type="float">
            <text:p>2163</text:p>
          </table:table-cell>
          <table:table-cell table:formula="of:=ROUND([.E8]/[.D8];2)" office:value-type="float" office:value="7.85" calcext:value-type="float">
            <text:p>7,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9]*[.B2]" office:value-type="float" office:value="5.661" calcext:value-type="float">
            <text:p>5,661</text:p>
          </table:table-cell>
          <table:table-cell office:value-type="float" office:value="600" calcext:value-type="float">
            <text:p>600</text:p>
          </table:table-cell>
          <table:table-cell office:value-type="float" office:value="4120" calcext:value-type="float">
            <text:p>4120</text:p>
          </table:table-cell>
          <table:table-cell table:formula="of:=ROUND(([.E9]*[.D9])/1000;0)" office:value-type="float" office:value="2472" calcext:value-type="float">
            <text:p>2472</text:p>
          </table:table-cell>
          <table:table-cell table:formula="of:=ROUND([.E9]/[.D9];2)" office:value-type="float" office:value="6.87" calcext:value-type="float">
            <text:p>6,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]*[.B2]" office:value-type="float" office:value="6.66" calcext:value-type="float">
            <text:p>6,66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4120" calcext:value-type="float">
            <text:p>4120</text:p>
          </table:table-cell>
          <table:table-cell table:formula="of:=ROUND(([.E10]*[.D10])/1000;0)" office:value-type="float" office:value="2884" calcext:value-type="float">
            <text:p>2884</text:p>
          </table:table-cell>
          <table:table-cell table:formula="of:=ROUND([.E10]/[.D10];2)" office:value-type="float" office:value="5.89" calcext:value-type="float">
            <text:p>5,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]*[.B2]" office:value-type="float" office:value="7.659" calcext:value-type="float">
            <text:p>7,659</text:p>
          </table:table-cell>
          <table:table-cell office:value-type="float" office:value="815" calcext:value-type="float">
            <text:p>815</text:p>
          </table:table-cell>
          <table:table-cell office:value-type="float" office:value="4120" calcext:value-type="float">
            <text:p>4120</text:p>
          </table:table-cell>
          <table:table-cell table:formula="of:=ROUND(([.E11]*[.D11])/1000;0)" office:value-type="float" office:value="3358" calcext:value-type="float">
            <text:p>3358</text:p>
          </table:table-cell>
          <table:table-cell table:formula="of:=ROUND([.E11]/[.D11];2)" office:value-type="float" office:value="5.06" calcext:value-type="float">
            <text:p>5,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]*[.B2]" office:value-type="float" office:value="8.658" calcext:value-type="float">
            <text:p>8,658</text:p>
          </table:table-cell>
          <table:table-cell office:value-type="float" office:value="933" calcext:value-type="float">
            <text:p>933</text:p>
          </table:table-cell>
          <table:table-cell office:value-type="float" office:value="4120" calcext:value-type="float">
            <text:p>4120</text:p>
          </table:table-cell>
          <table:table-cell table:formula="of:=ROUND(([.E12]*[.D12])/1000;0)" office:value-type="float" office:value="3844" calcext:value-type="float">
            <text:p>3844</text:p>
          </table:table-cell>
          <table:table-cell table:formula="of:=ROUND([.E12]/[.D12];2)" office:value-type="float" office:value="4.42" calcext:value-type="float">
            <text:p>4,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3]*[.B2]" office:value-type="float" office:value="9.657" calcext:value-type="float">
            <text:p>9,657</text:p>
          </table:table-cell>
          <table:table-cell office:value-type="float" office:value="1037" calcext:value-type="float">
            <text:p>1037</text:p>
          </table:table-cell>
          <table:table-cell office:value-type="float" office:value="4120" calcext:value-type="float">
            <text:p>4120</text:p>
          </table:table-cell>
          <table:table-cell table:formula="of:=ROUND(([.E13]*[.D13])/1000;0)" office:value-type="float" office:value="4272" calcext:value-type="float">
            <text:p>4272</text:p>
          </table:table-cell>
          <table:table-cell table:formula="of:=ROUND([.E13]/[.D13];2)" office:value-type="float" office:value="3.97" calcext:value-type="float">
            <text:p>3,9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4]*[.B2]" office:value-type="float" office:value="10.656" calcext:value-type="float">
            <text:p>10,656</text:p>
          </table:table-cell>
          <table:table-cell office:value-type="float" office:value="1129" calcext:value-type="float">
            <text:p>1129</text:p>
          </table:table-cell>
          <table:table-cell office:value-type="float" office:value="4120" calcext:value-type="float">
            <text:p>4120</text:p>
          </table:table-cell>
          <table:table-cell table:formula="of:=ROUND(([.E14]*[.D14])/1000;0)" office:value-type="float" office:value="4651" calcext:value-type="float">
            <text:p>4651</text:p>
          </table:table-cell>
          <table:table-cell table:formula="of:=ROUND([.E14]/[.D14];2)" office:value-type="float" office:value="3.65" calcext:value-type="float">
            <text:p>3,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5]*[.B2]" office:value-type="float" office:value="11.655" calcext:value-type="float">
            <text:p>11,655</text:p>
          </table:table-cell>
          <table:table-cell office:value-type="float" office:value="1209" calcext:value-type="float">
            <text:p>1209</text:p>
          </table:table-cell>
          <table:table-cell office:value-type="float" office:value="4120" calcext:value-type="float">
            <text:p>4120</text:p>
          </table:table-cell>
          <table:table-cell table:formula="of:=ROUND(([.E15]*[.D15])/1000;0)" office:value-type="float" office:value="4981" calcext:value-type="float">
            <text:p>4981</text:p>
          </table:table-cell>
          <table:table-cell table:formula="of:=ROUND([.E15]/[.D15];2)" office:value-type="float" office:value="3.41" calcext:value-type="float">
            <text:p>3,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6]*[.B2]" office:value-type="float" office:value="12.654" calcext:value-type="float">
            <text:p>12,654</text:p>
          </table:table-cell>
          <table:table-cell office:value-type="float" office:value="1306" calcext:value-type="float">
            <text:p>1306</text:p>
          </table:table-cell>
          <table:table-cell office:value-type="float" office:value="4120" calcext:value-type="float">
            <text:p>4120</text:p>
          </table:table-cell>
          <table:table-cell table:formula="of:=ROUND(([.E16]*[.D16])/1000;0)" office:value-type="float" office:value="5381" calcext:value-type="float">
            <text:p>5381</text:p>
          </table:table-cell>
          <table:table-cell table:formula="of:=ROUND([.E16]/[.D16];2)" office:value-type="float" office:value="3.15" calcext:value-type="float">
            <text:p>3,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17]*[.B2]" office:value-type="float" office:value="13.653" calcext:value-type="float">
            <text:p>13,653</text:p>
          </table:table-cell>
          <table:table-cell office:value-type="float" office:value="1427" calcext:value-type="float">
            <text:p>1427</text:p>
          </table:table-cell>
          <table:table-cell office:value-type="float" office:value="4120" calcext:value-type="float">
            <text:p>4120</text:p>
          </table:table-cell>
          <table:table-cell table:formula="of:=ROUND(([.E17]*[.D17])/1000;0)" office:value-type="float" office:value="5879" calcext:value-type="float">
            <text:p>5879</text:p>
          </table:table-cell>
          <table:table-cell table:formula="of:=ROUND([.E17]/[.D17];2)" office:value-type="float" office:value="2.89" calcext:value-type="float">
            <text:p>2,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18]*[.B2]" office:value-type="float" office:value="14.652" calcext:value-type="float">
            <text:p>14,652</text:p>
          </table:table-cell>
          <table:table-cell office:value-type="float" office:value="1556" calcext:value-type="float">
            <text:p>1556</text:p>
          </table:table-cell>
          <table:table-cell office:value-type="float" office:value="4080" calcext:value-type="float">
            <text:p>4080</text:p>
          </table:table-cell>
          <table:table-cell table:formula="of:=ROUND(([.E18]*[.D18])/1000;0)" office:value-type="float" office:value="6348" calcext:value-type="float">
            <text:p>6348</text:p>
          </table:table-cell>
          <table:table-cell table:formula="of:=ROUND([.E18]/[.D18];2)" office:value-type="float" office:value="2.62" calcext:value-type="float">
            <text:p>2,6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9]*[.B2]" office:value-type="float" office:value="15.651" calcext:value-type="float">
            <text:p>15,651</text:p>
          </table:table-cell>
          <table:table-cell office:value-type="float" office:value="1676" calcext:value-type="float">
            <text:p>1676</text:p>
          </table:table-cell>
          <table:table-cell office:value-type="float" office:value="4080" calcext:value-type="float">
            <text:p>4080</text:p>
          </table:table-cell>
          <table:table-cell table:formula="of:=ROUND(([.E19]*[.D19])/1000;0)" office:value-type="float" office:value="6838" calcext:value-type="float">
            <text:p>6838</text:p>
          </table:table-cell>
          <table:table-cell table:formula="of:=ROUND([.E19]/[.D19];2)" office:value-type="float" office:value="2.43" calcext:value-type="float">
            <text:p>2,4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0]*[.B2]" office:value-type="float" office:value="16.65" calcext:value-type="float">
            <text:p>16,65</text:p>
          </table:table-cell>
          <table:table-cell office:value-type="float" office:value="1785" calcext:value-type="float">
            <text:p>1785</text:p>
          </table:table-cell>
          <table:table-cell office:value-type="float" office:value="4080" calcext:value-type="float">
            <text:p>4080</text:p>
          </table:table-cell>
          <table:table-cell table:formula="of:=ROUND(([.E20]*[.D20])/1000;0)" office:value-type="float" office:value="7283" calcext:value-type="float">
            <text:p>7283</text:p>
          </table:table-cell>
          <table:table-cell table:formula="of:=ROUND([.E20]/[.D20];2)" office:value-type="float" office:value="2.29" calcext:value-type="float">
            <text:p>2,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21]*[.B2]" office:value-type="float" office:value="19.98" calcext:value-type="float">
            <text:p>19,98</text:p>
          </table:table-cell>
          <table:table-cell office:value-type="float" office:value="2120" calcext:value-type="float">
            <text:p>2120</text:p>
          </table:table-cell>
          <table:table-cell office:value-type="float" office:value="4040" calcext:value-type="float">
            <text:p>4040</text:p>
          </table:table-cell>
          <table:table-cell table:formula="of:=ROUND(([.E21]*[.D21])/1000;0)" office:value-type="float" office:value="8565" calcext:value-type="float">
            <text:p>8565</text:p>
          </table:table-cell>
          <table:table-cell table:formula="of:=ROUND([.E21]/[.D21];2)" office:value-type="float" office:value="1.91" calcext:value-type="float">
            <text:p>1,9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22]*[.B2]" office:value-type="float" office:value="23.31" calcext:value-type="float">
            <text:p>23,31</text:p>
          </table:table-cell>
          <table:table-cell office:value-type="float" office:value="2460" calcext:value-type="float">
            <text:p>2460</text:p>
          </table:table-cell>
          <table:table-cell office:value-type="float" office:value="4040" calcext:value-type="float">
            <text:p>4040</text:p>
          </table:table-cell>
          <table:table-cell table:formula="of:=ROUND(([.E22]*[.D22])/1000;0)" office:value-type="float" office:value="9938" calcext:value-type="float">
            <text:p>9938</text:p>
          </table:table-cell>
          <table:table-cell table:formula="of:=ROUND([.E22]/[.D22];2)" office:value-type="float" office:value="1.64" calcext:value-type="float">
            <text:p>1,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23]*[.B2]" office:value-type="float" office:value="26.64" calcext:value-type="float">
            <text:p>26,64</text:p>
          </table:table-cell>
          <table:table-cell office:value-type="float" office:value="3000" calcext:value-type="float">
            <text:p>3000</text:p>
          </table:table-cell>
          <table:table-cell office:value-type="float" office:value="4040" calcext:value-type="float">
            <text:p>4040</text:p>
          </table:table-cell>
          <table:table-cell table:formula="of:=ROUND(([.E23]*[.D23])/1000;0)" office:value-type="float" office:value="12120" calcext:value-type="float">
            <text:p>12120</text:p>
          </table:table-cell>
          <table:table-cell table:formula="of:=ROUND([.E23]/[.D23];2)" office:value-type="float" office:value="1.35" calcext:value-type="float">
            <text:p>1,35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.00.0000</text:date>, <text:time style:data-style-name="N2" text:time-value="17:08:57.18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9:47:56.466000000</meta:creation-date>
    <dc:date>2019-08-17T17:11:17.894000000</dc:date>
    <meta:editing-duration>PT9H6M8S</meta:editing-duration>
    <meta:editing-cycles>83</meta:editing-cycles>
    <meta:generator>LibreOffice/6.1.4.2$Windows_x86 LibreOffice_project/9d0f32d1f0b509096fd65e0d4bec26ddd1938fd3</meta:generator>
    <meta:document-statistic meta:table-count="18" meta:cell-count="1828"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7.062cm" style:legend-expansion="high" chart:style-name="ch2"/>
        <chart:plot-area chart:style-name="ch3" table:cell-range-address="'816c+Syma X21 (46mm)'.B4:'816c+Syma X21 (46mm)'.B27 '816c+Syma X21 (46mm)'.A1:'816c+Syma X21 (46mm)'.A1 '816c+Syma X21 (46mm)'.D4:'816c+Syma X21 (46mm)'.D27 '816c+Syma X21 (46mm)'.F5:'816c+Syma X21 (46mm)'.F25" chart:data-source-has-labels="row" svg:x="0.54cm" svg:y="0.304cm" svg:width="22.923cm" svg:height="14.612cm">
          <chartooo:coordinate-region svg:x="1.532cm" svg:y="0.503cm" svg:width="21.56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16c+Syma X21 (46mm)'.D4:'816c+Syma X21 (46mm)'.D27" chart:label-cell-address="'816c+Syma X21 (46mm)'.A1:'816c+Syma X21 (46mm)'.A1" chart:class="chart:scatter">
            <chart:domain table:cell-range-address="'816c+Syma X21 (46mm)'.B4:'816c+Syma X21 (46mm)'.B27"/>
            <chart:data-point chart:repeated="24"/>
          </chart:series>
          <chart:series chart:style-name="ch7" chart:values-cell-range-address="'816c+Syma X21 (46mm)'.F5:'816c+Syma X21 (46mm)'.F25" chart:label-cell-address="'816c+Syma X21 (46mm)'.A1:'816c+Syma X21 (46mm)'.A1" chart:class="chart:scatter">
            <chart:domain table:cell-range-address="'816c+Syma X21 (46mm)'.B5:'816c+Syma X21 (46mm)'.B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16c+Syma X21 (46mm)'.A1:'816c+Syma X21 (46mm)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16c+Syma X21 (46mm)'.A1:'816c+Syma X21 (46mm)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16c+Syma X21 (46mm)'.B4:'816c+Syma X21 (46mm)'.B27</svg:desc>
                </draw:g>
              </table:table-cell>
              <table:table-cell office:value-type="float" office:value="NaN">
                <text:p>NaN</text:p>
                <draw:g>
                  <svg:desc>'816c+Syma X21 (46mm)'.D4:'816c+Syma X21 (46mm)'.D27</svg:desc>
                </draw:g>
              </table:table-cell>
              <table:table-cell office:value-type="float" office:value="5">
                <text:p>5</text:p>
                <draw:g>
                  <svg:desc>'816c+Syma X21 (46mm)'.B5:'816c+Syma X21 (46mm)'.B25</svg:desc>
                </draw:g>
              </table:table-cell>
              <table:table-cell office:value-type="float" office:value="205">
                <text:p>205</text:p>
                <draw:g>
                  <svg:desc>'816c+Syma X21 (46mm)'.F5:'816c+Syma X21 (46mm)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1">
                <text:p>421</text:p>
              </table:table-cell>
              <table:table-cell office:value-type="float" office:value="11">
                <text:p>1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45">
                <text:p>545</text:p>
              </table:table-cell>
              <table:table-cell office:value-type="float" office:value="14">
                <text:p>1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73">
                <text:p>673</text:p>
              </table:table-cell>
              <table:table-cell office:value-type="float" office:value="17">
                <text:p>17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794">
                <text:p>794</text:p>
              </table:table-cell>
              <table:table-cell office:value-type="float" office:value="20">
                <text:p>2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993">
                <text:p>993</text:p>
              </table:table-cell>
              <table:table-cell office:value-type="float" office:value="23">
                <text:p>2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110">
                <text:p>1110</text:p>
              </table:table-cell>
              <table:table-cell office:value-type="float" office:value="26">
                <text:p>26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281">
                <text:p>1281</text:p>
              </table:table-cell>
              <table:table-cell office:value-type="float" office:value="29">
                <text:p>29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418">
                <text:p>1418</text:p>
              </table:table-cell>
              <table:table-cell office:value-type="float" office:value="32">
                <text:p>32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575">
                <text:p>1575</text:p>
              </table:table-cell>
              <table:table-cell office:value-type="float" office:value="35">
                <text:p>35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745">
                <text:p>1745</text:p>
              </table:table-cell>
              <table:table-cell office:value-type="float" office:value="38">
                <text:p>38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899">
                <text:p>1899</text:p>
              </table:table-cell>
              <table:table-cell office:value-type="float" office:value="41">
                <text:p>41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2017">
                <text:p>2017</text:p>
              </table:table-cell>
              <table:table-cell office:value-type="float" office:value="44">
                <text:p>44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2238">
                <text:p>2238</text:p>
              </table:table-cell>
              <table:table-cell office:value-type="float" office:value="47">
                <text:p>47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2475">
                <text:p>2475</text:p>
              </table:table-cell>
              <table:table-cell office:value-type="float" office:value="50">
                <text:p>50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2590">
                <text:p>2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7.062cm" style:legend-expansion="high" chart:style-name="ch2"/>
        <chart:plot-area chart:style-name="ch3" table:cell-range-address="'8520+Broadream S9HW (39mm)'.B4:'8520+Broadream S9HW (39mm)'.B27 '8520+Broadream S9HW (39mm)'.A1:'8520+Broadream S9HW (39mm)'.A1 '8520+Broadream S9HW (39mm)'.D4:'8520+Broadream S9HW (39mm)'.D27 '8520+Broadream S9HW (39mm)'.F5:'8520+Broadream S9HW (39mm)'.F25" chart:data-source-has-labels="row" svg:x="0.54cm" svg:y="0.304cm" svg:width="22.923cm" svg:height="14.612cm">
          <chartooo:coordinate-region svg:x="1.532cm" svg:y="0.504cm" svg:width="21.745cm" svg:height="13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Broadream S9HW (39mm)'.D4:'8520+Broadream S9HW (39mm)'.D27" chart:label-cell-address="'8520+Broadream S9HW (39mm)'.A1:'8520+Broadream S9HW (39mm)'.A1" chart:class="chart:scatter">
            <chart:domain table:cell-range-address="'8520+Broadream S9HW (39mm)'.B4:'8520+Broadream S9HW (39mm)'.B27"/>
            <chart:data-point chart:repeated="24"/>
          </chart:series>
          <chart:series chart:style-name="ch7" chart:values-cell-range-address="'8520+Broadream S9HW (39mm)'.F5:'8520+Broadream S9HW (39mm)'.F25" chart:label-cell-address="'8520+Broadream S9HW (39mm)'.A1:'8520+Broadream S9HW (39mm)'.A1" chart:class="chart:scatter">
            <chart:domain table:cell-range-address="'8520+Broadream S9HW (39mm)'.B5:'8520+Broadream S9HW (39mm)'.B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Broadream S9HW (39mm)'.A1:'8520+Broadream S9HW (39mm)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Broadream S9HW (39mm)'.A1:'8520+Broadream S9HW (39mm)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Broadream S9HW (39mm)'.B4:'8520+Broadream S9HW (39mm)'.B27</svg:desc>
                </draw:g>
              </table:table-cell>
              <table:table-cell office:value-type="float" office:value="NaN">
                <text:p>NaN</text:p>
                <draw:g>
                  <svg:desc>'8520+Broadream S9HW (39mm)'.D4:'8520+Broadream S9HW (39mm)'.D27</svg:desc>
                </draw:g>
              </table:table-cell>
              <table:table-cell office:value-type="float" office:value="5">
                <text:p>5</text:p>
                <draw:g>
                  <svg:desc>'8520+Broadream S9HW (39mm)'.B5:'8520+Broadream S9HW (39mm)'.B25</svg:desc>
                </draw:g>
              </table:table-cell>
              <table:table-cell office:value-type="float" office:value="383">
                <text:p>383</text:p>
                <draw:g>
                  <svg:desc>'8520+Broadream S9HW (39mm)'.F5:'8520+Broadream S9HW (39mm)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18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53">
                <text:p>253</text:p>
              </table:table-cell>
              <table:table-cell office:value-type="float" office:value="17">
                <text:p>17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76">
                <text:p>276</text:p>
              </table:table-cell>
              <table:table-cell office:value-type="float" office:value="20">
                <text:p>20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27">
                <text:p>327</text:p>
              </table:table-cell>
              <table:table-cell office:value-type="float" office:value="23">
                <text:p>23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60">
                <text:p>360</text:p>
              </table:table-cell>
              <table:table-cell office:value-type="float" office:value="26">
                <text:p>26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409">
                <text:p>409</text:p>
              </table:table-cell>
              <table:table-cell office:value-type="float" office:value="29">
                <text:p>29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33">
                <text:p>433</text:p>
              </table:table-cell>
              <table:table-cell office:value-type="float" office:value="32">
                <text:p>3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476">
                <text:p>476</text:p>
              </table:table-cell>
              <table:table-cell office:value-type="float" office:value="35">
                <text:p>3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511">
                <text:p>511</text:p>
              </table:table-cell>
              <table:table-cell office:value-type="float" office:value="38">
                <text:p>38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550">
                <text:p>550</text:p>
              </table:table-cell>
              <table:table-cell office:value-type="float" office:value="41">
                <text:p>41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584">
                <text:p>584</text:p>
              </table:table-cell>
              <table:table-cell office:value-type="float" office:value="44">
                <text:p>44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627">
                <text:p>627</text:p>
              </table:table-cell>
              <table:table-cell office:value-type="float" office:value="47">
                <text:p>47</text:p>
              </table:table-cell>
              <table:table-cell office:value-type="float" office:value="4691">
                <text:p>4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674">
                <text:p>674</text:p>
              </table:table-cell>
              <table:table-cell office:value-type="float" office:value="50">
                <text:p>50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520+Broadream S9HW (39mm)'.B4:'8520+Broadream S9HW (39mm)'.B27 '8520+Broadream S9HW (39mm)'.G5:'8520+Broadream S9HW (39mm)'.G26" svg:x="0.54cm" svg:y="0.304cm" svg:width="22.896cm" svg:height="14.612cm">
          <chartooo:coordinate-region svg:x="0.976cm" svg:y="0.503cm" svg:width="22.088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Broadream S9HW (39mm)'.G5:'8520+Broadream S9HW (39mm)'.G26" chart:class="chart:scatter">
            <chart:domain table:cell-range-address="'8520+Broadream S9HW (39mm)'.B4:'8520+Broadream S9HW (39mm)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Broadream S9HW (39mm)'.B4:'8520+Broadream S9HW (39mm)'.B27</svg:desc>
                </draw:g>
              </table:table-cell>
              <table:table-cell office:value-type="float" office:value="18.74">
                <text:p>18.74</text:p>
                <draw:g>
                  <svg:desc>'8520+Broadream S9HW (39mm)'.G5:'8520+Broadream S9HW (39mm)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7.062cm" style:legend-expansion="high" chart:style-name="ch2"/>
        <chart:plot-area chart:style-name="ch3" table:cell-range-address="'8520+Syma X21 (46mm)'.B4:'8520+Syma X21 (46mm)'.B27 '8520+Syma X21 (46mm)'.A1:'8520+Syma X21 (46mm)'.A1 '8520+Syma X21 (46mm)'.D4:'8520+Syma X21 (46mm)'.D27 '8520+Syma X21 (46mm)'.F5:'8520+Syma X21 (46mm)'.F25" chart:data-source-has-labels="row" svg:x="0.54cm" svg:y="0.304cm" svg:width="22.923cm" svg:height="14.612cm">
          <chartooo:coordinate-region svg:x="1.532cm" svg:y="0.503cm" svg:width="21.745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Syma X21 (46mm)'.D4:'8520+Syma X21 (46mm)'.D27" chart:label-cell-address="'8520+Syma X21 (46mm)'.A1:'8520+Syma X21 (46mm)'.A1" chart:class="chart:scatter">
            <chart:domain table:cell-range-address="'8520+Syma X21 (46mm)'.B4:'8520+Syma X21 (46mm)'.B27"/>
            <chart:data-point chart:repeated="24"/>
          </chart:series>
          <chart:series chart:style-name="ch7" chart:values-cell-range-address="'8520+Syma X21 (46mm)'.F5:'8520+Syma X21 (46mm)'.F25" chart:label-cell-address="'8520+Syma X21 (46mm)'.A1:'8520+Syma X21 (46mm)'.A1" chart:class="chart:scatter">
            <chart:domain table:cell-range-address="'8520+Syma X21 (46mm)'.B5:'8520+Syma X21 (46mm)'.B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Syma X21 (46mm)'.A1:'8520+Syma X21 (46mm)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Syma X21 (46mm)'.A1:'8520+Syma X21 (46mm)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Syma X21 (46mm)'.B4:'8520+Syma X21 (46mm)'.B27</svg:desc>
                </draw:g>
              </table:table-cell>
              <table:table-cell office:value-type="float" office:value="NaN">
                <text:p>NaN</text:p>
                <draw:g>
                  <svg:desc>'8520+Syma X21 (46mm)'.D4:'8520+Syma X21 (46mm)'.D27</svg:desc>
                </draw:g>
              </table:table-cell>
              <table:table-cell office:value-type="float" office:value="5">
                <text:p>5</text:p>
                <draw:g>
                  <svg:desc>'8520+Syma X21 (46mm)'.B5:'8520+Syma X21 (46mm)'.B25</svg:desc>
                </draw:g>
              </table:table-cell>
              <table:table-cell office:value-type="float" office:value="234">
                <text:p>234</text:p>
                <draw:g>
                  <svg:desc>'8520+Syma X21 (46mm)'.F5:'8520+Syma X21 (46mm)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5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32">
                <text:p>232</text:p>
              </table:table-cell>
              <table:table-cell office:value-type="float" office:value="14">
                <text:p>1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77">
                <text:p>277</text:p>
              </table:table-cell>
              <table:table-cell office:value-type="float" office:value="17">
                <text:p>1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20">
                <text:p>2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70">
                <text:p>370</text:p>
              </table:table-cell>
              <table:table-cell office:value-type="float" office:value="23">
                <text:p>23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99">
                <text:p>399</text:p>
              </table:table-cell>
              <table:table-cell office:value-type="float" office:value="26">
                <text:p>26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446">
                <text:p>446</text:p>
              </table:table-cell>
              <table:table-cell office:value-type="float" office:value="29">
                <text:p>29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95">
                <text:p>495</text:p>
              </table:table-cell>
              <table:table-cell office:value-type="float" office:value="32">
                <text:p>32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35">
                <text:p>35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578">
                <text:p>578</text:p>
              </table:table-cell>
              <table:table-cell office:value-type="float" office:value="38">
                <text:p>38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624">
                <text:p>624</text:p>
              </table:table-cell>
              <table:table-cell office:value-type="float" office:value="41">
                <text:p>41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656">
                <text:p>656</text:p>
              </table:table-cell>
              <table:table-cell office:value-type="float" office:value="44">
                <text:p>44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686">
                <text:p>686</text:p>
              </table:table-cell>
              <table:table-cell office:value-type="float" office:value="47">
                <text:p>47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748">
                <text:p>748</text:p>
              </table:table-cell>
              <table:table-cell office:value-type="float" office:value="50">
                <text:p>50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520+Syma X21 (46mm)'.B4:'8520+Syma X21 (46mm)'.B27 '8520+Syma X21 (46mm)'.G5:'8520+Syma X21 (46mm)'.G26" svg:x="0.54cm" svg:y="0.304cm" svg:width="22.896cm" svg:height="14.612cm">
          <chartooo:coordinate-region svg:x="0.976cm" svg:y="0.504cm" svg:width="22.088cm" svg:height="13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Syma X21 (46mm)'.G5:'8520+Syma X21 (46mm)'.G26" chart:class="chart:scatter">
            <chart:domain table:cell-range-address="'8520+Syma X21 (46mm)'.B4:'8520+Syma X21 (46mm)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Syma X21 (46mm)'.B4:'8520+Syma X21 (46mm)'.B27</svg:desc>
                </draw:g>
              </table:table-cell>
              <table:table-cell office:value-type="float" office:value="11.77">
                <text:p>11.77</text:p>
                <draw:g>
                  <svg:desc>'8520+Syma X21 (46mm)'.G5:'8520+Syma X21 (46mm)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6.813cm" style:legend-expansion="high" chart:style-name="ch2"/>
        <chart:plot-area chart:style-name="ch3" table:cell-range-address="'8520+DJI Tello (78mm)'.E5:'8520+DJI Tello (78mm)'.E23 '8520+DJI Tello (78mm)'.B4:'8520+DJI Tello (78mm)'.B27 '8520+TripleLift'.A1:'8520+TripleLift'.A1 '8520+DJI Tello (78mm)'.D4:'8520+DJI Tello (78mm)'.D27 '8520+DJI Tello (78mm)'.F5:'8520+DJI Tello (78mm)'.F25" chart:data-source-has-labels="both" svg:x="0.54cm" svg:y="0.304cm" svg:width="22.923cm" svg:height="14.612cm">
          <chartooo:coordinate-region svg:x="1.532cm" svg:y="0.503cm" svg:width="21.744cm" svg:height="13.766cm"/>
          <chart:axis chart:dimension="x" chart:name="primary-x" chart:style-name="ch4" chartooo:axis-type="auto">
            <chart:categories table:cell-range-address="'8520+DJI Tello (78mm)'.E5:'8520+DJI Tello (78mm)'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520+DJI Tello (78mm)'.D4:'8520+DJI Tello (78mm)'.D27" chart:label-cell-address="'8520+TripleLift'.A1:'8520+TripleLift'.A1" chart:class="chart:scatter">
            <chart:domain table:cell-range-address="'8520+DJI Tello (78mm)'.B4:'8520+DJI Tello (78mm)'.B27"/>
            <chart:data-point chart:repeated="24"/>
          </chart:series>
          <chart:series chart:style-name="ch7" chart:values-cell-range-address="'8520+DJI Tello (78mm)'.F5:'8520+DJI Tello (78mm)'.F25" chart:label-cell-address="'8520+TripleLift'.A1:'8520+TripleLift'.A1" chart:class="chart:scatter">
            <chart:domain table:cell-range-address="'8520+DJI Tello (78mm)'.B5:'8520+DJI Tello (78mm)'.B25"/>
            <chart:data-point chart:repeated="21"/>
          </chart:series>
          <chart:series chart:style-name="ch8" chart:values-cell-range-address="'8520+DJI Tello (78mm)'.E5:'8520+DJI Tello (78mm)'.E23" chart:label-cell-address="'8520+TripleLift'.A1:'8520+TripleLift'.A1" chart:class="chart:scatter">
            <chart:domain table:cell-range-address="'8520+DJI Tello (78mm)'.B5:'8520+DJI Tello (78mm)'.B23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</table:table-row>
          </table:table-header-rows>
          <table:table-rows>
            <table:table-row>
              <table:table-cell office:value-type="float" office:value="960">
                <text:p>960</text:p>
                <draw:g>
                  <svg:desc>'8520+DJI Tello (78mm)'.E5:'8520+DJI Tello (78mm)'.E20</svg:desc>
                </draw:g>
              </table:table-cell>
              <table:table-cell office:value-type="float" office:value="NaN">
                <text:p>NaN</text:p>
                <draw:g>
                  <svg:desc>'8520+DJI Tello (78mm)'.B4:'8520+DJI Tello (78mm)'.B27</svg:desc>
                </draw:g>
              </table:table-cell>
              <table:table-cell office:value-type="float" office:value="NaN">
                <text:p>NaN</text:p>
                <draw:g>
                  <svg:desc>'8520+DJI Tello (78mm)'.D4:'8520+DJI Tello (78mm)'.D27</svg:desc>
                </draw:g>
              </table:table-cell>
              <table:table-cell office:value-type="float" office:value="5">
                <text:p>5</text:p>
                <draw:g>
                  <svg:desc>'8520+DJI Tello (78mm)'.B5:'8520+DJI Tello (78mm)'.B25</svg:desc>
                </draw:g>
              </table:table-cell>
              <table:table-cell office:value-type="float" office:value="137">
                <text:p>137</text:p>
                <draw:g>
                  <svg:desc>'8520+DJI Tello (78mm)'.F5:'8520+DJI Tello (78mm)'.F25</svg:desc>
                </draw:g>
              </table:table-cell>
              <table:table-cell office:value-type="float" office:value="5">
                <text:p>5</text:p>
                <draw:g>
                  <svg:desc>'8520+DJI Tello (78mm)'.B5:'8520+DJI Tello (78mm)'.B23</svg:desc>
                </draw:g>
              </table:table-cell>
              <table:table-cell office:value-type="float" office:value="960">
                <text:p>960</text:p>
                <draw:g>
                  <svg:desc>'8520+DJI Tello (78mm)'.E5:'8520+DJI Tello (78mm)'.E23</svg:desc>
                </draw:g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143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226">
                <text:p>226</text:p>
              </table:table-cell>
              <table:table-cell office:value-type="float" office:value="8">
                <text:p>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">
                <text:p>8</text:p>
              </table:table-cell>
              <table:table-cell office:value-type="float" office:value="188">
                <text:p>188</text:p>
              </table:table-cell>
              <table:table-cell office:value-type="float" office:value="11">
                <text:p>11</text:p>
              </table:table-cell>
              <table:table-cell office:value-type="float" office:value="348">
                <text:p>348</text:p>
              </table:table-cell>
              <table:table-cell office:value-type="float" office:value="11">
                <text:p>1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  <table:table-cell office:value-type="float" office:value="242">
                <text:p>242</text:p>
              </table:table-cell>
              <table:table-cell office:value-type="float" office:value="14">
                <text:p>14</text:p>
              </table:table-cell>
              <table:table-cell office:value-type="float" office:value="479">
                <text:p>479</text:p>
              </table:table-cell>
              <table:table-cell office:value-type="float" office:value="14">
                <text:p>1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4">
                <text:p>14</text:p>
              </table:table-cell>
              <table:table-cell office:value-type="float" office:value="292">
                <text:p>292</text:p>
              </table:table-cell>
              <table:table-cell office:value-type="float" office:value="17">
                <text:p>17</text:p>
              </table:table-cell>
              <table:table-cell office:value-type="float" office:value="594">
                <text:p>594</text:p>
              </table:table-cell>
              <table:table-cell office:value-type="float" office:value="17">
                <text:p>1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7">
                <text:p>17</text:p>
              </table:table-cell>
              <table:table-cell office:value-type="float" office:value="330">
                <text:p>330</text:p>
              </table:table-cell>
              <table:table-cell office:value-type="float" office:value="20">
                <text:p>20</text:p>
              </table:table-cell>
              <table:table-cell office:value-type="float" office:value="710">
                <text:p>710</text:p>
              </table:table-cell>
              <table:table-cell office:value-type="float" office:value="20">
                <text:p>2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0">
                <text:p>20</text:p>
              </table:table-cell>
              <table:table-cell office:value-type="float" office:value="370">
                <text:p>370</text:p>
              </table:table-cell>
              <table:table-cell office:value-type="float" office:value="23">
                <text:p>23</text:p>
              </table:table-cell>
              <table:table-cell office:value-type="float" office:value="843">
                <text:p>843</text:p>
              </table:table-cell>
              <table:table-cell office:value-type="float" office:value="23">
                <text:p>2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23">
                <text:p>23</text:p>
              </table:table-cell>
              <table:table-cell office:value-type="float" office:value="409">
                <text:p>409</text:p>
              </table:table-cell>
              <table:table-cell office:value-type="float" office:value="26">
                <text:p>26</text:p>
              </table:table-cell>
              <table:table-cell office:value-type="float" office:value="961">
                <text:p>961</text:p>
              </table:table-cell>
              <table:table-cell office:value-type="float" office:value="26">
                <text:p>2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26">
                <text:p>26</text:p>
              </table:table-cell>
              <table:table-cell office:value-type="float" office:value="441">
                <text:p>441</text:p>
              </table:table-cell>
              <table:table-cell office:value-type="float" office:value="29">
                <text:p>29</text:p>
              </table:table-cell>
              <table:table-cell office:value-type="float" office:value="1151">
                <text:p>1151</text:p>
              </table:table-cell>
              <table:table-cell office:value-type="float" office:value="29">
                <text:p>29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9">
                <text:p>29</text:p>
              </table:table-cell>
              <table:table-cell office:value-type="float" office:value="492">
                <text:p>492</text:p>
              </table:table-cell>
              <table:table-cell office:value-type="float" office:value="32">
                <text:p>32</text:p>
              </table:table-cell>
              <table:table-cell office:value-type="float" office:value="1330">
                <text:p>1330</text:p>
              </table:table-cell>
              <table:table-cell office:value-type="float" office:value="32">
                <text:p>3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32">
                <text:p>32</text:p>
              </table:table-cell>
              <table:table-cell office:value-type="float" office:value="532">
                <text:p>532</text:p>
              </table:table-cell>
              <table:table-cell office:value-type="float" office:value="35">
                <text:p>35</text:p>
              </table:table-cell>
              <table:table-cell office:value-type="float" office:value="1534">
                <text:p>1534</text:p>
              </table:table-cell>
              <table:table-cell office:value-type="float" office:value="35">
                <text:p>3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35">
                <text:p>35</text:p>
              </table:table-cell>
              <table:table-cell office:value-type="float" office:value="581">
                <text:p>581</text:p>
              </table:table-cell>
              <table:table-cell office:value-type="float" office:value="38">
                <text:p>38</text:p>
              </table:table-cell>
              <table:table-cell office:value-type="float" office:value="1706">
                <text:p>1706</text:p>
              </table:table-cell>
              <table:table-cell office:value-type="float" office:value="38">
                <text:p>38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38">
                <text:p>38</text:p>
              </table:table-cell>
              <table:table-cell office:value-type="float" office:value="618">
                <text:p>618</text:p>
              </table:table-cell>
              <table:table-cell office:value-type="float" office:value="41">
                <text:p>41</text:p>
              </table:table-cell>
              <table:table-cell office:value-type="float" office:value="1870">
                <text:p>1870</text:p>
              </table:table-cell>
              <table:table-cell office:value-type="float" office:value="41">
                <text:p>41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41">
                <text:p>41</text:p>
              </table:table-cell>
              <table:table-cell office:value-type="float" office:value="654">
                <text:p>654</text:p>
              </table:table-cell>
              <table:table-cell office:value-type="float" office:value="44">
                <text:p>44</text:p>
              </table:table-cell>
              <table:table-cell office:value-type="float" office:value="2068">
                <text:p>2068</text:p>
              </table:table-cell>
              <table:table-cell office:value-type="float" office:value="44">
                <text:p>44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44">
                <text:p>44</text:p>
              </table:table-cell>
              <table:table-cell office:value-type="float" office:value="694">
                <text:p>694</text:p>
              </table:table-cell>
              <table:table-cell office:value-type="float" office:value="47">
                <text:p>47</text:p>
              </table:table-cell>
              <table:table-cell office:value-type="float" office:value="2285">
                <text:p>2285</text:p>
              </table:table-cell>
              <table:table-cell office:value-type="float" office:value="47">
                <text:p>47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7">
                <text:p>47</text:p>
              </table:table-cell>
              <table:table-cell office:value-type="float" office:value="737">
                <text:p>737</text:p>
              </table:table-cell>
              <table:table-cell office:value-type="float" office:value="50">
                <text:p>50</text:p>
              </table:table-cell>
              <table:table-cell office:value-type="float" office:value="2474">
                <text:p>2474</text:p>
              </table:table-cell>
              <table:table-cell office:value-type="float" office:value="50">
                <text:p>5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773">
                <text:p>773</text:p>
              </table:table-cell>
              <table:table-cell office:value-type="float" office:value="60">
                <text:p>60</text:p>
              </table:table-cell>
              <table:table-cell office:value-type="float" office:value="3663">
                <text:p>3663</text:p>
              </table:table-cell>
              <table:table-cell office:value-type="float" office:value="60">
                <text:p>6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964">
                <text:p>964</text:p>
              </table:table-cell>
              <table:table-cell office:value-type="float" office:value="70">
                <text:p>70</text:p>
              </table:table-cell>
              <table:table-cell office:value-type="float" office:value="4202">
                <text:p>4202</text:p>
              </table:table-cell>
              <table:table-cell office:value-type="float" office:value="70">
                <text:p>7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040">
                <text:p>1040</text:p>
              </table:table-cell>
              <table:table-cell office:value-type="float" office:value="80">
                <text:p>80</text:p>
              </table:table-cell>
              <table:table-cell office:value-type="float" office:value="7183">
                <text:p>7183</text:p>
              </table:table-cell>
              <table:table-cell office:value-type="float" office:value="80">
                <text:p>8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520+DJI Tello (78mm)'.B4:'8520+DJI Tello (78mm)'.B27 '8520+DJI Tello (78mm)'.G5:'8520+DJI Tello (78mm)'.G26" svg:x="0.54cm" svg:y="0.304cm" svg:width="22.896cm" svg:height="14.612cm">
          <chartooo:coordinate-region svg:x="0.976cm" svg:y="0.504cm" svg:width="22.273cm" svg:height="13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DJI Tello (78mm)'.G5:'8520+DJI Tello (78mm)'.G26" chart:class="chart:scatter">
            <chart:domain table:cell-range-address="'8520+DJI Tello (78mm)'.B4:'8520+DJI Tello (78mm)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DJI Tello (78mm)'.B4:'8520+DJI Tello (78mm)'.B27</svg:desc>
                </draw:g>
              </table:table-cell>
              <table:table-cell office:value-type="float" office:value="6.71">
                <text:p>6.71</text:p>
                <draw:g>
                  <svg:desc>'8520+DJI Tello (78mm)'.G5:'8520+DJI Tello (78mm)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6.813cm" style:legend-expansion="high" chart:style-name="ch2"/>
        <chart:plot-area chart:style-name="ch3" table:cell-range-address="'8520+Thri-blade 40mm'.E5:'8520+Thri-blade 40mm'.E20 '8520+Thri-blade 40mm'.B4:'8520+Thri-blade 40mm'.B27 '8520+TripleLift'.A1:'8520+TripleLift'.A1 '8520+Thri-blade 40mm'.D4:'8520+Thri-blade 40mm'.D27 '8520+Thri-blade 40mm'.F5:'8520+Thri-blade 40mm'.F25" chart:data-source-has-labels="both" svg:x="0.54cm" svg:y="0.304cm" svg:width="22.923cm" svg:height="14.612cm">
          <chartooo:coordinate-region svg:x="1.532cm" svg:y="0.503cm" svg:width="21.745cm" svg:height="13.766cm"/>
          <chart:axis chart:dimension="x" chart:name="primary-x" chart:style-name="ch4" chartooo:axis-type="auto">
            <chart:categories table:cell-range-address="'8520+Thri-blade 40mm'.E5:'8520+Thri-blade 40mm'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520+Thri-blade 40mm'.D4:'8520+Thri-blade 40mm'.D27" chart:label-cell-address="'8520+TripleLift'.A1:'8520+TripleLift'.A1" chart:class="chart:scatter">
            <chart:domain table:cell-range-address="'8520+Thri-blade 40mm'.B4:'8520+Thri-blade 40mm'.B27"/>
            <chart:data-point chart:repeated="24"/>
          </chart:series>
          <chart:series chart:style-name="ch7" chart:values-cell-range-address="'8520+Thri-blade 40mm'.F5:'8520+Thri-blade 40mm'.F25" chart:label-cell-address="'8520+TripleLift'.A1:'8520+TripleLift'.A1" chart:class="chart:scatter">
            <chart:domain table:cell-range-address="'8520+Thri-blade 40mm'.B5:'8520+Thri-blade 40mm'.B25"/>
            <chart:data-point chart:repeated="21"/>
          </chart:series>
          <chart:series chart:style-name="ch8" chart:values-cell-range-address="'8520+Thri-blade 40mm'.E5:'8520+Thri-blade 40mm'.E20" chart:label-cell-address="'8520+TripleLift'.A1:'8520+TripleLift'.A1" chart:class="chart:scatter">
            <chart:domain table:cell-range-address="'8520+Thri-blade 40mm'.B5:'8520+Thri-blade 40mm'.B2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</table:table-row>
          </table:table-header-rows>
          <table:table-rows>
            <table:table-row>
              <table:table-cell office:value-type="float" office:value="1840">
                <text:p>1840</text:p>
                <draw:g>
                  <svg:desc>'8520+Thri-blade 40mm'.E5:'8520+Thri-blade 40mm'.E20</svg:desc>
                </draw:g>
              </table:table-cell>
              <table:table-cell office:value-type="float" office:value="NaN">
                <text:p>NaN</text:p>
                <draw:g>
                  <svg:desc>'8520+Thri-blade 40mm'.B4:'8520+Thri-blade 40mm'.B27</svg:desc>
                </draw:g>
              </table:table-cell>
              <table:table-cell office:value-type="float" office:value="NaN">
                <text:p>NaN</text:p>
                <draw:g>
                  <svg:desc>'8520+Thri-blade 40mm'.D4:'8520+Thri-blade 40mm'.D27</svg:desc>
                </draw:g>
              </table:table-cell>
              <table:table-cell office:value-type="float" office:value="5">
                <text:p>5</text:p>
                <draw:g>
                  <svg:desc>'8520+Thri-blade 40mm'.B5:'8520+Thri-blade 40mm'.B25</svg:desc>
                </draw:g>
              </table:table-cell>
              <table:table-cell office:value-type="float" office:value="270">
                <text:p>270</text:p>
                <draw:g>
                  <svg:desc>'8520+Thri-blade 40mm'.F5:'8520+Thri-blade 40mm'.F25</svg:desc>
                </draw:g>
              </table:table-cell>
              <table:table-cell office:value-type="float" office:value="5">
                <text:p>5</text:p>
                <draw:g>
                  <svg:desc>'8520+Thri-blade 40mm'.B5:'8520+Thri-blade 40mm'.B20</svg:desc>
                </draw:g>
              </table:table-cell>
              <table:table-cell office:value-type="float" office:value="1840">
                <text:p>1840</text:p>
                <draw:g>
                  <svg:desc>'8520+Thri-blade 40mm'.E5:'8520+Thri-blade 40mm'.E20</svg:desc>
                </draw:g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5">
                <text:p>5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456">
                <text:p>456</text:p>
              </table:table-cell>
              <table:table-cell office:value-type="float" office:value="8">
                <text:p>8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8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1">
                <text:p>11</text:p>
              </table:table-cell>
              <table:table-cell office:value-type="float" office:value="639">
                <text:p>639</text:p>
              </table:table-cell>
              <table:table-cell office:value-type="float" office:value="11">
                <text:p>11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14">
                <text:p>14</text:p>
              </table:table-cell>
              <table:table-cell office:value-type="float" office:value="906">
                <text:p>906</text:p>
              </table:table-cell>
              <table:table-cell office:value-type="float" office:value="14">
                <text:p>14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14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17">
                <text:p>17</text:p>
              </table:table-cell>
              <table:table-cell office:value-type="float" office:value="1145">
                <text:p>1145</text:p>
              </table:table-cell>
              <table:table-cell office:value-type="float" office:value="17">
                <text:p>17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  <table:table-cell office:value-type="float" office:value="1434">
                <text:p>1434</text:p>
              </table:table-cell>
              <table:table-cell office:value-type="float" office:value="20">
                <text:p>2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0">
                <text:p>20</text:p>
              </table:table-cell>
              <table:table-cell office:value-type="float" office:value="405">
                <text:p>405</text:p>
              </table:table-cell>
              <table:table-cell office:value-type="float" office:value="23">
                <text:p>23</text:p>
              </table:table-cell>
              <table:table-cell office:value-type="float" office:value="1699">
                <text:p>1699</text:p>
              </table:table-cell>
              <table:table-cell office:value-type="float" office:value="23">
                <text:p>23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23">
                <text:p>23</text:p>
              </table:table-cell>
              <table:table-cell office:value-type="float" office:value="447">
                <text:p>447</text:p>
              </table:table-cell>
              <table:table-cell office:value-type="float" office:value="26">
                <text:p>26</text:p>
              </table:table-cell>
              <table:table-cell office:value-type="float" office:value="2081">
                <text:p>2081</text:p>
              </table:table-cell>
              <table:table-cell office:value-type="float" office:value="26">
                <text:p>26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26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29">
                <text:p>29</text:p>
              </table:table-cell>
              <table:table-cell office:value-type="float" office:value="2389">
                <text:p>2389</text:p>
              </table:table-cell>
              <table:table-cell office:value-type="float" office:value="29">
                <text:p>29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29">
                <text:p>29</text:p>
              </table:table-cell>
              <table:table-cell office:value-type="float" office:value="548">
                <text:p>548</text:p>
              </table:table-cell>
              <table:table-cell office:value-type="float" office:value="32">
                <text:p>32</text:p>
              </table:table-cell>
              <table:table-cell office:value-type="float" office:value="2821">
                <text:p>2821</text:p>
              </table:table-cell>
              <table:table-cell office:value-type="float" office:value="32">
                <text:p>3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float" office:value="4860">
                <text:p>4860</text:p>
              </table:table-cell>
              <table:table-cell office:value-type="float" office:value="32">
                <text:p>32</text:p>
              </table:table-cell>
              <table:table-cell office:value-type="float" office:value="608">
                <text:p>608</text:p>
              </table:table-cell>
              <table:table-cell office:value-type="float" office:value="35">
                <text:p>35</text:p>
              </table:table-cell>
              <table:table-cell office:value-type="float" office:value="3135">
                <text:p>3135</text:p>
              </table:table-cell>
              <table:table-cell office:value-type="float" office:value="35">
                <text:p>35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5">
                <text:p>35</text:p>
              </table:table-cell>
              <table:table-cell office:value-type="float" office:value="645">
                <text:p>645</text:p>
              </table:table-cell>
              <table:table-cell office:value-type="float" office:value="38">
                <text:p>38</text:p>
              </table:table-cell>
              <table:table-cell office:value-type="float" office:value="3611">
                <text:p>3611</text:p>
              </table:table-cell>
              <table:table-cell office:value-type="float" office:value="38">
                <text:p>38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38">
                <text:p>38</text:p>
              </table:table-cell>
              <table:table-cell office:value-type="float" office:value="708">
                <text:p>708</text:p>
              </table:table-cell>
              <table:table-cell office:value-type="float" office:value="41">
                <text:p>41</text:p>
              </table:table-cell>
              <table:table-cell office:value-type="float" office:value="4064">
                <text:p>4064</text:p>
              </table:table-cell>
              <table:table-cell office:value-type="float" office:value="41">
                <text:p>41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1">
                <text:p>41</text:p>
              </table:table-cell>
              <table:table-cell office:value-type="float" office:value="764">
                <text:p>764</text:p>
              </table:table-cell>
              <table:table-cell office:value-type="float" office:value="44">
                <text:p>44</text:p>
              </table:table-cell>
              <table:table-cell office:value-type="float" office:value="4642">
                <text:p>4642</text:p>
              </table:table-cell>
              <table:table-cell office:value-type="float" office:value="44">
                <text:p>44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44">
                <text:p>44</text:p>
              </table:table-cell>
              <table:table-cell office:value-type="float" office:value="829">
                <text:p>829</text:p>
              </table:table-cell>
              <table:table-cell office:value-type="float" office:value="47">
                <text:p>47</text:p>
              </table:table-cell>
              <table:table-cell office:value-type="float" office:value="5075">
                <text:p>5075</text:p>
              </table:table-cell>
              <table:table-cell office:value-type="float" office:value="47">
                <text:p>47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7">
                <text:p>47</text:p>
              </table:table-cell>
              <table:table-cell office:value-type="float" office:value="881">
                <text:p>881</text:p>
              </table:table-cell>
              <table:table-cell office:value-type="float" office:value="50">
                <text:p>50</text:p>
              </table:table-cell>
              <table:table-cell office:value-type="float" office:value="5526">
                <text:p>5526</text:p>
              </table:table-cell>
              <table:table-cell office:value-type="float" office:value="50">
                <text:p>5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520+Thri-blade 40mm'.B4:'8520+Thri-blade 40mm'.B27 '8520+Thri-blade 40mm'.G5:'8520+Thri-blade 40mm'.G26" svg:x="0.54cm" svg:y="0.304cm" svg:width="22.896cm" svg:height="14.612cm">
          <chartooo:coordinate-region svg:x="0.976cm" svg:y="0.504cm" svg:width="22.088cm" svg:height="13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Thri-blade 40mm'.G5:'8520+Thri-blade 40mm'.G26" chart:class="chart:scatter">
            <chart:domain table:cell-range-address="'8520+Thri-blade 40mm'.B4:'8520+Thri-blade 40mm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Thri-blade 40mm'.B4:'8520+Thri-blade 40mm'.B27</svg:desc>
                </draw:g>
              </table:table-cell>
              <table:table-cell office:value-type="float" office:value="12.52">
                <text:p>12.52</text:p>
                <draw:g>
                  <svg:desc>'8520+Thri-blade 40mm'.G5:'8520+Thri-blade 40mm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6.813cm" style:legend-expansion="high" chart:style-name="ch2"/>
        <chart:plot-area chart:style-name="ch3" table:cell-range-address="'816c+DJI Tello (78mm)'.B4:'816c+DJI Tello (78mm)'.B27 '8520+TripleLift'.A1:'8520+TripleLift'.A1 '816c+DJI Tello (78mm)'.D4:'816c+DJI Tello (78mm)'.D27 '816c+DJI Tello (78mm)'.F5:'816c+DJI Tello (78mm)'.F25 '816c+DJI Tello (78mm)'.E5:'816c+DJI Tello (78mm)'.E20" chart:data-source-has-labels="row" svg:x="0.54cm" svg:y="0.304cm" svg:width="22.923cm" svg:height="14.612cm">
          <chartooo:coordinate-region svg:x="1.532cm" svg:y="0.504cm" svg:width="21.745cm" svg:height="13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16c+DJI Tello (78mm)'.D4:'816c+DJI Tello (78mm)'.D27" chart:label-cell-address="'8520+TripleLift'.A1:'8520+TripleLift'.A1" chart:class="chart:scatter">
            <chart:domain table:cell-range-address="'816c+DJI Tello (78mm)'.B4:'816c+DJI Tello (78mm)'.B27"/>
            <chart:data-point chart:repeated="24"/>
          </chart:series>
          <chart:series chart:style-name="ch7" chart:values-cell-range-address="'816c+DJI Tello (78mm)'.F5:'816c+DJI Tello (78mm)'.F25" chart:label-cell-address="'8520+TripleLift'.A1:'8520+TripleLift'.A1" chart:class="chart:scatter">
            <chart:domain table:cell-range-address="'816c+DJI Tello (78mm)'.B5:'816c+DJI Tello (78mm)'.B25"/>
            <chart:data-point chart:repeated="21"/>
          </chart:series>
          <chart:series chart:style-name="ch8" chart:values-cell-range-address="'816c+DJI Tello (78mm)'.E5:'816c+DJI Tello (78mm)'.E20" chart:label-cell-address="'8520+TripleLift'.A1:'8520+TripleLift'.A1" chart:class="chart:scatter">
            <chart:domain table:cell-range-address="'816c+DJI Tello (78mm)'.B5:'816c+DJI Tello (78mm)'.B2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16c+DJI Tello (78mm)'.B4:'816c+DJI Tello (78mm)'.B27</svg:desc>
                </draw:g>
              </table:table-cell>
              <table:table-cell office:value-type="float" office:value="NaN">
                <text:p>NaN</text:p>
                <draw:g>
                  <svg:desc>'816c+DJI Tello (78mm)'.D4:'816c+DJI Tello (78mm)'.D27</svg:desc>
                </draw:g>
              </table:table-cell>
              <table:table-cell office:value-type="float" office:value="5">
                <text:p>5</text:p>
                <draw:g>
                  <svg:desc>'816c+DJI Tello (78mm)'.B5:'816c+DJI Tello (78mm)'.B25</svg:desc>
                </draw:g>
              </table:table-cell>
              <table:table-cell office:value-type="float" office:value="183">
                <text:p>183</text:p>
                <draw:g>
                  <svg:desc>'816c+DJI Tello (78mm)'.F5:'816c+DJI Tello (78mm)'.F25</svg:desc>
                </draw:g>
              </table:table-cell>
              <table:table-cell office:value-type="float" office:value="5">
                <text:p>5</text:p>
                <draw:g>
                  <svg:desc>'816c+DJI Tello (78mm)'.B5:'816c+DJI Tello (78mm)'.B20</svg:desc>
                </draw:g>
              </table:table-cell>
              <table:table-cell office:value-type="float" office:value="600">
                <text:p>600</text:p>
                <draw:g>
                  <svg:desc>'816c+DJI Tello (78mm)'.E5:'816c+DJI Tello (78mm)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05">
                <text:p>305</text:p>
              </table:table-cell>
              <table:table-cell office:value-type="float" office:value="8">
                <text:p>8</text:p>
              </table:table-cell>
              <table:table-cell office:value-type="float" office:value="329">
                <text:p>329</text:p>
              </table:table-cell>
              <table:table-cell office:value-type="float" office:value="8">
                <text:p>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45">
                <text:p>445</text:p>
              </table:table-cell>
              <table:table-cell office:value-type="float" office:value="11">
                <text:p>11</text:p>
              </table:table-cell>
              <table:table-cell office:value-type="float" office:value="488">
                <text:p>488</text:p>
              </table:table-cell>
              <table:table-cell office:value-type="float" office:value="11">
                <text:p>1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67">
                <text:p>567</text:p>
              </table:table-cell>
              <table:table-cell office:value-type="float" office:value="14">
                <text:p>14</text:p>
              </table:table-cell>
              <table:table-cell office:value-type="float" office:value="653">
                <text:p>653</text:p>
              </table:table-cell>
              <table:table-cell office:value-type="float" office:value="14">
                <text:p>1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80">
                <text:p>680</text:p>
              </table:table-cell>
              <table:table-cell office:value-type="float" office:value="17">
                <text:p>17</text:p>
              </table:table-cell>
              <table:table-cell office:value-type="float" office:value="931">
                <text:p>931</text:p>
              </table:table-cell>
              <table:table-cell office:value-type="float" office:value="17">
                <text:p>1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831">
                <text:p>831</text:p>
              </table:table-cell>
              <table:table-cell office:value-type="float" office:value="20">
                <text:p>20</text:p>
              </table:table-cell>
              <table:table-cell office:value-type="float" office:value="1172">
                <text:p>1172</text:p>
              </table:table-cell>
              <table:table-cell office:value-type="float" office:value="20">
                <text:p>2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945">
                <text:p>945</text:p>
              </table:table-cell>
              <table:table-cell office:value-type="float" office:value="23">
                <text:p>23</text:p>
              </table:table-cell>
              <table:table-cell office:value-type="float" office:value="1395">
                <text:p>1395</text:p>
              </table:table-cell>
              <table:table-cell office:value-type="float" office:value="23">
                <text:p>2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057">
                <text:p>1057</text:p>
              </table:table-cell>
              <table:table-cell office:value-type="float" office:value="26">
                <text:p>26</text:p>
              </table:table-cell>
              <table:table-cell office:value-type="float" office:value="1695">
                <text:p>1695</text:p>
              </table:table-cell>
              <table:table-cell office:value-type="float" office:value="26">
                <text:p>2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177">
                <text:p>1177</text:p>
              </table:table-cell>
              <table:table-cell office:value-type="float" office:value="29">
                <text:p>29</text:p>
              </table:table-cell>
              <table:table-cell office:value-type="float" office:value="1950">
                <text:p>1950</text:p>
              </table:table-cell>
              <table:table-cell office:value-type="float" office:value="29">
                <text:p>29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283">
                <text:p>1283</text:p>
              </table:table-cell>
              <table:table-cell office:value-type="float" office:value="32">
                <text:p>32</text:p>
              </table:table-cell>
              <table:table-cell office:value-type="float" office:value="2214">
                <text:p>2214</text:p>
              </table:table-cell>
              <table:table-cell office:value-type="float" office:value="32">
                <text:p>3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384">
                <text:p>1384</text:p>
              </table:table-cell>
              <table:table-cell office:value-type="float" office:value="35">
                <text:p>35</text:p>
              </table:table-cell>
              <table:table-cell office:value-type="float" office:value="2470">
                <text:p>2470</text:p>
              </table:table-cell>
              <table:table-cell office:value-type="float" office:value="35">
                <text:p>35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470">
                <text:p>1470</text:p>
              </table:table-cell>
              <table:table-cell office:value-type="float" office:value="38">
                <text:p>38</text:p>
              </table:table-cell>
              <table:table-cell office:value-type="float" office:value="2893">
                <text:p>2893</text:p>
              </table:table-cell>
              <table:table-cell office:value-type="float" office:value="38">
                <text:p>3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607">
                <text:p>1607</text:p>
              </table:table-cell>
              <table:table-cell office:value-type="float" office:value="41">
                <text:p>41</text:p>
              </table:table-cell>
              <table:table-cell office:value-type="float" office:value="3143">
                <text:p>3143</text:p>
              </table:table-cell>
              <table:table-cell office:value-type="float" office:value="41">
                <text:p>41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1690">
                <text:p>1690</text:p>
              </table:table-cell>
              <table:table-cell office:value-type="float" office:value="44">
                <text:p>44</text:p>
              </table:table-cell>
              <table:table-cell office:value-type="float" office:value="3437">
                <text:p>3437</text:p>
              </table:table-cell>
              <table:table-cell office:value-type="float" office:value="44">
                <text:p>4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1790">
                <text:p>1790</text:p>
              </table:table-cell>
              <table:table-cell office:value-type="float" office:value="47">
                <text:p>47</text:p>
              </table:table-cell>
              <table:table-cell office:value-type="float" office:value="3673">
                <text:p>3673</text:p>
              </table:table-cell>
              <table:table-cell office:value-type="float" office:value="47">
                <text:p>47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855">
                <text:p>1855</text:p>
              </table:table-cell>
              <table:table-cell office:value-type="float" office:value="50">
                <text:p>50</text:p>
              </table:table-cell>
              <table:table-cell office:value-type="float" office:value="4040">
                <text:p>4040</text:p>
              </table:table-cell>
              <table:table-cell office:value-type="float" office:value="50">
                <text:p>5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16c+DJI Tello (78mm)'.B4:'816c+DJI Tello (78mm)'.B27 '816c+DJI Tello (78mm)'.G5:'816c+DJI Tello (78mm)'.G26" svg:x="0.54cm" svg:y="0.304cm" svg:width="22.896cm" svg:height="14.612cm">
          <chartooo:coordinate-region svg:x="1.267cm" svg:y="0.504cm" svg:width="21.983cm" svg:height="13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16c+DJI Tello (78mm)'.G5:'816c+DJI Tello (78mm)'.G26" chart:class="chart:scatter">
            <chart:domain table:cell-range-address="'816c+DJI Tello (78mm)'.B4:'816c+DJI Tello (78mm)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16c+DJI Tello (78mm)'.B4:'816c+DJI Tello (78mm)'.B27</svg:desc>
                </draw:g>
              </table:table-cell>
              <table:table-cell office:value-type="float" office:value="1.97">
                <text:p>1.97</text:p>
                <draw:g>
                  <svg:desc>'816c+DJI Tello (78mm)'.G5:'816c+DJI Tello (78mm)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7.311cm" style:legend-expansion="high" chart:style-name="ch2"/>
        <chart:plot-area chart:style-name="ch3" table:cell-range-address="'Tri-blade 54mm (BCNLF 1.0)'.B4:'Tri-blade 54mm (BCNLF 1.0)'.B27 'Tri-blade 54mm (BCNLF 1.0)'.D4:'Tri-blade 54mm (BCNLF 1.0)'.D27" svg:x="0.54cm" svg:y="0.304cm" svg:width="22.923cm" svg:height="14.612cm">
          <chartooo:coordinate-region svg:x="1.532cm" svg:y="0.503cm" svg:width="21.744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i-blade 54mm (BCNLF 1.0)'.D4:'Tri-blade 54mm (BCNLF 1.0)'.D27" chart:class="chart:scatter">
            <chart:domain table:cell-range-address="'Tri-blade 54mm (BCNLF 1.0)'.B4:'Tri-blade 54mm (BCNLF 1.0)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ri-blade 54mm (BCNLF 1.0)'.B4:'Tri-blade 54mm (BCNLF 1.0)'.B27</svg:desc>
                </draw:g>
              </table:table-cell>
              <table:table-cell office:value-type="float" office:value="NaN">
                <text:p>NaN</text:p>
                <draw:g>
                  <svg:desc>'Tri-blade 54mm (BCNLF 1.0)'.D4:'Tri-blade 54mm (BCNLF 1.0)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6.813cm" style:legend-expansion="high" chart:style-name="ch2"/>
        <chart:plot-area chart:style-name="ch3" table:cell-range-address="'8520+S4096'.E5:'8520+S4096'.E20 '8520+S4096'.B4:'8520+S4096'.B27 '8520+S4096'.D4:'8520+S4096'.D27 '8520+S4096'.F5:'8520+S4096'.F25" chart:data-source-has-labels="column" svg:x="0.54cm" svg:y="0.304cm" svg:width="22.923cm" svg:height="14.612cm">
          <chartooo:coordinate-region svg:x="1.532cm" svg:y="0.504cm" svg:width="21.745cm" svg:height="13.765cm"/>
          <chart:axis chart:dimension="x" chart:name="primary-x" chart:style-name="ch4" chartooo:axis-type="auto">
            <chart:categories table:cell-range-address="'8520+S4096'.E5:'8520+S4096'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520+S4096'.D4:'8520+S4096'.D27" chart:class="chart:scatter">
            <chart:domain table:cell-range-address="'8520+S4096'.B4:'8520+S4096'.B27"/>
            <chart:data-point chart:repeated="24"/>
          </chart:series>
          <chart:series chart:style-name="ch7" chart:values-cell-range-address="'8520+S4096'.F5:'8520+S4096'.F25" chart:class="chart:scatter">
            <chart:domain table:cell-range-address="'8520+S4096'.B5:'8520+S4096'.B25"/>
            <chart:data-point chart:repeated="21"/>
          </chart:series>
          <chart:series chart:style-name="ch8" chart:values-cell-range-address="'8520+S4096'.E5:'8520+S4096'.E20" chart:class="chart:scatter">
            <chart:domain table:cell-range-address="'8520+S4096'.B5:'8520+S4096'.B2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1300">
                <text:p>1300</text:p>
                <draw:g>
                  <svg:desc>'8520+S4096'.E5:'8520+S4096'.E20</svg:desc>
                </draw:g>
              </table:table-cell>
              <table:table-cell office:value-type="float" office:value="NaN">
                <text:p>NaN</text:p>
                <draw:g>
                  <svg:desc>'8520+S4096'.B4:'8520+S4096'.B27</svg:desc>
                </draw:g>
              </table:table-cell>
              <table:table-cell office:value-type="float" office:value="NaN">
                <text:p>NaN</text:p>
                <draw:g>
                  <svg:desc>'8520+S4096'.D4:'8520+S4096'.D27</svg:desc>
                </draw:g>
              </table:table-cell>
              <table:table-cell office:value-type="float" office:value="5">
                <text:p>5</text:p>
                <draw:g>
                  <svg:desc>'8520+S4096'.B5:'8520+S4096'.B25</svg:desc>
                </draw:g>
              </table:table-cell>
              <table:table-cell office:value-type="float" office:value="216">
                <text:p>216</text:p>
                <draw:g>
                  <svg:desc>'8520+S4096'.F5:'8520+S4096'.F25</svg:desc>
                </draw:g>
              </table:table-cell>
              <table:table-cell office:value-type="float" office:value="5">
                <text:p>5</text:p>
                <draw:g>
                  <svg:desc>'8520+S4096'.B5:'8520+S4096'.B20</svg:desc>
                </draw:g>
              </table:table-cell>
              <table:table-cell office:value-type="float" office:value="1300">
                <text:p>1300</text:p>
                <draw:g>
                  <svg:desc>'8520+S4096'.E5:'8520+S4096'.E20</svg:desc>
                </draw:g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">
                <text:p>5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  <table:table-cell office:value-type="float" office:value="344">
                <text:p>344</text:p>
              </table:table-cell>
              <table:table-cell office:value-type="float" office:value="8">
                <text:p>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15">
                <text:p>215</text:p>
              </table:table-cell>
              <table:table-cell office:value-type="float" office:value="11">
                <text:p>11</text:p>
              </table:table-cell>
              <table:table-cell office:value-type="float" office:value="477">
                <text:p>477</text:p>
              </table:table-cell>
              <table:table-cell office:value-type="float" office:value="11">
                <text:p>11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1">
                <text:p>11</text:p>
              </table:table-cell>
              <table:table-cell office:value-type="float" office:value="259">
                <text:p>259</text:p>
              </table:table-cell>
              <table:table-cell office:value-type="float" office:value="14">
                <text:p>14</text:p>
              </table:table-cell>
              <table:table-cell office:value-type="float" office:value="624">
                <text:p>624</text:p>
              </table:table-cell>
              <table:table-cell office:value-type="float" office:value="14">
                <text:p>1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4">
                <text:p>14</text:p>
              </table:table-cell>
              <table:table-cell office:value-type="float" office:value="303">
                <text:p>303</text:p>
              </table:table-cell>
              <table:table-cell office:value-type="float" office:value="17">
                <text:p>17</text:p>
              </table:table-cell>
              <table:table-cell office:value-type="float" office:value="735">
                <text:p>735</text:p>
              </table:table-cell>
              <table:table-cell office:value-type="float" office:value="17">
                <text:p>1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7">
                <text:p>17</text:p>
              </table:table-cell>
              <table:table-cell office:value-type="float" office:value="334">
                <text:p>334</text:p>
              </table:table-cell>
              <table:table-cell office:value-type="float" office:value="20">
                <text:p>20</text:p>
              </table:table-cell>
              <table:table-cell office:value-type="float" office:value="988">
                <text:p>988</text:p>
              </table:table-cell>
              <table:table-cell office:value-type="float" office:value="20">
                <text:p>2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20">
                <text:p>20</text:p>
              </table:table-cell>
              <table:table-cell office:value-type="float" office:value="395">
                <text:p>395</text:p>
              </table:table-cell>
              <table:table-cell office:value-type="float" office:value="23">
                <text:p>23</text:p>
              </table:table-cell>
              <table:table-cell office:value-type="float" office:value="1152">
                <text:p>1152</text:p>
              </table:table-cell>
              <table:table-cell office:value-type="float" office:value="23">
                <text:p>23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3">
                <text:p>23</text:p>
              </table:table-cell>
              <table:table-cell office:value-type="float" office:value="433">
                <text:p>433</text:p>
              </table:table-cell>
              <table:table-cell office:value-type="float" office:value="26">
                <text:p>26</text:p>
              </table:table-cell>
              <table:table-cell office:value-type="float" office:value="1430">
                <text:p>1430</text:p>
              </table:table-cell>
              <table:table-cell office:value-type="float" office:value="26">
                <text:p>2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26">
                <text:p>26</text:p>
              </table:table-cell>
              <table:table-cell office:value-type="float" office:value="493">
                <text:p>493</text:p>
              </table:table-cell>
              <table:table-cell office:value-type="float" office:value="29">
                <text:p>29</text:p>
              </table:table-cell>
              <table:table-cell office:value-type="float" office:value="1613">
                <text:p>1613</text:p>
              </table:table-cell>
              <table:table-cell office:value-type="float" office:value="29">
                <text:p>29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9">
                <text:p>29</text:p>
              </table:table-cell>
              <table:table-cell office:value-type="float" office:value="534">
                <text:p>534</text:p>
              </table:table-cell>
              <table:table-cell office:value-type="float" office:value="32">
                <text:p>32</text:p>
              </table:table-cell>
              <table:table-cell office:value-type="float" office:value="1862">
                <text:p>1862</text:p>
              </table:table-cell>
              <table:table-cell office:value-type="float" office:value="32">
                <text:p>3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2">
                <text:p>32</text:p>
              </table:table-cell>
              <table:table-cell office:value-type="float" office:value="582">
                <text:p>582</text:p>
              </table:table-cell>
              <table:table-cell office:value-type="float" office:value="35">
                <text:p>35</text:p>
              </table:table-cell>
              <table:table-cell office:value-type="float" office:value="2152">
                <text:p>2152</text:p>
              </table:table-cell>
              <table:table-cell office:value-type="float" office:value="35">
                <text:p>35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35">
                <text:p>35</text:p>
              </table:table-cell>
              <table:table-cell office:value-type="float" office:value="633">
                <text:p>633</text:p>
              </table:table-cell>
              <table:table-cell office:value-type="float" office:value="38">
                <text:p>38</text:p>
              </table:table-cell>
              <table:table-cell office:value-type="float" office:value="2329">
                <text:p>2329</text:p>
              </table:table-cell>
              <table:table-cell office:value-type="float" office:value="38">
                <text:p>38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38">
                <text:p>38</text:p>
              </table:table-cell>
              <table:table-cell office:value-type="float" office:value="658">
                <text:p>658</text:p>
              </table:table-cell>
              <table:table-cell office:value-type="float" office:value="41">
                <text:p>41</text:p>
              </table:table-cell>
              <table:table-cell office:value-type="float" office:value="2641">
                <text:p>2641</text:p>
              </table:table-cell>
              <table:table-cell office:value-type="float" office:value="41">
                <text:p>41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41">
                <text:p>41</text:p>
              </table:table-cell>
              <table:table-cell office:value-type="float" office:value="710">
                <text:p>710</text:p>
              </table:table-cell>
              <table:table-cell office:value-type="float" office:value="44">
                <text:p>44</text:p>
              </table:table-cell>
              <table:table-cell office:value-type="float" office:value="2945">
                <text:p>2945</text:p>
              </table:table-cell>
              <table:table-cell office:value-type="float" office:value="44">
                <text:p>44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44">
                <text:p>44</text:p>
              </table:table-cell>
              <table:table-cell office:value-type="float" office:value="759">
                <text:p>759</text:p>
              </table:table-cell>
              <table:table-cell office:value-type="float" office:value="47">
                <text:p>47</text:p>
              </table:table-cell>
              <table:table-cell office:value-type="float" office:value="3260">
                <text:p>3260</text:p>
              </table:table-cell>
              <table:table-cell office:value-type="float" office:value="47">
                <text:p>47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7">
                <text:p>47</text:p>
              </table:table-cell>
              <table:table-cell office:value-type="float" office:value="807">
                <text:p>807</text:p>
              </table:table-cell>
              <table:table-cell office:value-type="float" office:value="50">
                <text:p>50</text:p>
              </table:table-cell>
              <table:table-cell office:value-type="float" office:value="3604">
                <text:p>3604</text:p>
              </table:table-cell>
              <table:table-cell office:value-type="float" office:value="50">
                <text:p>5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520+S4096'.B4:'8520+S4096'.B27 '8520+S4096'.G5:'8520+S4096'.G26" svg:x="0.54cm" svg:y="0.304cm" svg:width="22.896cm" svg:height="14.612cm">
          <chartooo:coordinate-region svg:x="0.976cm" svg:y="0.503cm" svg:width="22.273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S4096'.G5:'8520+S4096'.G26" chart:class="chart:scatter">
            <chart:domain table:cell-range-address="'8520+S4096'.B4:'8520+S4096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S4096'.B4:'8520+S4096'.B27</svg:desc>
                </draw:g>
              </table:table-cell>
              <table:table-cell office:value-type="float" office:value="7.83">
                <text:p>7.83</text:p>
                <draw:g>
                  <svg:desc>'8520+S4096'.G5:'8520+S4096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6.813cm" style:legend-expansion="high" chart:style-name="ch2"/>
        <chart:plot-area chart:style-name="ch3" table:cell-range-address="'8520+Twice_Lift'.E5:'8520+Twice_Lift'.E20 '8520+Twice_Lift'.B4:'8520+Twice_Lift'.B27 '8520+Twice_Lift'.D4:'8520+Twice_Lift'.D27 '8520+Twice_Lift'.F5:'8520+Twice_Lift'.F25" chart:data-source-has-labels="column" svg:x="0.54cm" svg:y="0.304cm" svg:width="22.923cm" svg:height="14.612cm">
          <chartooo:coordinate-region svg:x="1.532cm" svg:y="0.503cm" svg:width="21.745cm" svg:height="13.766cm"/>
          <chart:axis chart:dimension="x" chart:name="primary-x" chart:style-name="ch4" chartooo:axis-type="auto">
            <chart:categories table:cell-range-address="'8520+Twice_Lift'.E5:'8520+Twice_Lift'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520+Twice_Lift'.D4:'8520+Twice_Lift'.D27" chart:class="chart:scatter">
            <chart:domain table:cell-range-address="'8520+Twice_Lift'.B4:'8520+Twice_Lift'.B27"/>
            <chart:data-point chart:repeated="24"/>
          </chart:series>
          <chart:series chart:style-name="ch7" chart:values-cell-range-address="'8520+Twice_Lift'.F5:'8520+Twice_Lift'.F25" chart:class="chart:scatter">
            <chart:domain table:cell-range-address="'8520+Twice_Lift'.B5:'8520+Twice_Lift'.B25"/>
            <chart:data-point chart:repeated="21"/>
          </chart:series>
          <chart:series chart:style-name="ch8" chart:values-cell-range-address="'8520+Twice_Lift'.E5:'8520+Twice_Lift'.E20" chart:class="chart:scatter">
            <chart:domain table:cell-range-address="'8520+Twice_Lift'.B5:'8520+Twice_Lift'.B2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640">
                <text:p>640</text:p>
                <draw:g>
                  <svg:desc>'8520+Twice_Lift'.E5:'8520+Twice_Lift'.E20</svg:desc>
                </draw:g>
              </table:table-cell>
              <table:table-cell office:value-type="float" office:value="NaN">
                <text:p>NaN</text:p>
                <draw:g>
                  <svg:desc>'8520+Twice_Lift'.B4:'8520+Twice_Lift'.B27</svg:desc>
                </draw:g>
              </table:table-cell>
              <table:table-cell office:value-type="float" office:value="NaN">
                <text:p>NaN</text:p>
                <draw:g>
                  <svg:desc>'8520+Twice_Lift'.D4:'8520+Twice_Lift'.D27</svg:desc>
                </draw:g>
              </table:table-cell>
              <table:table-cell office:value-type="float" office:value="5">
                <text:p>5</text:p>
                <draw:g>
                  <svg:desc>'8520+Twice_Lift'.B5:'8520+Twice_Lift'.B25</svg:desc>
                </draw:g>
              </table:table-cell>
              <table:table-cell office:value-type="float" office:value="90">
                <text:p>90</text:p>
                <draw:g>
                  <svg:desc>'8520+Twice_Lift'.F5:'8520+Twice_Lift'.F25</svg:desc>
                </draw:g>
              </table:table-cell>
              <table:table-cell office:value-type="float" office:value="5">
                <text:p>5</text:p>
                <draw:g>
                  <svg:desc>'8520+Twice_Lift'.B5:'8520+Twice_Lift'.B20</svg:desc>
                </draw:g>
              </table:table-cell>
              <table:table-cell office:value-type="float" office:value="640">
                <text:p>640</text:p>
                <draw:g>
                  <svg:desc>'8520+Twice_Lift'.E5:'8520+Twice_Lift'.E20</svg:desc>
                </draw:g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">
                <text:p>8</text:p>
              </table:table-cell>
              <table:table-cell office:value-type="float" office:value="218">
                <text:p>218</text:p>
              </table:table-cell>
              <table:table-cell office:value-type="float" office:value="11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11">
                <text:p>1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1">
                <text:p>11</text:p>
              </table:table-cell>
              <table:table-cell office:value-type="float" office:value="282">
                <text:p>282</text:p>
              </table:table-cell>
              <table:table-cell office:value-type="float" office:value="14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14">
                <text:p>14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4">
                <text:p>14</text:p>
              </table:table-cell>
              <table:table-cell office:value-type="float" office:value="331">
                <text:p>331</text:p>
              </table:table-cell>
              <table:table-cell office:value-type="float" office:value="17">
                <text:p>17</text:p>
              </table:table-cell>
              <table:table-cell office:value-type="float" office:value="575">
                <text:p>575</text:p>
              </table:table-cell>
              <table:table-cell office:value-type="float" office:value="17">
                <text:p>17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">
                <text:p>17</text:p>
              </table:table-cell>
              <table:table-cell office:value-type="float" office:value="405">
                <text:p>405</text:p>
              </table:table-cell>
              <table:table-cell office:value-type="float" office:value="20">
                <text:p>20</text:p>
              </table:table-cell>
              <table:table-cell office:value-type="float" office:value="755">
                <text:p>755</text:p>
              </table:table-cell>
              <table:table-cell office:value-type="float" office:value="20">
                <text:p>2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20">
                <text:p>20</text:p>
              </table:table-cell>
              <table:table-cell office:value-type="float" office:value="472">
                <text:p>472</text:p>
              </table:table-cell>
              <table:table-cell office:value-type="float" office:value="23">
                <text:p>23</text:p>
              </table:table-cell>
              <table:table-cell office:value-type="float" office:value="965">
                <text:p>965</text:p>
              </table:table-cell>
              <table:table-cell office:value-type="float" office:value="23">
                <text:p>23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3">
                <text:p>23</text:p>
              </table:table-cell>
              <table:table-cell office:value-type="float" office:value="542">
                <text:p>542</text:p>
              </table:table-cell>
              <table:table-cell office:value-type="float" office:value="26">
                <text:p>26</text:p>
              </table:table-cell>
              <table:table-cell office:value-type="float" office:value="1205">
                <text:p>1205</text:p>
              </table:table-cell>
              <table:table-cell office:value-type="float" office:value="26">
                <text:p>26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6">
                <text:p>26</text:p>
              </table:table-cell>
              <table:table-cell office:value-type="float" office:value="615">
                <text:p>615</text:p>
              </table:table-cell>
              <table:table-cell office:value-type="float" office:value="29">
                <text:p>29</text:p>
              </table:table-cell>
              <table:table-cell office:value-type="float" office:value="1351">
                <text:p>1351</text:p>
              </table:table-cell>
              <table:table-cell office:value-type="float" office:value="29">
                <text:p>2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29">
                <text:p>29</text:p>
              </table:table-cell>
              <table:table-cell office:value-type="float" office:value="656">
                <text:p>656</text:p>
              </table:table-cell>
              <table:table-cell office:value-type="float" office:value="32">
                <text:p>32</text:p>
              </table:table-cell>
              <table:table-cell office:value-type="float" office:value="1705">
                <text:p>1705</text:p>
              </table:table-cell>
              <table:table-cell office:value-type="float" office:value="32">
                <text:p>32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2">
                <text:p>32</text:p>
              </table:table-cell>
              <table:table-cell office:value-type="float" office:value="748">
                <text:p>748</text:p>
              </table:table-cell>
              <table:table-cell office:value-type="float" office:value="35">
                <text:p>35</text:p>
              </table:table-cell>
              <table:table-cell office:value-type="float" office:value="1913">
                <text:p>1913</text:p>
              </table:table-cell>
              <table:table-cell office:value-type="float" office:value="35">
                <text:p>3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35">
                <text:p>35</text:p>
              </table:table-cell>
              <table:table-cell office:value-type="float" office:value="797">
                <text:p>797</text:p>
              </table:table-cell>
              <table:table-cell office:value-type="float" office:value="38">
                <text:p>38</text:p>
              </table:table-cell>
              <table:table-cell office:value-type="float" office:value="2342">
                <text:p>2342</text:p>
              </table:table-cell>
              <table:table-cell office:value-type="float" office:value="38">
                <text:p>38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38">
                <text:p>38</text:p>
              </table:table-cell>
              <table:table-cell office:value-type="float" office:value="887">
                <text:p>887</text:p>
              </table:table-cell>
              <table:table-cell office:value-type="float" office:value="41">
                <text:p>41</text:p>
              </table:table-cell>
              <table:table-cell office:value-type="float" office:value="2556">
                <text:p>2556</text:p>
              </table:table-cell>
              <table:table-cell office:value-type="float" office:value="41">
                <text:p>41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41">
                <text:p>41</text:p>
              </table:table-cell>
              <table:table-cell office:value-type="float" office:value="933">
                <text:p>933</text:p>
              </table:table-cell>
              <table:table-cell office:value-type="float" office:value="44">
                <text:p>44</text:p>
              </table:table-cell>
              <table:table-cell office:value-type="float" office:value="2940">
                <text:p>2940</text:p>
              </table:table-cell>
              <table:table-cell office:value-type="float" office:value="44">
                <text:p>44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44">
                <text:p>44</text:p>
              </table:table-cell>
              <table:table-cell office:value-type="float" office:value="1007">
                <text:p>1007</text:p>
              </table:table-cell>
              <table:table-cell office:value-type="float" office:value="47">
                <text:p>47</text:p>
              </table:table-cell>
              <table:table-cell office:value-type="float" office:value="3228">
                <text:p>3228</text:p>
              </table:table-cell>
              <table:table-cell office:value-type="float" office:value="47">
                <text:p>47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7">
                <text:p>47</text:p>
              </table:table-cell>
              <table:table-cell office:value-type="float" office:value="1062">
                <text:p>1062</text:p>
              </table:table-cell>
              <table:table-cell office:value-type="float" office:value="50">
                <text:p>50</text:p>
              </table:table-cell>
              <table:table-cell office:value-type="float" office:value="3571">
                <text:p>3571</text:p>
              </table:table-cell>
              <table:table-cell office:value-type="float" office:value="50">
                <text:p>5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520+Twice_Lift'.B4:'8520+Twice_Lift'.B27 '8520+Twice_Lift'.G5:'8520+Twice_Lift'.G26" svg:x="0.54cm" svg:y="0.304cm" svg:width="22.896cm" svg:height="14.612cm">
          <chartooo:coordinate-region svg:x="1.267cm" svg:y="0.503cm" svg:width="21.983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Twice_Lift'.G5:'8520+Twice_Lift'.G26" chart:class="chart:scatter">
            <chart:domain table:cell-range-address="'8520+Twice_Lift'.B4:'8520+Twice_Lift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Twice_Lift'.B4:'8520+Twice_Lift'.B27</svg:desc>
                </draw:g>
              </table:table-cell>
              <table:table-cell office:value-type="float" office:value="4.54">
                <text:p>4.54</text:p>
                <draw:g>
                  <svg:desc>'8520+Twice_Lift'.G5:'8520+Twice_Lift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6.813cm" style:legend-expansion="high" chart:style-name="ch2"/>
        <chart:plot-area chart:style-name="ch3" table:cell-range-address="'8520+TripleLift'.E5:'8520+TripleLift'.E20 '8520+TripleLift'.B4:'8520+TripleLift'.B27 '8520+TripleLift'.D4:'8520+TripleLift'.D27 '8520+TripleLift'.F5:'8520+TripleLift'.F25" chart:data-source-has-labels="column" svg:x="0.54cm" svg:y="0.304cm" svg:width="22.923cm" svg:height="14.612cm">
          <chartooo:coordinate-region svg:x="1.532cm" svg:y="0.503cm" svg:width="21.745cm" svg:height="13.766cm"/>
          <chart:axis chart:dimension="x" chart:name="primary-x" chart:style-name="ch4" chartooo:axis-type="auto">
            <chart:categories table:cell-range-address="'8520+TripleLift'.E5:'8520+TripleLift'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520+TripleLift'.D4:'8520+TripleLift'.D27" chart:class="chart:scatter">
            <chart:domain table:cell-range-address="'8520+TripleLift'.B4:'8520+TripleLift'.B27"/>
            <chart:data-point chart:repeated="24"/>
          </chart:series>
          <chart:series chart:style-name="ch7" chart:values-cell-range-address="'8520+TripleLift'.F5:'8520+TripleLift'.F25" chart:class="chart:scatter">
            <chart:domain table:cell-range-address="'8520+TripleLift'.B5:'8520+TripleLift'.B25"/>
            <chart:data-point chart:repeated="21"/>
          </chart:series>
          <chart:series chart:style-name="ch8" chart:values-cell-range-address="'8520+TripleLift'.E5:'8520+TripleLift'.E20" chart:class="chart:scatter">
            <chart:domain table:cell-range-address="'8520+TripleLift'.B5:'8520+TripleLift'.B2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1080">
                <text:p>1080</text:p>
                <draw:g>
                  <svg:desc>'8520+TripleLift'.E5:'8520+TripleLift'.E20</svg:desc>
                </draw:g>
              </table:table-cell>
              <table:table-cell office:value-type="float" office:value="NaN">
                <text:p>NaN</text:p>
                <draw:g>
                  <svg:desc>'8520+TripleLift'.B4:'8520+TripleLift'.B27</svg:desc>
                </draw:g>
              </table:table-cell>
              <table:table-cell office:value-type="float" office:value="NaN">
                <text:p>NaN</text:p>
                <draw:g>
                  <svg:desc>'8520+TripleLift'.D4:'8520+TripleLift'.D27</svg:desc>
                </draw:g>
              </table:table-cell>
              <table:table-cell office:value-type="float" office:value="5">
                <text:p>5</text:p>
                <draw:g>
                  <svg:desc>'8520+TripleLift'.B5:'8520+TripleLift'.B25</svg:desc>
                </draw:g>
              </table:table-cell>
              <table:table-cell office:value-type="float" office:value="163">
                <text:p>163</text:p>
                <draw:g>
                  <svg:desc>'8520+TripleLift'.F5:'8520+TripleLift'.F25</svg:desc>
                </draw:g>
              </table:table-cell>
              <table:table-cell office:value-type="float" office:value="5">
                <text:p>5</text:p>
                <draw:g>
                  <svg:desc>'8520+TripleLift'.B5:'8520+TripleLift'.B20</svg:desc>
                </draw:g>
              </table:table-cell>
              <table:table-cell office:value-type="float" office:value="1080">
                <text:p>1080</text:p>
                <draw:g>
                  <svg:desc>'8520+TripleLift'.E5:'8520+TripleLift'.E20</svg:desc>
                </draw:g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5">
                <text:p>5</text:p>
              </table:table-cell>
              <table:table-cell office:value-type="float" office:value="151">
                <text:p>151</text:p>
              </table:table-cell>
              <table:table-cell office:value-type="float" office:value="8">
                <text:p>8</text:p>
              </table:table-cell>
              <table:table-cell office:value-type="float" office:value="295">
                <text:p>295</text:p>
              </table:table-cell>
              <table:table-cell office:value-type="float" office:value="8">
                <text:p>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8">
                <text:p>8</text:p>
              </table:table-cell>
              <table:table-cell office:value-type="float" office:value="214">
                <text:p>214</text:p>
              </table:table-cell>
              <table:table-cell office:value-type="float" office:value="11">
                <text:p>11</text:p>
              </table:table-cell>
              <table:table-cell office:value-type="float" office:value="470">
                <text:p>470</text:p>
              </table:table-cell>
              <table:table-cell office:value-type="float" office:value="11">
                <text:p>11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1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14">
                <text:p>14</text:p>
              </table:table-cell>
              <table:table-cell office:value-type="float" office:value="735">
                <text:p>735</text:p>
              </table:table-cell>
              <table:table-cell office:value-type="float" office:value="14">
                <text:p>1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14">
                <text:p>14</text:p>
              </table:table-cell>
              <table:table-cell office:value-type="float" office:value="364">
                <text:p>364</text:p>
              </table:table-cell>
              <table:table-cell office:value-type="float" office:value="17">
                <text:p>17</text:p>
              </table:table-cell>
              <table:table-cell office:value-type="float" office:value="963">
                <text:p>963</text:p>
              </table:table-cell>
              <table:table-cell office:value-type="float" office:value="17">
                <text:p>17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7">
                <text:p>17</text:p>
              </table:table-cell>
              <table:table-cell office:value-type="float" office:value="426">
                <text:p>426</text:p>
              </table:table-cell>
              <table:table-cell office:value-type="float" office:value="20">
                <text:p>20</text:p>
              </table:table-cell>
              <table:table-cell office:value-type="float" office:value="1161">
                <text:p>1161</text:p>
              </table:table-cell>
              <table:table-cell office:value-type="float" office:value="20">
                <text:p>2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20">
                <text:p>20</text:p>
              </table:table-cell>
              <table:table-cell office:value-type="float" office:value="476">
                <text:p>476</text:p>
              </table:table-cell>
              <table:table-cell office:value-type="float" office:value="23">
                <text:p>23</text:p>
              </table:table-cell>
              <table:table-cell office:value-type="float" office:value="1410">
                <text:p>1410</text:p>
              </table:table-cell>
              <table:table-cell office:value-type="float" office:value="23">
                <text:p>23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23">
                <text:p>23</text:p>
              </table:table-cell>
              <table:table-cell office:value-type="float" office:value="530">
                <text:p>530</text:p>
              </table:table-cell>
              <table:table-cell office:value-type="float" office:value="26">
                <text:p>26</text:p>
              </table:table-cell>
              <table:table-cell office:value-type="float" office:value="1548">
                <text:p>1548</text:p>
              </table:table-cell>
              <table:table-cell office:value-type="float" office:value="26">
                <text:p>26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26">
                <text:p>26</text:p>
              </table:table-cell>
              <table:table-cell office:value-type="float" office:value="561">
                <text:p>561</text:p>
              </table:table-cell>
              <table:table-cell office:value-type="float" office:value="29">
                <text:p>29</text:p>
              </table:table-cell>
              <table:table-cell office:value-type="float" office:value="1844">
                <text:p>1844</text:p>
              </table:table-cell>
              <table:table-cell office:value-type="float" office:value="29">
                <text:p>29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9">
                <text:p>29</text:p>
              </table:table-cell>
              <table:table-cell office:value-type="float" office:value="623">
                <text:p>623</text:p>
              </table:table-cell>
              <table:table-cell office:value-type="float" office:value="32">
                <text:p>32</text:p>
              </table:table-cell>
              <table:table-cell office:value-type="float" office:value="2211">
                <text:p>2211</text:p>
              </table:table-cell>
              <table:table-cell office:value-type="float" office:value="32">
                <text:p>3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2">
                <text:p>32</text:p>
              </table:table-cell>
              <table:table-cell office:value-type="float" office:value="691">
                <text:p>691</text:p>
              </table:table-cell>
              <table:table-cell office:value-type="float" office:value="35">
                <text:p>35</text:p>
              </table:table-cell>
              <table:table-cell office:value-type="float" office:value="2601">
                <text:p>2601</text:p>
              </table:table-cell>
              <table:table-cell office:value-type="float" office:value="35">
                <text:p>35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35">
                <text:p>35</text:p>
              </table:table-cell>
              <table:table-cell office:value-type="float" office:value="765">
                <text:p>765</text:p>
              </table:table-cell>
              <table:table-cell office:value-type="float" office:value="38">
                <text:p>38</text:p>
              </table:table-cell>
              <table:table-cell office:value-type="float" office:value="2985">
                <text:p>2985</text:p>
              </table:table-cell>
              <table:table-cell office:value-type="float" office:value="38">
                <text:p>38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">
                <text:p>38</text:p>
              </table:table-cell>
              <table:table-cell office:value-type="float" office:value="820">
                <text:p>820</text:p>
              </table:table-cell>
              <table:table-cell office:value-type="float" office:value="41">
                <text:p>41</text:p>
              </table:table-cell>
              <table:table-cell office:value-type="float" office:value="3352">
                <text:p>3352</text:p>
              </table:table-cell>
              <table:table-cell office:value-type="float" office:value="41">
                <text:p>41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41">
                <text:p>41</text:p>
              </table:table-cell>
              <table:table-cell office:value-type="float" office:value="882">
                <text:p>882</text:p>
              </table:table-cell>
              <table:table-cell office:value-type="float" office:value="44">
                <text:p>44</text:p>
              </table:table-cell>
              <table:table-cell office:value-type="float" office:value="3606">
                <text:p>3606</text:p>
              </table:table-cell>
              <table:table-cell office:value-type="float" office:value="44">
                <text:p>44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44">
                <text:p>44</text:p>
              </table:table-cell>
              <table:table-cell office:value-type="float" office:value="920">
                <text:p>920</text:p>
              </table:table-cell>
              <table:table-cell office:value-type="float" office:value="47">
                <text:p>47</text:p>
              </table:table-cell>
              <table:table-cell office:value-type="float" office:value="4135">
                <text:p>4135</text:p>
              </table:table-cell>
              <table:table-cell office:value-type="float" office:value="47">
                <text:p>47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47">
                <text:p>47</text:p>
              </table:table-cell>
              <table:table-cell office:value-type="float" office:value="994">
                <text:p>994</text:p>
              </table:table-cell>
              <table:table-cell office:value-type="float" office:value="50">
                <text:p>50</text:p>
              </table:table-cell>
              <table:table-cell office:value-type="float" office:value="4454">
                <text:p>4454</text:p>
              </table:table-cell>
              <table:table-cell office:value-type="float" office:value="50">
                <text:p>5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520+TripleLift'.B4:'8520+TripleLift'.B27 '8520+TripleLift'.G5:'8520+TripleLift'.G26" svg:x="0.54cm" svg:y="0.304cm" svg:width="22.896cm" svg:height="14.612cm">
          <chartooo:coordinate-region svg:x="0.976cm" svg:y="0.504cm" svg:width="22.273cm" svg:height="13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TripleLift'.G5:'8520+TripleLift'.G26" chart:class="chart:scatter">
            <chart:domain table:cell-range-address="'8520+TripleLift'.B4:'8520+TripleLift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TripleLift'.B4:'8520+TripleLift'.B27</svg:desc>
                </draw:g>
              </table:table-cell>
              <table:table-cell office:value-type="float" office:value="7.15">
                <text:p>7.15</text:p>
                <draw:g>
                  <svg:desc>'8520+TripleLift'.G5:'8520+TripleLift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7.062cm" style:legend-expansion="high" chart:style-name="ch2"/>
        <chart:plot-area chart:style-name="ch3" table:cell-range-address="'8520+S4096_82mm'.B4:'8520+S4096_82mm'.B27 '816c+Syma X21 (46mm)'.A1:'816c+Syma X21 (46mm)'.A1 '8520+S4096_82mm'.D4:'8520+S4096_82mm'.D27 '8520+S4096_82mm'.F5:'8520+S4096_82mm'.F21" chart:data-source-has-labels="row" svg:x="0.54cm" svg:y="0.304cm" svg:width="22.923cm" svg:height="14.612cm">
          <chartooo:coordinate-region svg:x="1.532cm" svg:y="0.503cm" svg:width="21.745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S4096_82mm'.D4:'8520+S4096_82mm'.D27" chart:label-cell-address="'816c+Syma X21 (46mm)'.A1:'816c+Syma X21 (46mm)'.A1" chart:class="chart:scatter">
            <chart:domain table:cell-range-address="'8520+S4096_82mm'.B4:'8520+S4096_82mm'.B27"/>
            <chart:data-point chart:repeated="24"/>
          </chart:series>
          <chart:series chart:style-name="ch7" chart:values-cell-range-address="'8520+S4096_82mm'.F5:'8520+S4096_82mm'.F21" chart:label-cell-address="'816c+Syma X21 (46mm)'.A1:'816c+Syma X21 (46mm)'.A1" chart:class="chart:scatter">
            <chart:domain table:cell-range-address="'8520+S4096_82mm'.B5:'8520+S4096_82mm'.B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16c+Syma X21 (46mm)'.A1:'816c+Syma X21 (46mm)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16c+Syma X21 (46mm)'.A1:'816c+Syma X21 (46mm)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S4096_82mm'.B4:'8520+S4096_82mm'.B27</svg:desc>
                </draw:g>
              </table:table-cell>
              <table:table-cell office:value-type="float" office:value="NaN">
                <text:p>NaN</text:p>
                <draw:g>
                  <svg:desc>'8520+S4096_82mm'.D4:'8520+S4096_82mm'.D27</svg:desc>
                </draw:g>
              </table:table-cell>
              <table:table-cell office:value-type="float" office:value="5">
                <text:p>5</text:p>
                <draw:g>
                  <svg:desc>'8520+S4096_82mm'.B5:'8520+S4096_82mm'.B25</svg:desc>
                </draw:g>
              </table:table-cell>
              <table:table-cell office:value-type="float" office:value="231">
                <text:p>231</text:p>
                <draw:g>
                  <svg:desc>'8520+S4096_82mm'.F5:'8520+S4096_82mm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63">
                <text:p>26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688">
                <text:p>68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6.813cm" style:legend-expansion="high" chart:style-name="ch2"/>
        <chart:plot-area chart:style-name="ch3" table:cell-range-address="'8520+Xiaomi Mitu'.E5:'8520+Xiaomi Mitu'.E20 '8520+Xiaomi Mitu'.B4:'8520+Xiaomi Mitu'.B27 '8520+TripleLift'.A1:'8520+TripleLift'.A1 '8520+Xiaomi Mitu'.D4:'8520+Xiaomi Mitu'.D27 '8520+Xiaomi Mitu'.F5:'8520+Xiaomi Mitu'.F25" chart:data-source-has-labels="both" svg:x="0.54cm" svg:y="0.304cm" svg:width="22.923cm" svg:height="14.612cm">
          <chartooo:coordinate-region svg:x="1.532cm" svg:y="0.503cm" svg:width="21.745cm" svg:height="13.766cm"/>
          <chart:axis chart:dimension="x" chart:name="primary-x" chart:style-name="ch4" chartooo:axis-type="auto">
            <chart:categories table:cell-range-address="'8520+Xiaomi Mitu'.E5:'8520+Xiaomi Mitu'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520+Xiaomi Mitu'.D4:'8520+Xiaomi Mitu'.D27" chart:label-cell-address="'8520+TripleLift'.A1:'8520+TripleLift'.A1" chart:class="chart:scatter">
            <chart:domain table:cell-range-address="'8520+Xiaomi Mitu'.B4:'8520+Xiaomi Mitu'.B27"/>
            <chart:data-point chart:repeated="24"/>
          </chart:series>
          <chart:series chart:style-name="ch7" chart:values-cell-range-address="'8520+Xiaomi Mitu'.F5:'8520+Xiaomi Mitu'.F25" chart:label-cell-address="'8520+TripleLift'.A1:'8520+TripleLift'.A1" chart:class="chart:scatter">
            <chart:domain table:cell-range-address="'8520+Xiaomi Mitu'.B5:'8520+Xiaomi Mitu'.B25"/>
            <chart:data-point chart:repeated="21"/>
          </chart:series>
          <chart:series chart:style-name="ch8" chart:values-cell-range-address="'8520+Xiaomi Mitu'.E5:'8520+Xiaomi Mitu'.E20" chart:label-cell-address="'8520+TripleLift'.A1:'8520+TripleLift'.A1" chart:class="chart:scatter">
            <chart:domain table:cell-range-address="'8520+Xiaomi Mitu'.B5:'8520+Xiaomi Mitu'.B2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</table:table-row>
          </table:table-header-rows>
          <table:table-rows>
            <table:table-row>
              <table:table-cell office:value-type="float" office:value="820">
                <text:p>820</text:p>
                <draw:g>
                  <svg:desc>'8520+Xiaomi Mitu'.E5:'8520+Xiaomi Mitu'.E20</svg:desc>
                </draw:g>
              </table:table-cell>
              <table:table-cell office:value-type="float" office:value="NaN">
                <text:p>NaN</text:p>
                <draw:g>
                  <svg:desc>'8520+Xiaomi Mitu'.B4:'8520+Xiaomi Mitu'.B27</svg:desc>
                </draw:g>
              </table:table-cell>
              <table:table-cell office:value-type="float" office:value="NaN">
                <text:p>NaN</text:p>
                <draw:g>
                  <svg:desc>'8520+Xiaomi Mitu'.D4:'8520+Xiaomi Mitu'.D27</svg:desc>
                </draw:g>
              </table:table-cell>
              <table:table-cell office:value-type="float" office:value="5">
                <text:p>5</text:p>
                <draw:g>
                  <svg:desc>'8520+Xiaomi Mitu'.B5:'8520+Xiaomi Mitu'.B25</svg:desc>
                </draw:g>
              </table:table-cell>
              <table:table-cell office:value-type="float" office:value="125">
                <text:p>125</text:p>
                <draw:g>
                  <svg:desc>'8520+Xiaomi Mitu'.F5:'8520+Xiaomi Mitu'.F25</svg:desc>
                </draw:g>
              </table:table-cell>
              <table:table-cell office:value-type="float" office:value="5">
                <text:p>5</text:p>
                <draw:g>
                  <svg:desc>'8520+Xiaomi Mitu'.B5:'8520+Xiaomi Mitu'.B20</svg:desc>
                </draw:g>
              </table:table-cell>
              <table:table-cell office:value-type="float" office:value="820">
                <text:p>820</text:p>
                <draw:g>
                  <svg:desc>'8520+Xiaomi Mitu'.E5:'8520+Xiaomi Mitu'.E20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153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235">
                <text:p>235</text:p>
              </table:table-cell>
              <table:table-cell office:value-type="float" office:value="8">
                <text:p>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8">
                <text:p>8</text:p>
              </table:table-cell>
              <table:table-cell office:value-type="float" office:value="214">
                <text:p>214</text:p>
              </table:table-cell>
              <table:table-cell office:value-type="float" office:value="11">
                <text:p>11</text:p>
              </table:table-cell>
              <table:table-cell office:value-type="float" office:value="384">
                <text:p>384</text:p>
              </table:table-cell>
              <table:table-cell office:value-type="float" office:value="11">
                <text:p>11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1">
                <text:p>11</text:p>
              </table:table-cell>
              <table:table-cell office:value-type="float" office:value="282">
                <text:p>282</text:p>
              </table:table-cell>
              <table:table-cell office:value-type="float" office:value="14">
                <text:p>14</text:p>
              </table:table-cell>
              <table:table-cell office:value-type="float" office:value="499">
                <text:p>499</text:p>
              </table:table-cell>
              <table:table-cell office:value-type="float" office:value="14">
                <text:p>1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4">
                <text:p>14</text:p>
              </table:table-cell>
              <table:table-cell office:value-type="float" office:value="328">
                <text:p>328</text:p>
              </table:table-cell>
              <table:table-cell office:value-type="float" office:value="17">
                <text:p>17</text:p>
              </table:table-cell>
              <table:table-cell office:value-type="float" office:value="676">
                <text:p>676</text:p>
              </table:table-cell>
              <table:table-cell office:value-type="float" office:value="17">
                <text:p>17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7">
                <text:p>17</text:p>
              </table:table-cell>
              <table:table-cell office:value-type="float" office:value="393">
                <text:p>393</text:p>
              </table:table-cell>
              <table:table-cell office:value-type="float" office:value="20">
                <text:p>20</text:p>
              </table:table-cell>
              <table:table-cell office:value-type="float" office:value="795">
                <text:p>795</text:p>
              </table:table-cell>
              <table:table-cell office:value-type="float" office:value="20">
                <text:p>2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0">
                <text:p>20</text:p>
              </table:table-cell>
              <table:table-cell office:value-type="float" office:value="432">
                <text:p>432</text:p>
              </table:table-cell>
              <table:table-cell office:value-type="float" office:value="23">
                <text:p>23</text:p>
              </table:table-cell>
              <table:table-cell office:value-type="float" office:value="976">
                <text:p>976</text:p>
              </table:table-cell>
              <table:table-cell office:value-type="float" office:value="23">
                <text:p>23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3">
                <text:p>23</text:p>
              </table:table-cell>
              <table:table-cell office:value-type="float" office:value="498">
                <text:p>498</text:p>
              </table:table-cell>
              <table:table-cell office:value-type="float" office:value="26">
                <text:p>26</text:p>
              </table:table-cell>
              <table:table-cell office:value-type="float" office:value="1149">
                <text:p>1149</text:p>
              </table:table-cell>
              <table:table-cell office:value-type="float" office:value="26">
                <text:p>2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6">
                <text:p>26</text:p>
              </table:table-cell>
              <table:table-cell office:value-type="float" office:value="547">
                <text:p>547</text:p>
              </table:table-cell>
              <table:table-cell office:value-type="float" office:value="29">
                <text:p>29</text:p>
              </table:table-cell>
              <table:table-cell office:value-type="float" office:value="1291">
                <text:p>1291</text:p>
              </table:table-cell>
              <table:table-cell office:value-type="float" office:value="29">
                <text:p>2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29">
                <text:p>29</text:p>
              </table:table-cell>
              <table:table-cell office:value-type="float" office:value="587">
                <text:p>587</text:p>
              </table:table-cell>
              <table:table-cell office:value-type="float" office:value="32">
                <text:p>32</text:p>
              </table:table-cell>
              <table:table-cell office:value-type="float" office:value="1583">
                <text:p>1583</text:p>
              </table:table-cell>
              <table:table-cell office:value-type="float" office:value="32">
                <text:p>32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2">
                <text:p>32</text:p>
              </table:table-cell>
              <table:table-cell office:value-type="float" office:value="654">
                <text:p>654</text:p>
              </table:table-cell>
              <table:table-cell office:value-type="float" office:value="35">
                <text:p>35</text:p>
              </table:table-cell>
              <table:table-cell office:value-type="float" office:value="1843">
                <text:p>1843</text:p>
              </table:table-cell>
              <table:table-cell office:value-type="float" office:value="35">
                <text:p>3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35">
                <text:p>35</text:p>
              </table:table-cell>
              <table:table-cell office:value-type="float" office:value="709">
                <text:p>709</text:p>
              </table:table-cell>
              <table:table-cell office:value-type="float" office:value="38">
                <text:p>38</text:p>
              </table:table-cell>
              <table:table-cell office:value-type="float" office:value="2048">
                <text:p>2048</text:p>
              </table:table-cell>
              <table:table-cell office:value-type="float" office:value="38">
                <text:p>38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8">
                <text:p>38</text:p>
              </table:table-cell>
              <table:table-cell office:value-type="float" office:value="753">
                <text:p>753</text:p>
              </table:table-cell>
              <table:table-cell office:value-type="float" office:value="41">
                <text:p>41</text:p>
              </table:table-cell>
              <table:table-cell office:value-type="float" office:value="2364">
                <text:p>2364</text:p>
              </table:table-cell>
              <table:table-cell office:value-type="float" office:value="41">
                <text:p>41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41">
                <text:p>41</text:p>
              </table:table-cell>
              <table:table-cell office:value-type="float" office:value="815">
                <text:p>815</text:p>
              </table:table-cell>
              <table:table-cell office:value-type="float" office:value="44">
                <text:p>44</text:p>
              </table:table-cell>
              <table:table-cell office:value-type="float" office:value="2602">
                <text:p>2602</text:p>
              </table:table-cell>
              <table:table-cell office:value-type="float" office:value="44">
                <text:p>44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44">
                <text:p>44</text:p>
              </table:table-cell>
              <table:table-cell office:value-type="float" office:value="856">
                <text:p>856</text:p>
              </table:table-cell>
              <table:table-cell office:value-type="float" office:value="47">
                <text:p>47</text:p>
              </table:table-cell>
              <table:table-cell office:value-type="float" office:value="2828">
                <text:p>2828</text:p>
              </table:table-cell>
              <table:table-cell office:value-type="float" office:value="47">
                <text:p>47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47">
                <text:p>47</text:p>
              </table:table-cell>
              <table:table-cell office:value-type="float" office:value="895">
                <text:p>895</text:p>
              </table:table-cell>
              <table:table-cell office:value-type="float" office:value="50">
                <text:p>50</text:p>
              </table:table-cell>
              <table:table-cell office:value-type="float" office:value="3233">
                <text:p>3233</text:p>
              </table:table-cell>
              <table:table-cell office:value-type="float" office:value="50">
                <text:p>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520+Xiaomi Mitu'.B4:'8520+Xiaomi Mitu'.B27 '8520+Xiaomi Mitu'.G5:'8520+Xiaomi Mitu'.G26" svg:x="0.54cm" svg:y="0.304cm" svg:width="22.896cm" svg:height="14.612cm">
          <chartooo:coordinate-region svg:x="0.976cm" svg:y="0.504cm" svg:width="22.273cm" svg:height="13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Xiaomi Mitu'.G5:'8520+Xiaomi Mitu'.G26" chart:class="chart:scatter">
            <chart:domain table:cell-range-address="'8520+Xiaomi Mitu'.B4:'8520+Xiaomi Mitu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Xiaomi Mitu'.B4:'8520+Xiaomi Mitu'.B27</svg:desc>
                </draw:g>
              </table:table-cell>
              <table:table-cell office:value-type="float" office:value="5.36">
                <text:p>5.36</text:p>
                <draw:g>
                  <svg:desc>'8520+Xiaomi Mitu'.G5:'8520+Xiaomi Mitu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6.813cm" style:legend-expansion="high" chart:style-name="ch2"/>
        <chart:plot-area chart:style-name="ch3" table:cell-range-address="'8520+56mm'.E5:'8520+56mm'.E20 '8520+56mm'.B4:'8520+56mm'.B27 '8520+TripleLift'.A1:'8520+TripleLift'.A1 '8520+56mm'.D4:'8520+56mm'.D27 '8520+56mm'.F5:'8520+56mm'.F25" chart:data-source-has-labels="both" svg:x="0.54cm" svg:y="0.304cm" svg:width="22.923cm" svg:height="14.612cm">
          <chartooo:coordinate-region svg:x="1.532cm" svg:y="0.503cm" svg:width="21.745cm" svg:height="13.766cm"/>
          <chart:axis chart:dimension="x" chart:name="primary-x" chart:style-name="ch4" chartooo:axis-type="auto">
            <chart:categories table:cell-range-address="'8520+56mm'.E5:'8520+56mm'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520+56mm'.D4:'8520+56mm'.D27" chart:label-cell-address="'8520+TripleLift'.A1:'8520+TripleLift'.A1" chart:class="chart:scatter">
            <chart:domain table:cell-range-address="'8520+56mm'.B4:'8520+56mm'.B27"/>
            <chart:data-point chart:repeated="24"/>
          </chart:series>
          <chart:series chart:style-name="ch7" chart:values-cell-range-address="'8520+56mm'.F5:'8520+56mm'.F25" chart:label-cell-address="'8520+TripleLift'.A1:'8520+TripleLift'.A1" chart:class="chart:scatter">
            <chart:domain table:cell-range-address="'8520+56mm'.B5:'8520+56mm'.B25"/>
            <chart:data-point chart:repeated="21"/>
          </chart:series>
          <chart:series chart:style-name="ch8" chart:values-cell-range-address="'8520+56mm'.E5:'8520+56mm'.E20" chart:label-cell-address="'8520+TripleLift'.A1:'8520+TripleLift'.A1" chart:class="chart:scatter">
            <chart:domain table:cell-range-address="'8520+56mm'.B5:'8520+56mm'.B2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</table:table-row>
          </table:table-header-rows>
          <table:table-rows>
            <table:table-row>
              <table:table-cell office:value-type="float" office:value="1280">
                <text:p>1280</text:p>
                <draw:g>
                  <svg:desc>'8520+56mm'.E5:'8520+56mm'.E20</svg:desc>
                </draw:g>
              </table:table-cell>
              <table:table-cell office:value-type="float" office:value="NaN">
                <text:p>NaN</text:p>
                <draw:g>
                  <svg:desc>'8520+56mm'.B4:'8520+56mm'.B27</svg:desc>
                </draw:g>
              </table:table-cell>
              <table:table-cell office:value-type="float" office:value="NaN">
                <text:p>NaN</text:p>
                <draw:g>
                  <svg:desc>'8520+56mm'.D4:'8520+56mm'.D27</svg:desc>
                </draw:g>
              </table:table-cell>
              <table:table-cell office:value-type="float" office:value="5">
                <text:p>5</text:p>
                <draw:g>
                  <svg:desc>'8520+56mm'.B5:'8520+56mm'.B25</svg:desc>
                </draw:g>
              </table:table-cell>
              <table:table-cell office:value-type="float" office:value="179">
                <text:p>179</text:p>
                <draw:g>
                  <svg:desc>'8520+56mm'.F5:'8520+56mm'.F25</svg:desc>
                </draw:g>
              </table:table-cell>
              <table:table-cell office:value-type="float" office:value="5">
                <text:p>5</text:p>
                <draw:g>
                  <svg:desc>'8520+56mm'.B5:'8520+56mm'.B20</svg:desc>
                </draw:g>
              </table:table-cell>
              <table:table-cell office:value-type="float" office:value="1280">
                <text:p>1280</text:p>
                <draw:g>
                  <svg:desc>'8520+56mm'.E5:'8520+56mm'.E20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5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  <table:table-cell office:value-type="float" office:value="314">
                <text:p>314</text:p>
              </table:table-cell>
              <table:table-cell office:value-type="float" office:value="8">
                <text:p>8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194">
                <text:p>194</text:p>
              </table:table-cell>
              <table:table-cell office:value-type="float" office:value="11">
                <text:p>11</text:p>
              </table:table-cell>
              <table:table-cell office:value-type="float" office:value="468">
                <text:p>468</text:p>
              </table:table-cell>
              <table:table-cell office:value-type="float" office:value="11">
                <text:p>11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4">
                <text:p>14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14">
                <text:p>14</text:p>
              </table:table-cell>
              <table:table-cell office:value-type="float" office:value="283">
                <text:p>283</text:p>
              </table:table-cell>
              <table:table-cell office:value-type="float" office:value="17">
                <text:p>17</text:p>
              </table:table-cell>
              <table:table-cell office:value-type="float" office:value="797">
                <text:p>797</text:p>
              </table:table-cell>
              <table:table-cell office:value-type="float" office:value="17">
                <text:p>17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7">
                <text:p>17</text:p>
              </table:table-cell>
              <table:table-cell office:value-type="float" office:value="335">
                <text:p>335</text:p>
              </table:table-cell>
              <table:table-cell office:value-type="float" office:value="20">
                <text:p>20</text:p>
              </table:table-cell>
              <table:table-cell office:value-type="float" office:value="991">
                <text:p>991</text:p>
              </table:table-cell>
              <table:table-cell office:value-type="float" office:value="20">
                <text:p>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">
                <text:p>20</text:p>
              </table:table-cell>
              <table:table-cell office:value-type="float" office:value="381">
                <text:p>381</text:p>
              </table:table-cell>
              <table:table-cell office:value-type="float" office:value="23">
                <text:p>23</text:p>
              </table:table-cell>
              <table:table-cell office:value-type="float" office:value="1383">
                <text:p>1383</text:p>
              </table:table-cell>
              <table:table-cell office:value-type="float" office:value="23">
                <text:p>2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23">
                <text:p>23</text:p>
              </table:table-cell>
              <table:table-cell office:value-type="float" office:value="461">
                <text:p>461</text:p>
              </table:table-cell>
              <table:table-cell office:value-type="float" office:value="26">
                <text:p>26</text:p>
              </table:table-cell>
              <table:table-cell office:value-type="float" office:value="1544">
                <text:p>1544</text:p>
              </table:table-cell>
              <table:table-cell office:value-type="float" office:value="26">
                <text:p>2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26">
                <text:p>26</text:p>
              </table:table-cell>
              <table:table-cell office:value-type="float" office:value="495">
                <text:p>495</text:p>
              </table:table-cell>
              <table:table-cell office:value-type="float" office:value="29">
                <text:p>29</text:p>
              </table:table-cell>
              <table:table-cell office:value-type="float" office:value="1799">
                <text:p>1799</text:p>
              </table:table-cell>
              <table:table-cell office:value-type="float" office:value="29">
                <text:p>2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29">
                <text:p>29</text:p>
              </table:table-cell>
              <table:table-cell office:value-type="float" office:value="542">
                <text:p>542</text:p>
              </table:table-cell>
              <table:table-cell office:value-type="float" office:value="32">
                <text:p>32</text:p>
              </table:table-cell>
              <table:table-cell office:value-type="float" office:value="2017">
                <text:p>2017</text:p>
              </table:table-cell>
              <table:table-cell office:value-type="float" office:value="32">
                <text:p>3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2">
                <text:p>32</text:p>
              </table:table-cell>
              <table:table-cell office:value-type="float" office:value="573">
                <text:p>573</text:p>
              </table:table-cell>
              <table:table-cell office:value-type="float" office:value="35">
                <text:p>35</text:p>
              </table:table-cell>
              <table:table-cell office:value-type="float" office:value="2485">
                <text:p>2485</text:p>
              </table:table-cell>
              <table:table-cell office:value-type="float" office:value="35">
                <text:p>35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35">
                <text:p>35</text:p>
              </table:table-cell>
              <table:table-cell office:value-type="float" office:value="654">
                <text:p>654</text:p>
              </table:table-cell>
              <table:table-cell office:value-type="float" office:value="38">
                <text:p>38</text:p>
              </table:table-cell>
              <table:table-cell office:value-type="float" office:value="2736">
                <text:p>2736</text:p>
              </table:table-cell>
              <table:table-cell office:value-type="float" office:value="38">
                <text:p>3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38">
                <text:p>38</text:p>
              </table:table-cell>
              <table:table-cell office:value-type="float" office:value="691">
                <text:p>691</text:p>
              </table:table-cell>
              <table:table-cell office:value-type="float" office:value="41">
                <text:p>41</text:p>
              </table:table-cell>
              <table:table-cell office:value-type="float" office:value="2946">
                <text:p>2946</text:p>
              </table:table-cell>
              <table:table-cell office:value-type="float" office:value="41">
                <text:p>41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41">
                <text:p>41</text:p>
              </table:table-cell>
              <table:table-cell office:value-type="float" office:value="722">
                <text:p>722</text:p>
              </table:table-cell>
              <table:table-cell office:value-type="float" office:value="44">
                <text:p>44</text:p>
              </table:table-cell>
              <table:table-cell office:value-type="float" office:value="3418">
                <text:p>3418</text:p>
              </table:table-cell>
              <table:table-cell office:value-type="float" office:value="44">
                <text:p>44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44">
                <text:p>44</text:p>
              </table:table-cell>
              <table:table-cell office:value-type="float" office:value="784">
                <text:p>784</text:p>
              </table:table-cell>
              <table:table-cell office:value-type="float" office:value="47">
                <text:p>47</text:p>
              </table:table-cell>
              <table:table-cell office:value-type="float" office:value="3543">
                <text:p>3543</text:p>
              </table:table-cell>
              <table:table-cell office:value-type="float" office:value="47">
                <text:p>47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47">
                <text:p>47</text:p>
              </table:table-cell>
              <table:table-cell office:value-type="float" office:value="798">
                <text:p>798</text:p>
              </table:table-cell>
              <table:table-cell office:value-type="float" office:value="50">
                <text:p>50</text:p>
              </table:table-cell>
              <table:table-cell office:value-type="float" office:value="4039">
                <text:p>4039</text:p>
              </table:table-cell>
              <table:table-cell office:value-type="float" office:value="50">
                <text:p>5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7.062cm" style:legend-expansion="high" chart:style-name="ch2"/>
        <chart:plot-area chart:style-name="ch3" table:cell-range-address="'8520+Tri-blade 74mm (HCNLF 1.325)'.B4:'8520+Tri-blade 74mm (HCNLF 1.325)'.B27 '816c+Syma X21 (46mm)'.A1:'816c+Syma X21 (46mm)'.A1 '8520+Tri-blade 74mm (HCNLF 1.325)'.D4:'8520+Tri-blade 74mm (HCNLF 1.325)'.D27 '8520+Tri-blade 74mm (HCNLF 1.325)'.F5:'8520+Tri-blade 74mm (HCNLF 1.325)'.F21" chart:data-source-has-labels="row" svg:x="0.54cm" svg:y="0.304cm" svg:width="22.923cm" svg:height="14.612cm">
          <chartooo:coordinate-region svg:x="1.532cm" svg:y="0.503cm" svg:width="21.745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Tri-blade 74mm (HCNLF 1.325)'.D4:'8520+Tri-blade 74mm (HCNLF 1.325)'.D27" chart:label-cell-address="'816c+Syma X21 (46mm)'.A1:'816c+Syma X21 (46mm)'.A1" chart:class="chart:scatter">
            <chart:domain table:cell-range-address="'8520+Tri-blade 74mm (HCNLF 1.325)'.B4:'8520+Tri-blade 74mm (HCNLF 1.325)'.B27"/>
            <chart:data-point chart:repeated="24"/>
          </chart:series>
          <chart:series chart:style-name="ch7" chart:values-cell-range-address="'8520+Tri-blade 74mm (HCNLF 1.325)'.F5:'8520+Tri-blade 74mm (HCNLF 1.325)'.F21" chart:label-cell-address="'816c+Syma X21 (46mm)'.A1:'816c+Syma X21 (46mm)'.A1" chart:class="chart:scatter">
            <chart:domain table:cell-range-address="'8520+Tri-blade 74mm (HCNLF 1.325)'.B5:'8520+Tri-blade 74mm (HCNLF 1.325)'.B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16c+Syma X21 (46mm)'.A1:'816c+Syma X21 (46mm)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16c+Syma X21 (46mm)'.A1:'816c+Syma X21 (46mm)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Tri-blade 74mm (HCNLF 1.325)'.B4:'8520+Tri-blade 74mm (HCNLF 1.325)'.B27</svg:desc>
                </draw:g>
              </table:table-cell>
              <table:table-cell office:value-type="float" office:value="NaN">
                <text:p>NaN</text:p>
                <draw:g>
                  <svg:desc>'8520+Tri-blade 74mm (HCNLF 1.325)'.D4:'8520+Tri-blade 74mm (HCNLF 1.325)'.D27</svg:desc>
                </draw:g>
              </table:table-cell>
              <table:table-cell office:value-type="float" office:value="5">
                <text:p>5</text:p>
                <draw:g>
                  <svg:desc>'8520+Tri-blade 74mm (HCNLF 1.325)'.B5:'8520+Tri-blade 74mm (HCNLF 1.325)'.B25</svg:desc>
                </draw:g>
              </table:table-cell>
              <table:table-cell office:value-type="float" office:value="226">
                <text:p>226</text:p>
                <draw:g>
                  <svg:desc>'8520+Tri-blade 74mm (HCNLF 1.325)'.F5:'8520+Tri-blade 74mm (HCNLF 1.325)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7">
                <text:p>217</text:p>
              </table:table-cell>
              <table:table-cell office:value-type="float" office:value="8">
                <text:p>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87">
                <text:p>287</text:p>
              </table:table-cell>
              <table:table-cell office:value-type="float" office:value="11">
                <text:p>1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47">
                <text:p>347</text:p>
              </table:table-cell>
              <table:table-cell office:value-type="float" office:value="14">
                <text:p>1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17">
                <text:p>17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74">
                <text:p>474</text:p>
              </table:table-cell>
              <table:table-cell office:value-type="float" office:value="20">
                <text:p>2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33">
                <text:p>533</text:p>
              </table:table-cell>
              <table:table-cell office:value-type="float" office:value="23">
                <text:p>2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578">
                <text:p>578</text:p>
              </table:table-cell>
              <table:table-cell office:value-type="float" office:value="26">
                <text:p>26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644">
                <text:p>644</text:p>
              </table:table-cell>
              <table:table-cell office:value-type="float" office:value="29">
                <text:p>29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702">
                <text:p>702</text:p>
              </table:table-cell>
              <table:table-cell office:value-type="float" office:value="32">
                <text:p>32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778">
                <text:p>778</text:p>
              </table:table-cell>
              <table:table-cell office:value-type="float" office:value="35">
                <text:p>35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833">
                <text:p>833</text:p>
              </table:table-cell>
              <table:table-cell office:value-type="float" office:value="38">
                <text:p>38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866">
                <text:p>866</text:p>
              </table:table-cell>
              <table:table-cell office:value-type="float" office:value="41">
                <text:p>41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930">
                <text:p>930</text:p>
              </table:table-cell>
              <table:table-cell office:value-type="float" office:value="44">
                <text:p>44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988">
                <text:p>988</text:p>
              </table:table-cell>
              <table:table-cell office:value-type="float" office:value="47">
                <text:p>47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035">
                <text:p>1035</text:p>
              </table:table-cell>
              <table:table-cell office:value-type="float" office:value="50">
                <text:p>50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520+56mm'.B4:'8520+56mm'.B27 '8520+56mm'.G5:'8520+56mm'.G26" svg:x="0.54cm" svg:y="0.304cm" svg:width="22.896cm" svg:height="14.612cm">
          <chartooo:coordinate-region svg:x="0.976cm" svg:y="0.503cm" svg:width="22.273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56mm'.G5:'8520+56mm'.G26" chart:class="chart:scatter">
            <chart:domain table:cell-range-address="'8520+56mm'.B4:'8520+56mm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56mm'.B4:'8520+56mm'.B27</svg:desc>
                </draw:g>
              </table:table-cell>
              <table:table-cell office:value-type="float" office:value="9.14">
                <text:p>9.14</text:p>
                <draw:g>
                  <svg:desc>'8520+56mm'.G5:'8520+56mm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638cm" svg:y="7.062cm" style:legend-expansion="high" chart:style-name="ch2"/>
        <chart:plot-area chart:style-name="ch3" table:cell-range-address="'8520+56mm'.E5:'8520+56mm'.E20 'SE0703+DJI_Tello'.B5:'SE0703+DJI_Tello'.B23 'SE0703+DJI_Tello'.D5:'SE0703+DJI_Tello'.D23 'SE0703+DJI_Tello'.F5:'SE0703+DJI_Tello'.F23" chart:data-source-has-labels="both" svg:x="0.54cm" svg:y="0.304cm" svg:width="23.558cm" svg:height="14.612cm">
          <chartooo:coordinate-region svg:x="1.532cm" svg:y="0.503cm" svg:width="22.194cm" svg:height="13.766cm"/>
          <chart:axis chart:dimension="x" chart:name="primary-x" chart:style-name="ch4" chartooo:axis-type="auto">
            <chart:categories table:cell-range-address="'8520+56mm'.E5:'8520+56mm'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E0703+DJI_Tello'.D5:'SE0703+DJI_Tello'.D23" loext:label-string="current" chart:class="chart:scatter">
            <chart:domain table:cell-range-address="'SE0703+DJI_Tello'.B5:'SE0703+DJI_Tello'.B23"/>
            <chart:data-point chart:repeated="19"/>
          </chart:series>
          <chart:series chart:style-name="ch7" chart:values-cell-range-address="'SE0703+DJI_Tello'.F5:'SE0703+DJI_Tello'.F23" loext:label-string="power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current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float" office:value="1280">
                <text:p>1280</text:p>
                <draw:g>
                  <svg:desc>'8520+56mm'.E5:'8520+56mm'.E20</svg:desc>
                </draw:g>
              </table:table-cell>
              <table:table-cell office:value-type="float" office:value="5">
                <text:p>5</text:p>
                <draw:g>
                  <svg:desc>'SE0703+DJI_Tello'.B5:'SE0703+DJI_Tello'.B23</svg:desc>
                </draw:g>
              </table:table-cell>
              <table:table-cell office:value-type="float" office:value="202">
                <text:p>202</text:p>
                <draw:g>
                  <svg:desc>'SE0703+DJI_Tello'.D5:'SE0703+DJI_Tello'.D23</svg:desc>
                </draw:g>
              </table:table-cell>
              <table:table-cell office:value-type="float" office:value="840">
                <text:p>840</text:p>
                <draw:g>
                  <svg:desc>'SE0703+DJI_Tello'.F5:'SE0703+DJI_Tello'.F23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">
                <text:p>8</text:p>
              </table:table-cell>
              <table:table-cell office:value-type="float" office:value="308">
                <text:p>30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1">
                <text:p>11</text:p>
              </table:table-cell>
              <table:table-cell office:value-type="float" office:value="409">
                <text:p>409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14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17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0">
                <text:p>20</text:p>
              </table:table-cell>
              <table:table-cell office:value-type="float" office:value="700">
                <text:p>70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3">
                <text:p>23</text:p>
              </table:table-cell>
              <table:table-cell office:value-type="float" office:value="815">
                <text:p>815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26">
                <text:p>26</text:p>
              </table:table-cell>
              <table:table-cell office:value-type="float" office:value="933">
                <text:p>933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29">
                <text:p>29</text:p>
              </table:table-cell>
              <table:table-cell office:value-type="float" office:value="1037">
                <text:p>1037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2">
                <text:p>32</text:p>
              </table:table-cell>
              <table:table-cell office:value-type="float" office:value="1129">
                <text:p>1129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5">
                <text:p>35</text:p>
              </table:table-cell>
              <table:table-cell office:value-type="float" office:value="1209">
                <text:p>1209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38">
                <text:p>38</text:p>
              </table:table-cell>
              <table:table-cell office:value-type="float" office:value="1306">
                <text:p>1306</text:p>
              </table:table-cell>
              <table:table-cell office:value-type="float" office:value="5381">
                <text:p>5381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41">
                <text:p>41</text:p>
              </table:table-cell>
              <table:table-cell office:value-type="float" office:value="1427">
                <text:p>1427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44">
                <text:p>44</text:p>
              </table:table-cell>
              <table:table-cell office:value-type="float" office:value="1556">
                <text:p>155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47">
                <text:p>47</text:p>
              </table:table-cell>
              <table:table-cell office:value-type="float" office:value="1676">
                <text:p>1676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50">
                <text:p>50</text:p>
              </table:table-cell>
              <table:table-cell office:value-type="float" office:value="1785">
                <text:p>1785</text:p>
              </table:table-cell>
              <table:table-cell office:value-type="float" office:value="7283">
                <text:p>7283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2120">
                <text:p>2120</text:p>
              </table:table-cell>
              <table:table-cell office:value-type="float" office:value="8565">
                <text:p>856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460">
                <text:p>2460</text:p>
              </table:table-cell>
              <table:table-cell office:value-type="float" office:value="9938">
                <text:p>9938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3000">
                <text:p>3000</text:p>
              </table:table-cell>
              <table:table-cell office:value-type="float" office:value="12120">
                <text:p>1212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520+56mm'.B4:'8520+56mm'.B27 '8520+56mm'.G5:'8520+56mm'.G26" svg:x="0.54cm" svg:y="0.304cm" svg:width="22.896cm" svg:height="14.612cm">
          <chartooo:coordinate-region svg:x="0.976cm" svg:y="0.503cm" svg:width="22.273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520+56mm'.G5:'8520+56mm'.G26" chart:class="chart:scatter">
            <chart:domain table:cell-range-address="'8520+56mm'.B4:'8520+56mm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520+56mm'.B4:'8520+56mm'.B27</svg:desc>
                </draw:g>
              </table:table-cell>
              <table:table-cell office:value-type="float" office:value="9.14">
                <text:p>9.14</text:p>
                <draw:g>
                  <svg:desc>'8520+56mm'.G5:'8520+56mm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16c+Syma X21 (46mm)'.B4:'816c+Syma X21 (46mm)'.B27 '816c+Syma X21 (46mm)'.G5:'816c+Syma X21 (46mm)'.G26" svg:x="0.54cm" svg:y="0.304cm" svg:width="22.896cm" svg:height="14.612cm">
          <chartooo:coordinate-region svg:x="1.267cm" svg:y="0.503cm" svg:width="21.983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16c+Syma X21 (46mm)'.G5:'816c+Syma X21 (46mm)'.G26" chart:class="chart:scatter">
            <chart:domain table:cell-range-address="'816c+Syma X21 (46mm)'.B4:'816c+Syma X21 (46mm)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16c+Syma X21 (46mm)'.B4:'816c+Syma X21 (46mm)'.B27</svg:desc>
                </draw:g>
              </table:table-cell>
              <table:table-cell office:value-type="float" office:value="2.53">
                <text:p>2.53</text:p>
                <draw:g>
                  <svg:desc>'816c+Syma X21 (46mm)'.G5:'816c+Syma X21 (46mm)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6.813cm" style:legend-expansion="high" chart:style-name="ch2"/>
        <chart:plot-area chart:style-name="ch3" table:cell-range-address="'816s+DJI Tello (78mm)'.E5:'816s+DJI Tello (78mm)'.E20 '816s+DJI Tello (78mm)'.B4:'816s+DJI Tello (78mm)'.B27 Power.A1:Power.A1 '816s+DJI Tello (78mm)'.D4:'816s+DJI Tello (78mm)'.D27 '816s+DJI Tello (78mm)'.F5:'816s+DJI Tello (78mm)'.F25" chart:data-source-has-labels="both" svg:x="0.54cm" svg:y="0.304cm" svg:width="22.923cm" svg:height="14.612cm">
          <chartooo:coordinate-region svg:x="1.532cm" svg:y="0.503cm" svg:width="21.745cm" svg:height="13.766cm"/>
          <chart:axis chart:dimension="x" chart:name="primary-x" chart:style-name="ch4" chartooo:axis-type="auto">
            <chart:categories table:cell-range-address="'816s+DJI Tello (78mm)'.E5:'816s+DJI Tello (78mm)'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16s+DJI Tello (78mm)'.D4:'816s+DJI Tello (78mm)'.D27" chart:label-cell-address="Power.A1:Power.A1" chart:class="chart:scatter">
            <chart:domain table:cell-range-address="'816s+DJI Tello (78mm)'.B4:'816s+DJI Tello (78mm)'.B27"/>
            <chart:data-point chart:repeated="24"/>
          </chart:series>
          <chart:series chart:style-name="ch7" chart:values-cell-range-address="'816s+DJI Tello (78mm)'.F5:'816s+DJI Tello (78mm)'.F25" chart:label-cell-address="Power.A1:Power.A1" chart:class="chart:scatter">
            <chart:domain table:cell-range-address="'816s+DJI Tello (78mm)'.B5:'816s+DJI Tello (78mm)'.B25"/>
            <chart:data-point chart:repeated="21"/>
          </chart:series>
          <chart:series chart:style-name="ch8" chart:values-cell-range-address="'816s+DJI Tello (78mm)'.E5:'816s+DJI Tello (78mm)'.E20" chart:label-cell-address="Power.A1:Power.A1" chart:class="chart:scatter">
            <chart:domain table:cell-range-address="'816s+DJI Tello (78mm)'.B5:'816s+DJI Tello (78mm)'.B2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Power.A1:Power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Power.A1:Power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Power.A1:Power.A1</svg:desc>
                </draw:g>
              </table:table-cell>
            </table:table-row>
          </table:table-header-rows>
          <table:table-rows>
            <table:table-row>
              <table:table-cell office:value-type="float" office:value="560">
                <text:p>560</text:p>
                <draw:g>
                  <svg:desc>'816s+DJI Tello (78mm)'.E5:'816s+DJI Tello (78mm)'.E20</svg:desc>
                </draw:g>
              </table:table-cell>
              <table:table-cell office:value-type="float" office:value="NaN">
                <text:p>NaN</text:p>
                <draw:g>
                  <svg:desc>'816s+DJI Tello (78mm)'.B4:'816s+DJI Tello (78mm)'.B27</svg:desc>
                </draw:g>
              </table:table-cell>
              <table:table-cell office:value-type="float" office:value="NaN">
                <text:p>NaN</text:p>
                <draw:g>
                  <svg:desc>'816s+DJI Tello (78mm)'.D4:'816s+DJI Tello (78mm)'.D27</svg:desc>
                </draw:g>
              </table:table-cell>
              <table:table-cell office:value-type="float" office:value="5">
                <text:p>5</text:p>
                <draw:g>
                  <svg:desc>'816s+DJI Tello (78mm)'.B5:'816s+DJI Tello (78mm)'.B25</svg:desc>
                </draw:g>
              </table:table-cell>
              <table:table-cell office:value-type="float" office:value="127">
                <text:p>127</text:p>
                <draw:g>
                  <svg:desc>'816s+DJI Tello (78mm)'.F5:'816s+DJI Tello (78mm)'.F25</svg:desc>
                </draw:g>
              </table:table-cell>
              <table:table-cell office:value-type="float" office:value="5">
                <text:p>5</text:p>
                <draw:g>
                  <svg:desc>'816s+DJI Tello (78mm)'.B5:'816s+DJI Tello (78mm)'.B20</svg:desc>
                </draw:g>
              </table:table-cell>
              <table:table-cell office:value-type="float" office:value="560">
                <text:p>560</text:p>
                <draw:g>
                  <svg:desc>'816s+DJI Tello (78mm)'.E5:'816s+DJI Tello (78mm)'.E20</svg:desc>
                </draw:g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5">
                <text:p>5</text:p>
              </table:table-cell>
              <table:table-cell office:value-type="float" office:value="227">
                <text:p>227</text:p>
              </table:table-cell>
              <table:table-cell office:value-type="float" office:value="8">
                <text:p>8</text:p>
              </table:table-cell>
              <table:table-cell office:value-type="float" office:value="245">
                <text:p>245</text:p>
              </table:table-cell>
              <table:table-cell office:value-type="float" office:value="8">
                <text:p>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">
                <text:p>8</text:p>
              </table:table-cell>
              <table:table-cell office:value-type="float" office:value="331">
                <text:p>331</text:p>
              </table:table-cell>
              <table:table-cell office:value-type="float" office:value="11">
                <text:p>11</text:p>
              </table:table-cell>
              <table:table-cell office:value-type="float" office:value="378">
                <text:p>378</text:p>
              </table:table-cell>
              <table:table-cell office:value-type="float" office:value="11">
                <text:p>1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1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14">
                <text:p>14</text:p>
              </table:table-cell>
              <table:table-cell office:value-type="float" office:value="485">
                <text:p>485</text:p>
              </table:table-cell>
              <table:table-cell office:value-type="float" office:value="14">
                <text:p>1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4">
                <text:p>14</text:p>
              </table:table-cell>
              <table:table-cell office:value-type="float" office:value="495">
                <text:p>495</text:p>
              </table:table-cell>
              <table:table-cell office:value-type="float" office:value="17">
                <text:p>17</text:p>
              </table:table-cell>
              <table:table-cell office:value-type="float" office:value="661">
                <text:p>661</text:p>
              </table:table-cell>
              <table:table-cell office:value-type="float" office:value="17">
                <text:p>1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7">
                <text:p>17</text:p>
              </table:table-cell>
              <table:table-cell office:value-type="float" office:value="590">
                <text:p>590</text:p>
              </table:table-cell>
              <table:table-cell office:value-type="float" office:value="20">
                <text:p>20</text:p>
              </table:table-cell>
              <table:table-cell office:value-type="float" office:value="848">
                <text:p>848</text:p>
              </table:table-cell>
              <table:table-cell office:value-type="float" office:value="20">
                <text:p>2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0">
                <text:p>20</text:p>
              </table:table-cell>
              <table:table-cell office:value-type="float" office:value="684">
                <text:p>684</text:p>
              </table:table-cell>
              <table:table-cell office:value-type="float" office:value="23">
                <text:p>23</text:p>
              </table:table-cell>
              <table:table-cell office:value-type="float" office:value="1046">
                <text:p>1046</text:p>
              </table:table-cell>
              <table:table-cell office:value-type="float" office:value="23">
                <text:p>23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3">
                <text:p>23</text:p>
              </table:table-cell>
              <table:table-cell office:value-type="float" office:value="769">
                <text:p>769</text:p>
              </table:table-cell>
              <table:table-cell office:value-type="float" office:value="26">
                <text:p>26</text:p>
              </table:table-cell>
              <table:table-cell office:value-type="float" office:value="1208">
                <text:p>1208</text:p>
              </table:table-cell>
              <table:table-cell office:value-type="float" office:value="26">
                <text:p>2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26">
                <text:p>26</text:p>
              </table:table-cell>
              <table:table-cell office:value-type="float" office:value="839">
                <text:p>839</text:p>
              </table:table-cell>
              <table:table-cell office:value-type="float" office:value="29">
                <text:p>29</text:p>
              </table:table-cell>
              <table:table-cell office:value-type="float" office:value="1412">
                <text:p>1412</text:p>
              </table:table-cell>
              <table:table-cell office:value-type="float" office:value="29">
                <text:p>2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29">
                <text:p>29</text:p>
              </table:table-cell>
              <table:table-cell office:value-type="float" office:value="917">
                <text:p>917</text:p>
              </table:table-cell>
              <table:table-cell office:value-type="float" office:value="32">
                <text:p>32</text:p>
              </table:table-cell>
              <table:table-cell office:value-type="float" office:value="1627">
                <text:p>1627</text:p>
              </table:table-cell>
              <table:table-cell office:value-type="float" office:value="32">
                <text:p>32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2">
                <text:p>32</text:p>
              </table:table-cell>
              <table:table-cell office:value-type="float" office:value="992">
                <text:p>992</text:p>
              </table:table-cell>
              <table:table-cell office:value-type="float" office:value="35">
                <text:p>35</text:p>
              </table:table-cell>
              <table:table-cell office:value-type="float" office:value="1839">
                <text:p>1839</text:p>
              </table:table-cell>
              <table:table-cell office:value-type="float" office:value="35">
                <text:p>35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35">
                <text:p>35</text:p>
              </table:table-cell>
              <table:table-cell office:value-type="float" office:value="1069">
                <text:p>1069</text:p>
              </table:table-cell>
              <table:table-cell office:value-type="float" office:value="38">
                <text:p>38</text:p>
              </table:table-cell>
              <table:table-cell office:value-type="float" office:value="2158">
                <text:p>2158</text:p>
              </table:table-cell>
              <table:table-cell office:value-type="float" office:value="38">
                <text:p>38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38">
                <text:p>38</text:p>
              </table:table-cell>
              <table:table-cell office:value-type="float" office:value="1160">
                <text:p>1160</text:p>
              </table:table-cell>
              <table:table-cell office:value-type="float" office:value="41">
                <text:p>41</text:p>
              </table:table-cell>
              <table:table-cell office:value-type="float" office:value="2390">
                <text:p>2390</text:p>
              </table:table-cell>
              <table:table-cell office:value-type="float" office:value="41">
                <text:p>41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41">
                <text:p>41</text:p>
              </table:table-cell>
              <table:table-cell office:value-type="float" office:value="1232">
                <text:p>1232</text:p>
              </table:table-cell>
              <table:table-cell office:value-type="float" office:value="44">
                <text:p>44</text:p>
              </table:table-cell>
              <table:table-cell office:value-type="float" office:value="2679">
                <text:p>2679</text:p>
              </table:table-cell>
              <table:table-cell office:value-type="float" office:value="44">
                <text:p>4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44">
                <text:p>44</text:p>
              </table:table-cell>
              <table:table-cell office:value-type="float" office:value="1313">
                <text:p>1313</text:p>
              </table:table-cell>
              <table:table-cell office:value-type="float" office:value="47">
                <text:p>47</text:p>
              </table:table-cell>
              <table:table-cell office:value-type="float" office:value="2975">
                <text:p>2975</text:p>
              </table:table-cell>
              <table:table-cell office:value-type="float" office:value="47">
                <text:p>47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7">
                <text:p>47</text:p>
              </table:table-cell>
              <table:table-cell office:value-type="float" office:value="1390">
                <text:p>1390</text:p>
              </table:table-cell>
              <table:table-cell office:value-type="float" office:value="50">
                <text:p>50</text:p>
              </table:table-cell>
              <table:table-cell office:value-type="float" office:value="3291">
                <text:p>3291</text:p>
              </table:table-cell>
              <table:table-cell office:value-type="float" office:value="50">
                <text:p>5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16s+DJI Tello (78mm)'.B4:'816s+DJI Tello (78mm)'.B27 '816s+DJI Tello (78mm)'.G5:'816s+DJI Tello (78mm)'.G26" svg:x="0.54cm" svg:y="0.304cm" svg:width="22.896cm" svg:height="14.612cm">
          <chartooo:coordinate-region svg:x="1.267cm" svg:y="0.503cm" svg:width="21.983cm" svg:height="13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16s+DJI Tello (78mm)'.G5:'816s+DJI Tello (78mm)'.G26" chart:class="chart:scatter">
            <chart:domain table:cell-range-address="'816s+DJI Tello (78mm)'.B4:'816s+DJI Tello (78mm)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16s+DJI Tello (78mm)'.B4:'816s+DJI Tello (78mm)'.B27</svg:desc>
                </draw:g>
              </table:table-cell>
              <table:table-cell office:value-type="float" office:value="2.47">
                <text:p>2.47</text:p>
                <draw:g>
                  <svg:desc>'816s+DJI Tello (78mm)'.G5:'816s+DJI Tello (78mm)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4.003cm" svg:y="6.813cm" style:legend-expansion="high" chart:style-name="ch2"/>
        <chart:plot-area chart:style-name="ch3" table:cell-range-address="'816s+Broadream S9HW (39mm)'.E5:'816s+Broadream S9HW (39mm)'.E20 '816s+Broadream S9HW (39mm)'.B4:'816s+Broadream S9HW (39mm)'.B27 '8520+TripleLift'.A1:'8520+TripleLift'.A1 '816s+Broadream S9HW (39mm)'.D4:'816s+Broadream S9HW (39mm)'.D27 '816s+Broadream S9HW (39mm)'.F5:'816s+Broadream S9HW (39mm)'.F25" chart:data-source-has-labels="both" svg:x="0.54cm" svg:y="0.304cm" svg:width="22.923cm" svg:height="14.612cm">
          <chartooo:coordinate-region svg:x="1.532cm" svg:y="0.504cm" svg:width="21.745cm" svg:height="13.765cm"/>
          <chart:axis chart:dimension="x" chart:name="primary-x" chart:style-name="ch4" chartooo:axis-type="auto">
            <chart:categories table:cell-range-address="'816s+Broadream S9HW (39mm)'.E5:'816s+Broadream S9HW (39mm)'.E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16s+Broadream S9HW (39mm)'.D4:'816s+Broadream S9HW (39mm)'.D27" chart:label-cell-address="'8520+TripleLift'.A1:'8520+TripleLift'.A1" chart:class="chart:scatter">
            <chart:domain table:cell-range-address="'816s+Broadream S9HW (39mm)'.B4:'816s+Broadream S9HW (39mm)'.B27"/>
            <chart:data-point chart:repeated="24"/>
          </chart:series>
          <chart:series chart:style-name="ch7" chart:values-cell-range-address="'816s+Broadream S9HW (39mm)'.F5:'816s+Broadream S9HW (39mm)'.F25" chart:label-cell-address="'8520+TripleLift'.A1:'8520+TripleLift'.A1" chart:class="chart:scatter">
            <chart:domain table:cell-range-address="'816s+Broadream S9HW (39mm)'.B5:'816s+Broadream S9HW (39mm)'.B25"/>
            <chart:data-point chart:repeated="21"/>
          </chart:series>
          <chart:series chart:style-name="ch8" chart:values-cell-range-address="'816s+Broadream S9HW (39mm)'.E5:'816s+Broadream S9HW (39mm)'.E20" chart:label-cell-address="'8520+TripleLift'.A1:'8520+TripleLift'.A1" chart:class="chart:scatter">
            <chart:domain table:cell-range-address="'816s+Broadream S9HW (39mm)'.B5:'816s+Broadream S9HW (39mm)'.B2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  <draw:g>
                  <svg:desc>'8520+TripleLift'.A1:'8520+TripleLift'.A1</svg:desc>
                </draw:g>
              </table:table-cell>
            </table:table-row>
          </table:table-header-rows>
          <table:table-rows>
            <table:table-row>
              <table:table-cell office:value-type="float" office:value="1240">
                <text:p>1240</text:p>
                <draw:g>
                  <svg:desc>'816s+Broadream S9HW (39mm)'.E5:'816s+Broadream S9HW (39mm)'.E20</svg:desc>
                </draw:g>
              </table:table-cell>
              <table:table-cell office:value-type="float" office:value="NaN">
                <text:p>NaN</text:p>
                <draw:g>
                  <svg:desc>'816s+Broadream S9HW (39mm)'.B4:'816s+Broadream S9HW (39mm)'.B27</svg:desc>
                </draw:g>
              </table:table-cell>
              <table:table-cell office:value-type="float" office:value="NaN">
                <text:p>NaN</text:p>
                <draw:g>
                  <svg:desc>'816s+Broadream S9HW (39mm)'.D4:'816s+Broadream S9HW (39mm)'.D27</svg:desc>
                </draw:g>
              </table:table-cell>
              <table:table-cell office:value-type="float" office:value="5">
                <text:p>5</text:p>
                <draw:g>
                  <svg:desc>'816s+Broadream S9HW (39mm)'.B5:'816s+Broadream S9HW (39mm)'.B25</svg:desc>
                </draw:g>
              </table:table-cell>
              <table:table-cell office:value-type="float" office:value="243">
                <text:p>243</text:p>
                <draw:g>
                  <svg:desc>'816s+Broadream S9HW (39mm)'.F5:'816s+Broadream S9HW (39mm)'.F25</svg:desc>
                </draw:g>
              </table:table-cell>
              <table:table-cell office:value-type="float" office:value="5">
                <text:p>5</text:p>
                <draw:g>
                  <svg:desc>'816s+Broadream S9HW (39mm)'.B5:'816s+Broadream S9HW (39mm)'.B20</svg:desc>
                </draw:g>
              </table:table-cell>
              <table:table-cell office:value-type="float" office:value="1240">
                <text:p>1240</text:p>
                <draw:g>
                  <svg:desc>'816s+Broadream S9HW (39mm)'.E5:'816s+Broadream S9HW (39mm)'.E20</svg:desc>
                </draw:g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5">
                <text:p>5</text:p>
              </table:table-cell>
              <table:table-cell office:value-type="float" office:value="196">
                <text:p>196</text:p>
              </table:table-cell>
              <table:table-cell office:value-type="float" office:value="8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60">
                <text:p>260</text:p>
              </table:table-cell>
              <table:table-cell office:value-type="float" office:value="11">
                <text:p>11</text:p>
              </table:table-cell>
              <table:table-cell office:value-type="float" office:value="640">
                <text:p>640</text:p>
              </table:table-cell>
              <table:table-cell office:value-type="float" office:value="11">
                <text:p>11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1">
                <text:p>11</text:p>
              </table:table-cell>
              <table:table-cell office:value-type="float" office:value="348">
                <text:p>348</text:p>
              </table:table-cell>
              <table:table-cell office:value-type="float" office:value="14">
                <text:p>14</text:p>
              </table:table-cell>
              <table:table-cell office:value-type="float" office:value="847">
                <text:p>847</text:p>
              </table:table-cell>
              <table:table-cell office:value-type="float" office:value="14">
                <text:p>1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4">
                <text:p>14</text:p>
              </table:table-cell>
              <table:table-cell office:value-type="float" office:value="411">
                <text:p>411</text:p>
              </table:table-cell>
              <table:table-cell office:value-type="float" office:value="17">
                <text:p>17</text:p>
              </table:table-cell>
              <table:table-cell office:value-type="float" office:value="1141">
                <text:p>1141</text:p>
              </table:table-cell>
              <table:table-cell office:value-type="float" office:value="17">
                <text:p>17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7">
                <text:p>17</text:p>
              </table:table-cell>
              <table:table-cell office:value-type="float" office:value="496">
                <text:p>496</text:p>
              </table:table-cell>
              <table:table-cell office:value-type="float" office:value="20">
                <text:p>20</text:p>
              </table:table-cell>
              <table:table-cell office:value-type="float" office:value="1380">
                <text:p>1380</text:p>
              </table:table-cell>
              <table:table-cell office:value-type="float" office:value="20">
                <text:p>2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">
                <text:p>20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  <table:table-cell office:value-type="float" office:value="1685">
                <text:p>1685</text:p>
              </table:table-cell>
              <table:table-cell office:value-type="float" office:value="23">
                <text:p>23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23">
                <text:p>23</text:p>
              </table:table-cell>
              <table:table-cell office:value-type="float" office:value="624">
                <text:p>624</text:p>
              </table:table-cell>
              <table:table-cell office:value-type="float" office:value="26">
                <text:p>26</text:p>
              </table:table-cell>
              <table:table-cell office:value-type="float" office:value="1951">
                <text:p>1951</text:p>
              </table:table-cell>
              <table:table-cell office:value-type="float" office:value="26">
                <text:p>26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26">
                <text:p>26</text:p>
              </table:table-cell>
              <table:table-cell office:value-type="float" office:value="682">
                <text:p>682</text:p>
              </table:table-cell>
              <table:table-cell office:value-type="float" office:value="29">
                <text:p>29</text:p>
              </table:table-cell>
              <table:table-cell office:value-type="float" office:value="2310">
                <text:p>2310</text:p>
              </table:table-cell>
              <table:table-cell office:value-type="float" office:value="29">
                <text:p>29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9">
                <text:p>29</text:p>
              </table:table-cell>
              <table:table-cell office:value-type="float" office:value="760">
                <text:p>760</text:p>
              </table:table-cell>
              <table:table-cell office:value-type="float" office:value="32">
                <text:p>32</text:p>
              </table:table-cell>
              <table:table-cell office:value-type="float" office:value="2662">
                <text:p>2662</text:p>
              </table:table-cell>
              <table:table-cell office:value-type="float" office:value="32">
                <text:p>3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32">
                <text:p>32</text:p>
              </table:table-cell>
              <table:table-cell office:value-type="float" office:value="832">
                <text:p>832</text:p>
              </table:table-cell>
              <table:table-cell office:value-type="float" office:value="35">
                <text:p>35</text:p>
              </table:table-cell>
              <table:table-cell office:value-type="float" office:value="2948">
                <text:p>2948</text:p>
              </table:table-cell>
              <table:table-cell office:value-type="float" office:value="35">
                <text:p>35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35">
                <text:p>35</text:p>
              </table:table-cell>
              <table:table-cell office:value-type="float" office:value="888">
                <text:p>888</text:p>
              </table:table-cell>
              <table:table-cell office:value-type="float" office:value="38">
                <text:p>38</text:p>
              </table:table-cell>
              <table:table-cell office:value-type="float" office:value="3261">
                <text:p>3261</text:p>
              </table:table-cell>
              <table:table-cell office:value-type="float" office:value="38">
                <text:p>38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8">
                <text:p>38</text:p>
              </table:table-cell>
              <table:table-cell office:value-type="float" office:value="948">
                <text:p>948</text:p>
              </table:table-cell>
              <table:table-cell office:value-type="float" office:value="41">
                <text:p>41</text:p>
              </table:table-cell>
              <table:table-cell office:value-type="float" office:value="3629">
                <text:p>3629</text:p>
              </table:table-cell>
              <table:table-cell office:value-type="float" office:value="41">
                <text:p>41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41">
                <text:p>41</text:p>
              </table:table-cell>
              <table:table-cell office:value-type="float" office:value="1008">
                <text:p>1008</text:p>
              </table:table-cell>
              <table:table-cell office:value-type="float" office:value="44">
                <text:p>44</text:p>
              </table:table-cell>
              <table:table-cell office:value-type="float" office:value="4117">
                <text:p>4117</text:p>
              </table:table-cell>
              <table:table-cell office:value-type="float" office:value="44">
                <text:p>44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44">
                <text:p>44</text:p>
              </table:table-cell>
              <table:table-cell office:value-type="float" office:value="1095">
                <text:p>1095</text:p>
              </table:table-cell>
              <table:table-cell office:value-type="float" office:value="47">
                <text:p>47</text:p>
              </table:table-cell>
              <table:table-cell office:value-type="float" office:value="4520">
                <text:p>4520</text:p>
              </table:table-cell>
              <table:table-cell office:value-type="float" office:value="47">
                <text:p>47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47">
                <text:p>47</text:p>
              </table:table-cell>
              <table:table-cell office:value-type="float" office:value="1153">
                <text:p>1153</text:p>
              </table:table-cell>
              <table:table-cell office:value-type="float" office:value="50">
                <text:p>50</text:p>
              </table:table-cell>
              <table:table-cell office:value-type="float" office:value="5031">
                <text:p>5031</text:p>
              </table:table-cell>
              <table:table-cell office:value-type="float" office:value="50">
                <text:p>5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cm" svg:height="15.22cm" xlink:href=".." xlink:type="simple" chart:class="chart:scatter" chart:style-name="ch1">
        <chart:legend chart:legend-position="end" svg:x="23.976cm" svg:y="7.311cm" style:legend-expansion="high" chart:style-name="ch2"/>
        <chart:plot-area chart:style-name="ch3" table:cell-range-address="'816s+Broadream S9HW (39mm)'.B4:'816s+Broadream S9HW (39mm)'.B27 '816s+Broadream S9HW (39mm)'.G5:'816s+Broadream S9HW (39mm)'.G26" svg:x="0.54cm" svg:y="0.304cm" svg:width="22.896cm" svg:height="14.612cm">
          <chartooo:coordinate-region svg:x="0.976cm" svg:y="0.504cm" svg:width="22.273cm" svg:height="13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16s+Broadream S9HW (39mm)'.G5:'816s+Broadream S9HW (39mm)'.G26" chart:class="chart:scatter">
            <chart:domain table:cell-range-address="'816s+Broadream S9HW (39mm)'.B4:'816s+Broadream S9HW (39mm)'.B27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816s+Broadream S9HW (39mm)'.B4:'816s+Broadream S9HW (39mm)'.B27</svg:desc>
                </draw:g>
              </table:table-cell>
              <table:table-cell office:value-type="float" office:value="6.33">
                <text:p>6.33</text:p>
                <draw:g>
                  <svg:desc>'816s+Broadream S9HW (39mm)'.G5:'816s+Broadream S9HW (39mm)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0.035cm" svg:height="16.017cm" xlink:href=".." xlink:type="simple" chart:class="chart:scatter" chart:style-name="ch1">
        <chart:legend svg:x="34.86cm" svg:y="4.147cm" style:legend-expansion="custom" chartooo:width="4.679cm" chartooo:height="8.422cm" style:legend-expansion-aspect-ratio="0.555568748515792" chart:style-name="ch2"/>
        <chart:plot-area chart:style-name="ch3" table:cell-range-address="'816s+Broadream S9HW (39mm)'.C5:'816s+Broadream S9HW (39mm)'.C20 '816s+Broadream S9HW (39mm)'.F5:'816s+Broadream S9HW (39mm)'.F20 '816s+DJI Tello (78mm)'.F5:'816s+DJI Tello (78mm)'.F20 '8520+Broadream S9HW (39mm)'.F5:'8520+Broadream S9HW (39mm)'.F20 '8520+Syma X21 (46mm)'.F5:'8520+Syma X21 (46mm)'.F20 '8520+DJI Tello (78mm)'.F5:'8520+DJI Tello (78mm)'.F20 '8520+Thri-blade 40mm'.F5:'8520+Thri-blade 40mm'.F20 '816c+DJI Tello (78mm)'.F5:'816c+DJI Tello (78mm)'.F20 '8520+S4096'.F5:'8520+S4096'.F20 '8520+Twice_Lift'.F5:'8520+Twice_Lift'.F20 '8520+TripleLift'.F5:'8520+TripleLift'.F20 '8520+Tri-blade 74mm (HCNLF 1.325)'.F5:'8520+Tri-blade 74mm (HCNLF 1.325)'.F20" chart:data-source-has-labels="row" svg:x="0.469cm" svg:y="-0.199cm" svg:width="34.029cm" svg:height="15.374cm">
          <chartooo:coordinate-region svg:x="1.461cm" svg:y="0cm" svg:width="32.85cm" svg:height="14.5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16s+Broadream S9HW (39mm)'.F5:'816s+Broadream S9HW (39mm)'.F20" loext:label-string="broadream_s9hw_816s" chart:class="chart:scatter">
            <chart:domain table:cell-range-address="'816s+Broadream S9HW (39mm)'.C5:'816s+Broadream S9HW (39mm)'.C20"/>
            <chart:data-point chart:repeated="16"/>
          </chart:series>
          <chart:series chart:style-name="ch7" chart:values-cell-range-address="'816s+DJI Tello (78mm)'.F5:'816s+DJI Tello (78mm)'.F20" loext:label-string="dji_tello_816s" chart:class="chart:scatter">
            <chart:domain table:cell-range-address="'816s+DJI Tello (78mm)'.C5:'816s+DJI Tello (78mm)'.C20"/>
            <chart:data-point chart:repeated="16"/>
          </chart:series>
          <chart:series chart:style-name="ch8" chart:values-cell-range-address="'8520+Broadream S9HW (39mm)'.F5:'8520+Broadream S9HW (39mm)'.F20" loext:label-string="broadream_s9hw_8520" chart:class="chart:scatter">
            <chart:domain table:cell-range-address="'8520+Broadream S9HW (39mm)'.C5:'8520+Broadream S9HW (39mm)'.C20"/>
            <chart:data-point chart:repeated="16"/>
          </chart:series>
          <chart:series chart:style-name="ch9" chart:values-cell-range-address="'8520+Syma X21 (46mm)'.F5:'8520+Syma X21 (46mm)'.F20" loext:label-string="syma_x21_8520" chart:class="chart:scatter">
            <chart:domain table:cell-range-address="'8520+Syma X21 (46mm)'.C5:'8520+Syma X21 (46mm)'.C20"/>
            <chart:data-point chart:repeated="16"/>
          </chart:series>
          <chart:series chart:style-name="ch10" chart:values-cell-range-address="'8520+DJI Tello (78mm)'.F5:'8520+DJI Tello (78mm)'.F20" loext:label-string="dji_tello_8520" chart:class="chart:scatter">
            <chart:domain table:cell-range-address="'8520+DJI Tello (78mm)'.C5:'8520+DJI Tello (78mm)'.C20"/>
            <chart:data-point chart:repeated="16"/>
          </chart:series>
          <chart:series chart:style-name="ch11" chart:values-cell-range-address="'8520+Thri-blade 40mm'.F5:'8520+Thri-blade 40mm'.F20" loext:label-string="thri_blade_40mm_8520" chart:class="chart:scatter">
            <chart:domain table:cell-range-address="'8520+Thri-blade 40mm'.C5:'8520+Thri-blade 40mm'.C20"/>
            <chart:data-point chart:repeated="16"/>
          </chart:series>
          <chart:series chart:style-name="ch12" chart:values-cell-range-address="'816c+DJI Tello (78mm)'.F5:'816c+DJI Tello (78mm)'.F20" loext:label-string="dji_tello_816c" chart:class="chart:scatter">
            <chart:domain table:cell-range-address="'816c+DJI Tello (78mm)'.C5:'816c+DJI Tello (78mm)'.C20"/>
            <chart:data-point chart:repeated="16"/>
          </chart:series>
          <chart:series chart:style-name="ch13" chart:values-cell-range-address="'8520+S4096'.F5:'8520+S4096'.F20" loext:label-string="s4096_8520" chart:class="chart:scatter">
            <chart:domain table:cell-range-address="'8520+S4096'.C5:'8520+S4096'.C20"/>
            <chart:data-point chart:repeated="16"/>
          </chart:series>
          <chart:series chart:style-name="ch14" chart:values-cell-range-address="'8520+Twice_Lift'.F5:'8520+Twice_Lift'.F20" loext:label-string="twice_lift_8520" chart:class="chart:scatter">
            <chart:domain table:cell-range-address="'8520+Twice_Lift'.C5:'8520+Twice_Lift'.C20"/>
            <chart:data-point chart:repeated="16"/>
          </chart:series>
          <chart:series chart:style-name="ch14" chart:values-cell-range-address="'8520+TripleLift'.F5:'8520+TripleLift'.F20" loext:label-string="triple_lift_8520" chart:class="chart:scatter">
            <chart:domain table:cell-range-address="'8520+TripleLift'.C5:'8520+TripleLift'.C20"/>
            <chart:data-point chart:repeated="16"/>
          </chart:series>
          <chart:series chart:style-name="ch15" chart:values-cell-range-address="'8520+Tri-blade 74mm (HCNLF 1.325)'.F5:'8520+Tri-blade 74mm (HCNLF 1.325)'.F20" loext:label-string="hcnlf_1325_8520" chart:class="chart:scatter">
            <chart:domain table:cell-range-address="'8520+Tri-blade 74mm (HCNLF 1.325)'.C5:'8520+Tri-blade 74mm (HCNLF 1.325)'.C20"/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broadream_s9hw_816s</text:p>
              </table:table-cell>
              <table:table-cell office:value-type="string">
                <text:p>Столбец C</text:p>
              </table:table-cell>
              <table:table-cell office:value-type="string">
                <text:p>dji_tello_816s</text:p>
              </table:table-cell>
              <table:table-cell office:value-type="string">
                <text:p>Столбец C</text:p>
              </table:table-cell>
              <table:table-cell office:value-type="string">
                <text:p>broadream_s9hw_8520</text:p>
              </table:table-cell>
              <table:table-cell office:value-type="string">
                <text:p>Столбец C</text:p>
              </table:table-cell>
              <table:table-cell office:value-type="string">
                <text:p>syma_x21_8520</text:p>
              </table:table-cell>
              <table:table-cell office:value-type="string">
                <text:p>Столбец C</text:p>
              </table:table-cell>
              <table:table-cell office:value-type="string">
                <text:p>dji_tello_8520</text:p>
              </table:table-cell>
              <table:table-cell office:value-type="string">
                <text:p>Столбец C</text:p>
              </table:table-cell>
              <table:table-cell office:value-type="string">
                <text:p>thri_blade_40mm_8520</text:p>
              </table:table-cell>
              <table:table-cell office:value-type="string">
                <text:p>Столбец C</text:p>
              </table:table-cell>
              <table:table-cell office:value-type="string">
                <text:p>dji_tello_816c</text:p>
              </table:table-cell>
              <table:table-cell office:value-type="string">
                <text:p>Столбец C</text:p>
              </table:table-cell>
              <table:table-cell office:value-type="string">
                <text:p>s4096_8520</text:p>
              </table:table-cell>
              <table:table-cell office:value-type="string">
                <text:p>Столбец C</text:p>
              </table:table-cell>
              <table:table-cell office:value-type="string">
                <text:p>twice_lift_8520</text:p>
              </table:table-cell>
              <table:table-cell office:value-type="string">
                <text:p>Столбец C</text:p>
              </table:table-cell>
              <table:table-cell office:value-type="string">
                <text:p>triple_lift_8520</text:p>
              </table:table-cell>
              <table:table-cell office:value-type="string">
                <text:p>Столбец C</text:p>
              </table:table-cell>
              <table:table-cell office:value-type="string">
                <text:p>hcnlf_1325_85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65">
                <text:p>1.665</text:p>
                <draw:g>
                  <svg:desc>'816s+Broadream S9HW (39mm)'.C5:'816s+Broadream S9HW (39mm)'.C20</svg:desc>
                </draw:g>
              </table:table-cell>
              <table:table-cell office:value-type="float" office:value="243">
                <text:p>243</text:p>
                <draw:g>
                  <svg:desc>'816s+Broadream S9HW (39mm)'.F5:'816s+Broadream S9HW (39mm)'.F20</svg:desc>
                </draw:g>
              </table:table-cell>
              <table:table-cell office:value-type="float" office:value="1.665">
                <text:p>1.665</text:p>
                <draw:g>
                  <svg:desc>'816s+DJI Tello (78mm)'.C5:'816s+DJI Tello (78mm)'.C20</svg:desc>
                </draw:g>
              </table:table-cell>
              <table:table-cell office:value-type="float" office:value="127">
                <text:p>127</text:p>
                <draw:g>
                  <svg:desc>'816s+DJI Tello (78mm)'.F5:'816s+DJI Tello (78mm)'.F20</svg:desc>
                </draw:g>
              </table:table-cell>
              <table:table-cell office:value-type="float" office:value="1.665">
                <text:p>1.665</text:p>
                <draw:g>
                  <svg:desc>'8520+Broadream S9HW (39mm)'.C5:'8520+Broadream S9HW (39mm)'.C20</svg:desc>
                </draw:g>
              </table:table-cell>
              <table:table-cell office:value-type="float" office:value="383">
                <text:p>383</text:p>
                <draw:g>
                  <svg:desc>'8520+Broadream S9HW (39mm)'.F5:'8520+Broadream S9HW (39mm)'.F20</svg:desc>
                </draw:g>
              </table:table-cell>
              <table:table-cell office:value-type="float" office:value="1.665">
                <text:p>1.665</text:p>
                <draw:g>
                  <svg:desc>'8520+Syma X21 (46mm)'.C5:'8520+Syma X21 (46mm)'.C20</svg:desc>
                </draw:g>
              </table:table-cell>
              <table:table-cell office:value-type="float" office:value="234">
                <text:p>234</text:p>
                <draw:g>
                  <svg:desc>'8520+Syma X21 (46mm)'.F5:'8520+Syma X21 (46mm)'.F20</svg:desc>
                </draw:g>
              </table:table-cell>
              <table:table-cell office:value-type="float" office:value="1.665">
                <text:p>1.665</text:p>
                <draw:g>
                  <svg:desc>'8520+DJI Tello (78mm)'.C5:'8520+DJI Tello (78mm)'.C20</svg:desc>
                </draw:g>
              </table:table-cell>
              <table:table-cell office:value-type="float" office:value="137">
                <text:p>137</text:p>
                <draw:g>
                  <svg:desc>'8520+DJI Tello (78mm)'.F5:'8520+DJI Tello (78mm)'.F20</svg:desc>
                </draw:g>
              </table:table-cell>
              <table:table-cell office:value-type="float" office:value="1.665">
                <text:p>1.665</text:p>
                <draw:g>
                  <svg:desc>'8520+Thri-blade 40mm'.C5:'8520+Thri-blade 40mm'.C20</svg:desc>
                </draw:g>
              </table:table-cell>
              <table:table-cell office:value-type="float" office:value="270">
                <text:p>270</text:p>
                <draw:g>
                  <svg:desc>'8520+Thri-blade 40mm'.F5:'8520+Thri-blade 40mm'.F20</svg:desc>
                </draw:g>
              </table:table-cell>
              <table:table-cell office:value-type="float" office:value="1.665">
                <text:p>1.665</text:p>
                <draw:g>
                  <svg:desc>'816c+DJI Tello (78mm)'.C5:'816c+DJI Tello (78mm)'.C20</svg:desc>
                </draw:g>
              </table:table-cell>
              <table:table-cell office:value-type="float" office:value="183">
                <text:p>183</text:p>
                <draw:g>
                  <svg:desc>'816c+DJI Tello (78mm)'.F5:'816c+DJI Tello (78mm)'.F20</svg:desc>
                </draw:g>
              </table:table-cell>
              <table:table-cell office:value-type="float" office:value="1.665">
                <text:p>1.665</text:p>
                <draw:g>
                  <svg:desc>'8520+S4096'.C5:'8520+S4096'.C20</svg:desc>
                </draw:g>
              </table:table-cell>
              <table:table-cell office:value-type="float" office:value="216">
                <text:p>216</text:p>
                <draw:g>
                  <svg:desc>'8520+S4096'.F5:'8520+S4096'.F20</svg:desc>
                </draw:g>
              </table:table-cell>
              <table:table-cell office:value-type="float" office:value="1.665">
                <text:p>1.665</text:p>
                <draw:g>
                  <svg:desc>'8520+Twice_Lift'.C5:'8520+Twice_Lift'.C20</svg:desc>
                </draw:g>
              </table:table-cell>
              <table:table-cell office:value-type="float" office:value="90">
                <text:p>90</text:p>
                <draw:g>
                  <svg:desc>'8520+Twice_Lift'.F5:'8520+Twice_Lift'.F20</svg:desc>
                </draw:g>
              </table:table-cell>
              <table:table-cell office:value-type="float" office:value="1.665">
                <text:p>1.665</text:p>
                <draw:g>
                  <svg:desc>'8520+TripleLift'.C5:'8520+TripleLift'.C20</svg:desc>
                </draw:g>
              </table:table-cell>
              <table:table-cell office:value-type="float" office:value="163">
                <text:p>163</text:p>
                <draw:g>
                  <svg:desc>'8520+TripleLift'.F5:'8520+TripleLift'.F20</svg:desc>
                </draw:g>
              </table:table-cell>
              <table:table-cell office:value-type="float" office:value="1.665">
                <text:p>1.665</text:p>
                <draw:g>
                  <svg:desc>'8520+Tri-blade 74mm (HCNLF 1.325)'.C5:'8520+Tri-blade 74mm (HCNLF 1.325)'.C20</svg:desc>
                </draw:g>
              </table:table-cell>
              <table:table-cell office:value-type="float" office:value="226">
                <text:p>226</text:p>
                <draw:g>
                  <svg:desc>'8520+Tri-blade 74mm (HCNLF 1.325)'.F5:'8520+Tri-blade 74mm (HCNLF 1.325)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64">
                <text:p>2.664</text:p>
              </table:table-cell>
              <table:table-cell office:value-type="float" office:value="400">
                <text:p>400</text:p>
              </table:table-cell>
              <table:table-cell office:value-type="float" office:value="2.664">
                <text:p>2.664</text:p>
              </table:table-cell>
              <table:table-cell office:value-type="float" office:value="245">
                <text:p>245</text:p>
              </table:table-cell>
              <table:table-cell office:value-type="float" office:value="2.664">
                <text:p>2.664</text:p>
              </table:table-cell>
              <table:table-cell office:value-type="float" office:value="536">
                <text:p>536</text:p>
              </table:table-cell>
              <table:table-cell office:value-type="float" office:value="2.664">
                <text:p>2.664</text:p>
              </table:table-cell>
              <table:table-cell office:value-type="float" office:value="377">
                <text:p>377</text:p>
              </table:table-cell>
              <table:table-cell office:value-type="float" office:value="2.664">
                <text:p>2.664</text:p>
              </table:table-cell>
              <table:table-cell office:value-type="float" office:value="226">
                <text:p>226</text:p>
              </table:table-cell>
              <table:table-cell office:value-type="float" office:value="2.664">
                <text:p>2.664</text:p>
              </table:table-cell>
              <table:table-cell office:value-type="float" office:value="456">
                <text:p>456</text:p>
              </table:table-cell>
              <table:table-cell office:value-type="float" office:value="2.664">
                <text:p>2.664</text:p>
              </table:table-cell>
              <table:table-cell office:value-type="float" office:value="329">
                <text:p>329</text:p>
              </table:table-cell>
              <table:table-cell office:value-type="float" office:value="2.664">
                <text:p>2.664</text:p>
              </table:table-cell>
              <table:table-cell office:value-type="float" office:value="344">
                <text:p>344</text:p>
              </table:table-cell>
              <table:table-cell office:value-type="float" office:value="2.664">
                <text:p>2.664</text:p>
              </table:table-cell>
              <table:table-cell office:value-type="float" office:value="192">
                <text:p>192</text:p>
              </table:table-cell>
              <table:table-cell office:value-type="float" office:value="2.664">
                <text:p>2.664</text:p>
              </table:table-cell>
              <table:table-cell office:value-type="float" office:value="295">
                <text:p>295</text:p>
              </table:table-cell>
              <table:table-cell office:value-type="float" office:value="2.664">
                <text:p>2.66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63">
                <text:p>3.663</text:p>
              </table:table-cell>
              <table:table-cell office:value-type="float" office:value="640">
                <text:p>640</text:p>
              </table:table-cell>
              <table:table-cell office:value-type="float" office:value="3.663">
                <text:p>3.663</text:p>
              </table:table-cell>
              <table:table-cell office:value-type="float" office:value="378">
                <text:p>378</text:p>
              </table:table-cell>
              <table:table-cell office:value-type="float" office:value="3.663">
                <text:p>3.663</text:p>
              </table:table-cell>
              <table:table-cell office:value-type="float" office:value="750">
                <text:p>750</text:p>
              </table:table-cell>
              <table:table-cell office:value-type="float" office:value="3.663">
                <text:p>3.663</text:p>
              </table:table-cell>
              <table:table-cell office:value-type="float" office:value="548">
                <text:p>548</text:p>
              </table:table-cell>
              <table:table-cell office:value-type="float" office:value="3.663">
                <text:p>3.663</text:p>
              </table:table-cell>
              <table:table-cell office:value-type="float" office:value="348">
                <text:p>348</text:p>
              </table:table-cell>
              <table:table-cell office:value-type="float" office:value="3.663">
                <text:p>3.663</text:p>
              </table:table-cell>
              <table:table-cell office:value-type="float" office:value="639">
                <text:p>639</text:p>
              </table:table-cell>
              <table:table-cell office:value-type="float" office:value="3.663">
                <text:p>3.663</text:p>
              </table:table-cell>
              <table:table-cell office:value-type="float" office:value="488">
                <text:p>488</text:p>
              </table:table-cell>
              <table:table-cell office:value-type="float" office:value="3.663">
                <text:p>3.663</text:p>
              </table:table-cell>
              <table:table-cell office:value-type="float" office:value="477">
                <text:p>477</text:p>
              </table:table-cell>
              <table:table-cell office:value-type="float" office:value="3.663">
                <text:p>3.663</text:p>
              </table:table-cell>
              <table:table-cell office:value-type="float" office:value="310">
                <text:p>310</text:p>
              </table:table-cell>
              <table:table-cell office:value-type="float" office:value="3.663">
                <text:p>3.663</text:p>
              </table:table-cell>
              <table:table-cell office:value-type="float" office:value="470">
                <text:p>470</text:p>
              </table:table-cell>
              <table:table-cell office:value-type="float" office:value="3.663">
                <text:p>3.66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62">
                <text:p>4.662</text:p>
              </table:table-cell>
              <table:table-cell office:value-type="float" office:value="847">
                <text:p>847</text:p>
              </table:table-cell>
              <table:table-cell office:value-type="float" office:value="4.662">
                <text:p>4.662</text:p>
              </table:table-cell>
              <table:table-cell office:value-type="float" office:value="485">
                <text:p>485</text:p>
              </table:table-cell>
              <table:table-cell office:value-type="float" office:value="4.662">
                <text:p>4.662</text:p>
              </table:table-cell>
              <table:table-cell office:value-type="float" office:value="972">
                <text:p>972</text:p>
              </table:table-cell>
              <table:table-cell office:value-type="float" office:value="4.662">
                <text:p>4.662</text:p>
              </table:table-cell>
              <table:table-cell office:value-type="float" office:value="737">
                <text:p>737</text:p>
              </table:table-cell>
              <table:table-cell office:value-type="float" office:value="4.662">
                <text:p>4.662</text:p>
              </table:table-cell>
              <table:table-cell office:value-type="float" office:value="479">
                <text:p>479</text:p>
              </table:table-cell>
              <table:table-cell office:value-type="float" office:value="4.662">
                <text:p>4.662</text:p>
              </table:table-cell>
              <table:table-cell office:value-type="float" office:value="906">
                <text:p>906</text:p>
              </table:table-cell>
              <table:table-cell office:value-type="float" office:value="4.662">
                <text:p>4.662</text:p>
              </table:table-cell>
              <table:table-cell office:value-type="float" office:value="653">
                <text:p>653</text:p>
              </table:table-cell>
              <table:table-cell office:value-type="float" office:value="4.662">
                <text:p>4.662</text:p>
              </table:table-cell>
              <table:table-cell office:value-type="float" office:value="624">
                <text:p>624</text:p>
              </table:table-cell>
              <table:table-cell office:value-type="float" office:value="4.662">
                <text:p>4.662</text:p>
              </table:table-cell>
              <table:table-cell office:value-type="float" office:value="410">
                <text:p>410</text:p>
              </table:table-cell>
              <table:table-cell office:value-type="float" office:value="4.662">
                <text:p>4.662</text:p>
              </table:table-cell>
              <table:table-cell office:value-type="float" office:value="735">
                <text:p>735</text:p>
              </table:table-cell>
              <table:table-cell office:value-type="float" office:value="4.662">
                <text:p>4.66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61">
                <text:p>5.661</text:p>
              </table:table-cell>
              <table:table-cell office:value-type="float" office:value="1141">
                <text:p>1141</text:p>
              </table:table-cell>
              <table:table-cell office:value-type="float" office:value="5.661">
                <text:p>5.661</text:p>
              </table:table-cell>
              <table:table-cell office:value-type="float" office:value="661">
                <text:p>661</text:p>
              </table:table-cell>
              <table:table-cell office:value-type="float" office:value="5.661">
                <text:p>5.661</text:p>
              </table:table-cell>
              <table:table-cell office:value-type="float" office:value="1137">
                <text:p>1137</text:p>
              </table:table-cell>
              <table:table-cell office:value-type="float" office:value="5.661">
                <text:p>5.661</text:p>
              </table:table-cell>
              <table:table-cell office:value-type="float" office:value="934">
                <text:p>934</text:p>
              </table:table-cell>
              <table:table-cell office:value-type="float" office:value="5.661">
                <text:p>5.661</text:p>
              </table:table-cell>
              <table:table-cell office:value-type="float" office:value="594">
                <text:p>594</text:p>
              </table:table-cell>
              <table:table-cell office:value-type="float" office:value="5.661">
                <text:p>5.661</text:p>
              </table:table-cell>
              <table:table-cell office:value-type="float" office:value="1145">
                <text:p>1145</text:p>
              </table:table-cell>
              <table:table-cell office:value-type="float" office:value="5.661">
                <text:p>5.661</text:p>
              </table:table-cell>
              <table:table-cell office:value-type="float" office:value="931">
                <text:p>931</text:p>
              </table:table-cell>
              <table:table-cell office:value-type="float" office:value="5.661">
                <text:p>5.661</text:p>
              </table:table-cell>
              <table:table-cell office:value-type="float" office:value="735">
                <text:p>735</text:p>
              </table:table-cell>
              <table:table-cell office:value-type="float" office:value="5.661">
                <text:p>5.661</text:p>
              </table:table-cell>
              <table:table-cell office:value-type="float" office:value="575">
                <text:p>575</text:p>
              </table:table-cell>
              <table:table-cell office:value-type="float" office:value="5.661">
                <text:p>5.661</text:p>
              </table:table-cell>
              <table:table-cell office:value-type="float" office:value="963">
                <text:p>963</text:p>
              </table:table-cell>
              <table:table-cell office:value-type="float" office:value="5.661">
                <text:p>5.66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66">
                <text:p>6.66</text:p>
              </table:table-cell>
              <table:table-cell office:value-type="float" office:value="1380">
                <text:p>1380</text:p>
              </table:table-cell>
              <table:table-cell office:value-type="float" office:value="6.66">
                <text:p>6.66</text:p>
              </table:table-cell>
              <table:table-cell office:value-type="float" office:value="848">
                <text:p>848</text:p>
              </table:table-cell>
              <table:table-cell office:value-type="float" office:value="6.66">
                <text:p>6.66</text:p>
              </table:table-cell>
              <table:table-cell office:value-type="float" office:value="1491">
                <text:p>1491</text:p>
              </table:table-cell>
              <table:table-cell office:value-type="float" office:value="6.66">
                <text:p>6.66</text:p>
              </table:table-cell>
              <table:table-cell office:value-type="float" office:value="1191">
                <text:p>1191</text:p>
              </table:table-cell>
              <table:table-cell office:value-type="float" office:value="6.66">
                <text:p>6.66</text:p>
              </table:table-cell>
              <table:table-cell office:value-type="float" office:value="710">
                <text:p>710</text:p>
              </table:table-cell>
              <table:table-cell office:value-type="float" office:value="6.66">
                <text:p>6.66</text:p>
              </table:table-cell>
              <table:table-cell office:value-type="float" office:value="1434">
                <text:p>1434</text:p>
              </table:table-cell>
              <table:table-cell office:value-type="float" office:value="6.66">
                <text:p>6.66</text:p>
              </table:table-cell>
              <table:table-cell office:value-type="float" office:value="1172">
                <text:p>1172</text:p>
              </table:table-cell>
              <table:table-cell office:value-type="float" office:value="6.66">
                <text:p>6.66</text:p>
              </table:table-cell>
              <table:table-cell office:value-type="float" office:value="988">
                <text:p>988</text:p>
              </table:table-cell>
              <table:table-cell office:value-type="float" office:value="6.66">
                <text:p>6.66</text:p>
              </table:table-cell>
              <table:table-cell office:value-type="float" office:value="755">
                <text:p>755</text:p>
              </table:table-cell>
              <table:table-cell office:value-type="float" office:value="6.66">
                <text:p>6.66</text:p>
              </table:table-cell>
              <table:table-cell office:value-type="float" office:value="1161">
                <text:p>1161</text:p>
              </table:table-cell>
              <table:table-cell office:value-type="float" office:value="6.66">
                <text:p>6.6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59">
                <text:p>7.659</text:p>
              </table:table-cell>
              <table:table-cell office:value-type="float" office:value="1685">
                <text:p>1685</text:p>
              </table:table-cell>
              <table:table-cell office:value-type="float" office:value="7.659">
                <text:p>7.659</text:p>
              </table:table-cell>
              <table:table-cell office:value-type="float" office:value="1046">
                <text:p>1046</text:p>
              </table:table-cell>
              <table:table-cell office:value-type="float" office:value="7.659">
                <text:p>7.659</text:p>
              </table:table-cell>
              <table:table-cell office:value-type="float" office:value="1728">
                <text:p>1728</text:p>
              </table:table-cell>
              <table:table-cell office:value-type="float" office:value="7.659">
                <text:p>7.659</text:p>
              </table:table-cell>
              <table:table-cell office:value-type="float" office:value="1349">
                <text:p>1349</text:p>
              </table:table-cell>
              <table:table-cell office:value-type="float" office:value="7.659">
                <text:p>7.659</text:p>
              </table:table-cell>
              <table:table-cell office:value-type="float" office:value="843">
                <text:p>843</text:p>
              </table:table-cell>
              <table:table-cell office:value-type="float" office:value="7.659">
                <text:p>7.659</text:p>
              </table:table-cell>
              <table:table-cell office:value-type="float" office:value="1699">
                <text:p>1699</text:p>
              </table:table-cell>
              <table:table-cell office:value-type="float" office:value="7.659">
                <text:p>7.659</text:p>
              </table:table-cell>
              <table:table-cell office:value-type="float" office:value="1395">
                <text:p>1395</text:p>
              </table:table-cell>
              <table:table-cell office:value-type="float" office:value="7.659">
                <text:p>7.659</text:p>
              </table:table-cell>
              <table:table-cell office:value-type="float" office:value="1152">
                <text:p>1152</text:p>
              </table:table-cell>
              <table:table-cell office:value-type="float" office:value="7.659">
                <text:p>7.659</text:p>
              </table:table-cell>
              <table:table-cell office:value-type="float" office:value="965">
                <text:p>965</text:p>
              </table:table-cell>
              <table:table-cell office:value-type="float" office:value="7.659">
                <text:p>7.659</text:p>
              </table:table-cell>
              <table:table-cell office:value-type="float" office:value="1410">
                <text:p>1410</text:p>
              </table:table-cell>
              <table:table-cell office:value-type="float" office:value="7.659">
                <text:p>7.659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658">
                <text:p>8.658</text:p>
              </table:table-cell>
              <table:table-cell office:value-type="float" office:value="1951">
                <text:p>1951</text:p>
              </table:table-cell>
              <table:table-cell office:value-type="float" office:value="8.658">
                <text:p>8.658</text:p>
              </table:table-cell>
              <table:table-cell office:value-type="float" office:value="1208">
                <text:p>1208</text:p>
              </table:table-cell>
              <table:table-cell office:value-type="float" office:value="8.658">
                <text:p>8.658</text:p>
              </table:table-cell>
              <table:table-cell office:value-type="float" office:value="2127">
                <text:p>2127</text:p>
              </table:table-cell>
              <table:table-cell office:value-type="float" office:value="8.658">
                <text:p>8.658</text:p>
              </table:table-cell>
              <table:table-cell office:value-type="float" office:value="1534">
                <text:p>1534</text:p>
              </table:table-cell>
              <table:table-cell office:value-type="float" office:value="8.658">
                <text:p>8.658</text:p>
              </table:table-cell>
              <table:table-cell office:value-type="float" office:value="961">
                <text:p>961</text:p>
              </table:table-cell>
              <table:table-cell office:value-type="float" office:value="8.658">
                <text:p>8.658</text:p>
              </table:table-cell>
              <table:table-cell office:value-type="float" office:value="2081">
                <text:p>2081</text:p>
              </table:table-cell>
              <table:table-cell office:value-type="float" office:value="8.658">
                <text:p>8.658</text:p>
              </table:table-cell>
              <table:table-cell office:value-type="float" office:value="1695">
                <text:p>1695</text:p>
              </table:table-cell>
              <table:table-cell office:value-type="float" office:value="8.658">
                <text:p>8.658</text:p>
              </table:table-cell>
              <table:table-cell office:value-type="float" office:value="1430">
                <text:p>1430</text:p>
              </table:table-cell>
              <table:table-cell office:value-type="float" office:value="8.658">
                <text:p>8.658</text:p>
              </table:table-cell>
              <table:table-cell office:value-type="float" office:value="1205">
                <text:p>1205</text:p>
              </table:table-cell>
              <table:table-cell office:value-type="float" office:value="8.658">
                <text:p>8.658</text:p>
              </table:table-cell>
              <table:table-cell office:value-type="float" office:value="1548">
                <text:p>1548</text:p>
              </table:table-cell>
              <table:table-cell office:value-type="float" office:value="8.658">
                <text:p>8.65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657">
                <text:p>9.657</text:p>
              </table:table-cell>
              <table:table-cell office:value-type="float" office:value="2310">
                <text:p>2310</text:p>
              </table:table-cell>
              <table:table-cell office:value-type="float" office:value="9.657">
                <text:p>9.657</text:p>
              </table:table-cell>
              <table:table-cell office:value-type="float" office:value="1412">
                <text:p>1412</text:p>
              </table:table-cell>
              <table:table-cell office:value-type="float" office:value="9.657">
                <text:p>9.657</text:p>
              </table:table-cell>
              <table:table-cell office:value-type="float" office:value="2338">
                <text:p>2338</text:p>
              </table:table-cell>
              <table:table-cell office:value-type="float" office:value="9.657">
                <text:p>9.657</text:p>
              </table:table-cell>
              <table:table-cell office:value-type="float" office:value="1921">
                <text:p>1921</text:p>
              </table:table-cell>
              <table:table-cell office:value-type="float" office:value="9.657">
                <text:p>9.657</text:p>
              </table:table-cell>
              <table:table-cell office:value-type="float" office:value="1151">
                <text:p>1151</text:p>
              </table:table-cell>
              <table:table-cell office:value-type="float" office:value="9.657">
                <text:p>9.657</text:p>
              </table:table-cell>
              <table:table-cell office:value-type="float" office:value="2389">
                <text:p>2389</text:p>
              </table:table-cell>
              <table:table-cell office:value-type="float" office:value="9.657">
                <text:p>9.657</text:p>
              </table:table-cell>
              <table:table-cell office:value-type="float" office:value="1950">
                <text:p>1950</text:p>
              </table:table-cell>
              <table:table-cell office:value-type="float" office:value="9.657">
                <text:p>9.657</text:p>
              </table:table-cell>
              <table:table-cell office:value-type="float" office:value="1613">
                <text:p>1613</text:p>
              </table:table-cell>
              <table:table-cell office:value-type="float" office:value="9.657">
                <text:p>9.657</text:p>
              </table:table-cell>
              <table:table-cell office:value-type="float" office:value="1351">
                <text:p>1351</text:p>
              </table:table-cell>
              <table:table-cell office:value-type="float" office:value="9.657">
                <text:p>9.657</text:p>
              </table:table-cell>
              <table:table-cell office:value-type="float" office:value="1844">
                <text:p>1844</text:p>
              </table:table-cell>
              <table:table-cell office:value-type="float" office:value="9.657">
                <text:p>9.657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656">
                <text:p>10.656</text:p>
              </table:table-cell>
              <table:table-cell office:value-type="float" office:value="2662">
                <text:p>2662</text:p>
              </table:table-cell>
              <table:table-cell office:value-type="float" office:value="10.656">
                <text:p>10.656</text:p>
              </table:table-cell>
              <table:table-cell office:value-type="float" office:value="1627">
                <text:p>1627</text:p>
              </table:table-cell>
              <table:table-cell office:value-type="float" office:value="10.656">
                <text:p>10.656</text:p>
              </table:table-cell>
              <table:table-cell office:value-type="float" office:value="2704">
                <text:p>2704</text:p>
              </table:table-cell>
              <table:table-cell office:value-type="float" office:value="10.656">
                <text:p>10.656</text:p>
              </table:table-cell>
              <table:table-cell office:value-type="float" office:value="2183">
                <text:p>2183</text:p>
              </table:table-cell>
              <table:table-cell office:value-type="float" office:value="10.656">
                <text:p>10.656</text:p>
              </table:table-cell>
              <table:table-cell office:value-type="float" office:value="1330">
                <text:p>1330</text:p>
              </table:table-cell>
              <table:table-cell office:value-type="float" office:value="10.656">
                <text:p>10.656</text:p>
              </table:table-cell>
              <table:table-cell office:value-type="float" office:value="2821">
                <text:p>2821</text:p>
              </table:table-cell>
              <table:table-cell office:value-type="float" office:value="10.656">
                <text:p>10.656</text:p>
              </table:table-cell>
              <table:table-cell office:value-type="float" office:value="2214">
                <text:p>2214</text:p>
              </table:table-cell>
              <table:table-cell office:value-type="float" office:value="10.656">
                <text:p>10.656</text:p>
              </table:table-cell>
              <table:table-cell office:value-type="float" office:value="1862">
                <text:p>1862</text:p>
              </table:table-cell>
              <table:table-cell office:value-type="float" office:value="10.656">
                <text:p>10.656</text:p>
              </table:table-cell>
              <table:table-cell office:value-type="float" office:value="1705">
                <text:p>1705</text:p>
              </table:table-cell>
              <table:table-cell office:value-type="float" office:value="10.656">
                <text:p>10.656</text:p>
              </table:table-cell>
              <table:table-cell office:value-type="float" office:value="2211">
                <text:p>2211</text:p>
              </table:table-cell>
              <table:table-cell office:value-type="float" office:value="10.656">
                <text:p>10.656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55">
                <text:p>11.655</text:p>
              </table:table-cell>
              <table:table-cell office:value-type="float" office:value="2948">
                <text:p>2948</text:p>
              </table:table-cell>
              <table:table-cell office:value-type="float" office:value="11.655">
                <text:p>11.655</text:p>
              </table:table-cell>
              <table:table-cell office:value-type="float" office:value="1839">
                <text:p>1839</text:p>
              </table:table-cell>
              <table:table-cell office:value-type="float" office:value="11.655">
                <text:p>11.655</text:p>
              </table:table-cell>
              <table:table-cell office:value-type="float" office:value="3066">
                <text:p>3066</text:p>
              </table:table-cell>
              <table:table-cell office:value-type="float" office:value="11.655">
                <text:p>11.655</text:p>
              </table:table-cell>
              <table:table-cell office:value-type="float" office:value="2497">
                <text:p>2497</text:p>
              </table:table-cell>
              <table:table-cell office:value-type="float" office:value="11.655">
                <text:p>11.655</text:p>
              </table:table-cell>
              <table:table-cell office:value-type="float" office:value="1534">
                <text:p>1534</text:p>
              </table:table-cell>
              <table:table-cell office:value-type="float" office:value="11.655">
                <text:p>11.655</text:p>
              </table:table-cell>
              <table:table-cell office:value-type="float" office:value="3135">
                <text:p>3135</text:p>
              </table:table-cell>
              <table:table-cell office:value-type="float" office:value="11.655">
                <text:p>11.655</text:p>
              </table:table-cell>
              <table:table-cell office:value-type="float" office:value="2470">
                <text:p>2470</text:p>
              </table:table-cell>
              <table:table-cell office:value-type="float" office:value="11.655">
                <text:p>11.655</text:p>
              </table:table-cell>
              <table:table-cell office:value-type="float" office:value="2152">
                <text:p>2152</text:p>
              </table:table-cell>
              <table:table-cell office:value-type="float" office:value="11.655">
                <text:p>11.655</text:p>
              </table:table-cell>
              <table:table-cell office:value-type="float" office:value="1913">
                <text:p>1913</text:p>
              </table:table-cell>
              <table:table-cell office:value-type="float" office:value="11.655">
                <text:p>11.655</text:p>
              </table:table-cell>
              <table:table-cell office:value-type="float" office:value="2601">
                <text:p>2601</text:p>
              </table:table-cell>
              <table:table-cell office:value-type="float" office:value="11.655">
                <text:p>11.655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654">
                <text:p>12.654</text:p>
              </table:table-cell>
              <table:table-cell office:value-type="float" office:value="3261">
                <text:p>3261</text:p>
              </table:table-cell>
              <table:table-cell office:value-type="float" office:value="12.654">
                <text:p>12.654</text:p>
              </table:table-cell>
              <table:table-cell office:value-type="float" office:value="2158">
                <text:p>2158</text:p>
              </table:table-cell>
              <table:table-cell office:value-type="float" office:value="12.654">
                <text:p>12.654</text:p>
              </table:table-cell>
              <table:table-cell office:value-type="float" office:value="3432">
                <text:p>3432</text:p>
              </table:table-cell>
              <table:table-cell office:value-type="float" office:value="12.654">
                <text:p>12.654</text:p>
              </table:table-cell>
              <table:table-cell office:value-type="float" office:value="2820">
                <text:p>2820</text:p>
              </table:table-cell>
              <table:table-cell office:value-type="float" office:value="12.654">
                <text:p>12.654</text:p>
              </table:table-cell>
              <table:table-cell office:value-type="float" office:value="1706">
                <text:p>1706</text:p>
              </table:table-cell>
              <table:table-cell office:value-type="float" office:value="12.654">
                <text:p>12.654</text:p>
              </table:table-cell>
              <table:table-cell office:value-type="float" office:value="3611">
                <text:p>3611</text:p>
              </table:table-cell>
              <table:table-cell office:value-type="float" office:value="12.654">
                <text:p>12.654</text:p>
              </table:table-cell>
              <table:table-cell office:value-type="float" office:value="2893">
                <text:p>2893</text:p>
              </table:table-cell>
              <table:table-cell office:value-type="float" office:value="12.654">
                <text:p>12.654</text:p>
              </table:table-cell>
              <table:table-cell office:value-type="float" office:value="2329">
                <text:p>2329</text:p>
              </table:table-cell>
              <table:table-cell office:value-type="float" office:value="12.654">
                <text:p>12.654</text:p>
              </table:table-cell>
              <table:table-cell office:value-type="float" office:value="2342">
                <text:p>2342</text:p>
              </table:table-cell>
              <table:table-cell office:value-type="float" office:value="12.654">
                <text:p>12.654</text:p>
              </table:table-cell>
              <table:table-cell office:value-type="float" office:value="2985">
                <text:p>2985</text:p>
              </table:table-cell>
              <table:table-cell office:value-type="float" office:value="12.654">
                <text:p>12.654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53">
                <text:p>13.653</text:p>
              </table:table-cell>
              <table:table-cell office:value-type="float" office:value="3629">
                <text:p>3629</text:p>
              </table:table-cell>
              <table:table-cell office:value-type="float" office:value="13.653">
                <text:p>13.653</text:p>
              </table:table-cell>
              <table:table-cell office:value-type="float" office:value="2390">
                <text:p>2390</text:p>
              </table:table-cell>
              <table:table-cell office:value-type="float" office:value="13.653">
                <text:p>13.653</text:p>
              </table:table-cell>
              <table:table-cell office:value-type="float" office:value="3784">
                <text:p>3784</text:p>
              </table:table-cell>
              <table:table-cell office:value-type="float" office:value="13.653">
                <text:p>13.653</text:p>
              </table:table-cell>
              <table:table-cell office:value-type="float" office:value="3044">
                <text:p>3044</text:p>
              </table:table-cell>
              <table:table-cell office:value-type="float" office:value="13.653">
                <text:p>13.653</text:p>
              </table:table-cell>
              <table:table-cell office:value-type="float" office:value="1870">
                <text:p>1870</text:p>
              </table:table-cell>
              <table:table-cell office:value-type="float" office:value="13.653">
                <text:p>13.653</text:p>
              </table:table-cell>
              <table:table-cell office:value-type="float" office:value="4064">
                <text:p>4064</text:p>
              </table:table-cell>
              <table:table-cell office:value-type="float" office:value="13.653">
                <text:p>13.653</text:p>
              </table:table-cell>
              <table:table-cell office:value-type="float" office:value="3143">
                <text:p>3143</text:p>
              </table:table-cell>
              <table:table-cell office:value-type="float" office:value="13.653">
                <text:p>13.653</text:p>
              </table:table-cell>
              <table:table-cell office:value-type="float" office:value="2641">
                <text:p>2641</text:p>
              </table:table-cell>
              <table:table-cell office:value-type="float" office:value="13.653">
                <text:p>13.653</text:p>
              </table:table-cell>
              <table:table-cell office:value-type="float" office:value="2556">
                <text:p>2556</text:p>
              </table:table-cell>
              <table:table-cell office:value-type="float" office:value="13.653">
                <text:p>13.653</text:p>
              </table:table-cell>
              <table:table-cell office:value-type="float" office:value="3352">
                <text:p>3352</text:p>
              </table:table-cell>
              <table:table-cell office:value-type="float" office:value="13.653">
                <text:p>13.653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652">
                <text:p>14.652</text:p>
              </table:table-cell>
              <table:table-cell office:value-type="float" office:value="4117">
                <text:p>4117</text:p>
              </table:table-cell>
              <table:table-cell office:value-type="float" office:value="14.652">
                <text:p>14.652</text:p>
              </table:table-cell>
              <table:table-cell office:value-type="float" office:value="2679">
                <text:p>2679</text:p>
              </table:table-cell>
              <table:table-cell office:value-type="float" office:value="14.652">
                <text:p>14.652</text:p>
              </table:table-cell>
              <table:table-cell office:value-type="float" office:value="4213">
                <text:p>4213</text:p>
              </table:table-cell>
              <table:table-cell office:value-type="float" office:value="14.652">
                <text:p>14.652</text:p>
              </table:table-cell>
              <table:table-cell office:value-type="float" office:value="3293">
                <text:p>3293</text:p>
              </table:table-cell>
              <table:table-cell office:value-type="float" office:value="14.652">
                <text:p>14.652</text:p>
              </table:table-cell>
              <table:table-cell office:value-type="float" office:value="2068">
                <text:p>2068</text:p>
              </table:table-cell>
              <table:table-cell office:value-type="float" office:value="14.652">
                <text:p>14.652</text:p>
              </table:table-cell>
              <table:table-cell office:value-type="float" office:value="4642">
                <text:p>4642</text:p>
              </table:table-cell>
              <table:table-cell office:value-type="float" office:value="14.652">
                <text:p>14.652</text:p>
              </table:table-cell>
              <table:table-cell office:value-type="float" office:value="3437">
                <text:p>3437</text:p>
              </table:table-cell>
              <table:table-cell office:value-type="float" office:value="14.652">
                <text:p>14.652</text:p>
              </table:table-cell>
              <table:table-cell office:value-type="float" office:value="2945">
                <text:p>2945</text:p>
              </table:table-cell>
              <table:table-cell office:value-type="float" office:value="14.652">
                <text:p>14.652</text:p>
              </table:table-cell>
              <table:table-cell office:value-type="float" office:value="2940">
                <text:p>2940</text:p>
              </table:table-cell>
              <table:table-cell office:value-type="float" office:value="14.652">
                <text:p>14.652</text:p>
              </table:table-cell>
              <table:table-cell office:value-type="float" office:value="3606">
                <text:p>3606</text:p>
              </table:table-cell>
              <table:table-cell office:value-type="float" office:value="14.652">
                <text:p>14.652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51">
                <text:p>15.651</text:p>
              </table:table-cell>
              <table:table-cell office:value-type="float" office:value="4520">
                <text:p>4520</text:p>
              </table:table-cell>
              <table:table-cell office:value-type="float" office:value="15.651">
                <text:p>15.651</text:p>
              </table:table-cell>
              <table:table-cell office:value-type="float" office:value="2975">
                <text:p>2975</text:p>
              </table:table-cell>
              <table:table-cell office:value-type="float" office:value="15.651">
                <text:p>15.651</text:p>
              </table:table-cell>
              <table:table-cell office:value-type="float" office:value="4691">
                <text:p>4691</text:p>
              </table:table-cell>
              <table:table-cell office:value-type="float" office:value="15.651">
                <text:p>15.651</text:p>
              </table:table-cell>
              <table:table-cell office:value-type="float" office:value="3830">
                <text:p>3830</text:p>
              </table:table-cell>
              <table:table-cell office:value-type="float" office:value="15.651">
                <text:p>15.651</text:p>
              </table:table-cell>
              <table:table-cell office:value-type="float" office:value="2285">
                <text:p>2285</text:p>
              </table:table-cell>
              <table:table-cell office:value-type="float" office:value="15.651">
                <text:p>15.651</text:p>
              </table:table-cell>
              <table:table-cell office:value-type="float" office:value="5075">
                <text:p>5075</text:p>
              </table:table-cell>
              <table:table-cell office:value-type="float" office:value="15.651">
                <text:p>15.651</text:p>
              </table:table-cell>
              <table:table-cell office:value-type="float" office:value="3673">
                <text:p>3673</text:p>
              </table:table-cell>
              <table:table-cell office:value-type="float" office:value="15.651">
                <text:p>15.651</text:p>
              </table:table-cell>
              <table:table-cell office:value-type="float" office:value="3260">
                <text:p>3260</text:p>
              </table:table-cell>
              <table:table-cell office:value-type="float" office:value="15.651">
                <text:p>15.651</text:p>
              </table:table-cell>
              <table:table-cell office:value-type="float" office:value="3228">
                <text:p>3228</text:p>
              </table:table-cell>
              <table:table-cell office:value-type="float" office:value="15.651">
                <text:p>15.651</text:p>
              </table:table-cell>
              <table:table-cell office:value-type="float" office:value="4135">
                <text:p>4135</text:p>
              </table:table-cell>
              <table:table-cell office:value-type="float" office:value="15.651">
                <text:p>15.651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65">
                <text:p>16.65</text:p>
              </table:table-cell>
              <table:table-cell office:value-type="float" office:value="5031">
                <text:p>5031</text:p>
              </table:table-cell>
              <table:table-cell office:value-type="float" office:value="16.65">
                <text:p>16.65</text:p>
              </table:table-cell>
              <table:table-cell office:value-type="float" office:value="3291">
                <text:p>3291</text:p>
              </table:table-cell>
              <table:table-cell office:value-type="float" office:value="16.65">
                <text:p>16.65</text:p>
              </table:table-cell>
              <table:table-cell office:value-type="float" office:value="5300">
                <text:p>5300</text:p>
              </table:table-cell>
              <table:table-cell office:value-type="float" office:value="16.65">
                <text:p>16.65</text:p>
              </table:table-cell>
              <table:table-cell office:value-type="float" office:value="4304">
                <text:p>4304</text:p>
              </table:table-cell>
              <table:table-cell office:value-type="float" office:value="16.65">
                <text:p>16.65</text:p>
              </table:table-cell>
              <table:table-cell office:value-type="float" office:value="2474">
                <text:p>2474</text:p>
              </table:table-cell>
              <table:table-cell office:value-type="float" office:value="16.65">
                <text:p>16.65</text:p>
              </table:table-cell>
              <table:table-cell office:value-type="float" office:value="5526">
                <text:p>5526</text:p>
              </table:table-cell>
              <table:table-cell office:value-type="float" office:value="16.65">
                <text:p>16.65</text:p>
              </table:table-cell>
              <table:table-cell office:value-type="float" office:value="4040">
                <text:p>4040</text:p>
              </table:table-cell>
              <table:table-cell office:value-type="float" office:value="16.65">
                <text:p>16.65</text:p>
              </table:table-cell>
              <table:table-cell office:value-type="float" office:value="3604">
                <text:p>3604</text:p>
              </table:table-cell>
              <table:table-cell office:value-type="float" office:value="16.65">
                <text:p>16.65</text:p>
              </table:table-cell>
              <table:table-cell office:value-type="float" office:value="3571">
                <text:p>3571</text:p>
              </table:table-cell>
              <table:table-cell office:value-type="float" office:value="16.65">
                <text:p>16.65</text:p>
              </table:table-cell>
              <table:table-cell office:value-type="float" office:value="4454">
                <text:p>4454</text:p>
              </table:table-cell>
              <table:table-cell office:value-type="float" office:value="16.65">
                <text:p>16.65</text:p>
              </table:table-cell>
              <table:table-cell office:value-type="float" office:value="3809">
                <text:p>38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